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28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2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811" calcext:value-type="float">
            <text:p>134811</text:p>
          </table:table-cell>
          <table:table-cell office:value-type="float" office:value="1021.103027" calcext:value-type="float">
            <text:p>1021,103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947" calcext:value-type="float">
            <text:p>134947</text:p>
          </table:table-cell>
          <table:table-cell office:value-type="float" office:value="964.671021" calcext:value-type="float">
            <text:p>964,67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1031.958008" calcext:value-type="float">
            <text:p>1031,958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303" calcext:value-type="float">
            <text:p>135303</text:p>
          </table:table-cell>
          <table:table-cell office:value-type="float" office:value="1210.062012" calcext:value-type="float">
            <text:p>1210,062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440" calcext:value-type="float">
            <text:p>135440</text:p>
          </table:table-cell>
          <table:table-cell office:value-type="float" office:value="1012.514954" calcext:value-type="float">
            <text:p>1012,5149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430" calcext:value-type="float">
            <text:p>141430</text:p>
          </table:table-cell>
          <table:table-cell office:value-type="float" office:value="1126.512085" calcext:value-type="float">
            <text:p>1126,5120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401" calcext:value-type="float">
            <text:p>142401</text:p>
          </table:table-cell>
          <table:table-cell office:value-type="float" office:value="1257.634033" calcext:value-type="float">
            <text:p>1257,634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537" calcext:value-type="float">
            <text:p>142537</text:p>
          </table:table-cell>
          <table:table-cell office:value-type="float" office:value="1364.067017" calcext:value-type="float">
            <text:p>1364,067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714" calcext:value-type="float">
            <text:p>142714</text:p>
          </table:table-cell>
          <table:table-cell office:value-type="float" office:value="1259.333008" calcext:value-type="float">
            <text:p>1259,333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852" calcext:value-type="float">
            <text:p>142852</text:p>
          </table:table-cell>
          <table:table-cell office:value-type="float" office:value="1209.452026" calcext:value-type="float">
            <text:p>1209,452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110" calcext:value-type="float">
            <text:p>143110</text:p>
          </table:table-cell>
          <table:table-cell office:value-type="float" office:value="1292.594971" calcext:value-type="float">
            <text:p>1292,5949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842" calcext:value-type="float">
            <text:p>143842</text:p>
          </table:table-cell>
          <table:table-cell office:value-type="float" office:value="1229.494019" calcext:value-type="float">
            <text:p>1229,494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1029.276978" calcext:value-type="float">
            <text:p>1029,2769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56" calcext:value-type="float">
            <text:p>151056</text:p>
          </table:table-cell>
          <table:table-cell office:value-type="float" office:value="887.166992" calcext:value-type="float">
            <text:p>887,166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316" calcext:value-type="float">
            <text:p>151316</text:p>
          </table:table-cell>
          <table:table-cell office:value-type="float" office:value="944.643005" calcext:value-type="float">
            <text:p>944,643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49" calcext:value-type="float">
            <text:p>151449</text:p>
          </table:table-cell>
          <table:table-cell office:value-type="float" office:value="907.238037" calcext:value-type="float">
            <text:p>907,2380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623" calcext:value-type="float">
            <text:p>151623</text:p>
          </table:table-cell>
          <table:table-cell office:value-type="float" office:value="943.877991" calcext:value-type="float">
            <text:p>943,8779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756" calcext:value-type="float">
            <text:p>151756</text:p>
          </table:table-cell>
          <table:table-cell office:value-type="float" office:value="923.564026" calcext:value-type="float">
            <text:p>923,564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219" calcext:value-type="float">
            <text:p>162219</text:p>
          </table:table-cell>
          <table:table-cell office:value-type="float" office:value="765.926025" calcext:value-type="float">
            <text:p>765,9260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402" calcext:value-type="float">
            <text:p>162402</text:p>
          </table:table-cell>
          <table:table-cell office:value-type="float" office:value="1403.453979" calcext:value-type="float">
            <text:p>1403,4539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057.65454306667" calcext:value-type="float">
            <text:p>1057,6545430667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25.1900025" calcext:value-type="float">
            <text:p>1025,190002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8.794955340561" calcext:value-type="float">
            <text:p>168,7949553406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057.65454306667" calcext:value-type="float">
            <text:p>1057,6545430667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20" calcext:value-type="float">
            <text:p>105920</text:p>
          </table:table-cell>
          <table:table-cell office:value-type="float" office:value="1015.267944" calcext:value-type="float">
            <text:p>1015,26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20" calcext:value-type="float">
            <text:p>105920</text:p>
          </table:table-cell>
          <table:table-cell office:value-type="float" office:value="1053.281982" calcext:value-type="float">
            <text:p>1053,281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40" calcext:value-type="float">
            <text:p>114740</text:p>
          </table:table-cell>
          <table:table-cell office:value-type="float" office:value="845.921997" calcext:value-type="float">
            <text:p>845,9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40" calcext:value-type="float">
            <text:p>114740</text:p>
          </table:table-cell>
          <table:table-cell office:value-type="float" office:value="1008.414978" calcext:value-type="float">
            <text:p>1008,41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15" calcext:value-type="float">
            <text:p>114915</text:p>
          </table:table-cell>
          <table:table-cell office:value-type="float" office:value="1028.928955" calcext:value-type="float">
            <text:p>1028,92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15" calcext:value-type="float">
            <text:p>114915</text:p>
          </table:table-cell>
          <table:table-cell office:value-type="float" office:value="1113.947998" calcext:value-type="float">
            <text:p>1113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7" calcext:value-type="float">
            <text:p>122207</text:p>
          </table:table-cell>
          <table:table-cell office:value-type="float" office:value="1221.037964" calcext:value-type="float">
            <text:p>1221,03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07" calcext:value-type="float">
            <text:p>122207</text:p>
          </table:table-cell>
          <table:table-cell office:value-type="float" office:value="1007.789001" calcext:value-type="float">
            <text:p>1007,7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5" calcext:value-type="float">
            <text:p>122345</text:p>
          </table:table-cell>
          <table:table-cell office:value-type="float" office:value="1028.787964" calcext:value-type="float">
            <text:p>1028,78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45" calcext:value-type="float">
            <text:p>122345</text:p>
          </table:table-cell>
          <table:table-cell office:value-type="float" office:value="1063.255981" calcext:value-type="float">
            <text:p>1063,255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23" calcext:value-type="float">
            <text:p>122523</text:p>
          </table:table-cell>
          <table:table-cell office:value-type="float" office:value="978.47998" calcext:value-type="float">
            <text:p>978,4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23" calcext:value-type="float">
            <text:p>122523</text:p>
          </table:table-cell>
          <table:table-cell office:value-type="float" office:value="926.199036" calcext:value-type="float">
            <text:p>926,199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01" calcext:value-type="float">
            <text:p>122701</text:p>
          </table:table-cell>
          <table:table-cell office:value-type="float" office:value="1273.674072" calcext:value-type="float">
            <text:p>1273,67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01" calcext:value-type="float">
            <text:p>122701</text:p>
          </table:table-cell>
          <table:table-cell office:value-type="float" office:value="1179.17395" calcext:value-type="float">
            <text:p>1179,17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31" calcext:value-type="float">
            <text:p>123731</text:p>
          </table:table-cell>
          <table:table-cell office:value-type="float" office:value="1265.884033" calcext:value-type="float">
            <text:p>1265,884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31" calcext:value-type="float">
            <text:p>123731</text:p>
          </table:table-cell>
          <table:table-cell office:value-type="float" office:value="1071.622925" calcext:value-type="float">
            <text:p>1071,62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45" calcext:value-type="float">
            <text:p>124145</text:p>
          </table:table-cell>
          <table:table-cell office:value-type="float" office:value="1185.671997" calcext:value-type="float">
            <text:p>1185,67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45" calcext:value-type="float">
            <text:p>124145</text:p>
          </table:table-cell>
          <table:table-cell office:value-type="float" office:value="959.667969" calcext:value-type="float">
            <text:p>959,667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57" calcext:value-type="float">
            <text:p>124357</text:p>
          </table:table-cell>
          <table:table-cell office:value-type="float" office:value="1008.471985" calcext:value-type="float">
            <text:p>1008,4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57" calcext:value-type="float">
            <text:p>124357</text:p>
          </table:table-cell>
          <table:table-cell office:value-type="float" office:value="1064.216064" calcext:value-type="float">
            <text:p>1064,216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37" calcext:value-type="float">
            <text:p>130737</text:p>
          </table:table-cell>
          <table:table-cell office:value-type="float" office:value="1148.041016" calcext:value-type="float">
            <text:p>1148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37" calcext:value-type="float">
            <text:p>130737</text:p>
          </table:table-cell>
          <table:table-cell office:value-type="float" office:value="1148.470947" calcext:value-type="float">
            <text:p>1148,470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15" calcext:value-type="float">
            <text:p>130915</text:p>
          </table:table-cell>
          <table:table-cell office:value-type="float" office:value="936.312988" calcext:value-type="float">
            <text:p>936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915" calcext:value-type="float">
            <text:p>130915</text:p>
          </table:table-cell>
          <table:table-cell office:value-type="float" office:value="1138.439087" calcext:value-type="float">
            <text:p>1138,439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21" calcext:value-type="float">
            <text:p>131321</text:p>
          </table:table-cell>
          <table:table-cell office:value-type="float" office:value="1520.932007" calcext:value-type="float">
            <text:p>1520,93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21" calcext:value-type="float">
            <text:p>131321</text:p>
          </table:table-cell>
          <table:table-cell office:value-type="float" office:value="1576.540894" calcext:value-type="float">
            <text:p>1576,540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01" calcext:value-type="float">
            <text:p>131501</text:p>
          </table:table-cell>
          <table:table-cell office:value-type="float" office:value="1092.292969" calcext:value-type="float">
            <text:p>1092,2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01" calcext:value-type="float">
            <text:p>131501</text:p>
          </table:table-cell>
          <table:table-cell office:value-type="float" office:value="909.531006" calcext:value-type="float">
            <text:p>909,5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39" calcext:value-type="float">
            <text:p>131639</text:p>
          </table:table-cell>
          <table:table-cell office:value-type="float" office:value="1058.828979" calcext:value-type="float">
            <text:p>1058,82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39" calcext:value-type="float">
            <text:p>131639</text:p>
          </table:table-cell>
          <table:table-cell office:value-type="float" office:value="946.807007" calcext:value-type="float">
            <text:p>946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17" calcext:value-type="float">
            <text:p>131817</text:p>
          </table:table-cell>
          <table:table-cell office:value-type="float" office:value="1317.881958" calcext:value-type="float">
            <text:p>1317,88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7" calcext:value-type="float">
            <text:p>131817</text:p>
          </table:table-cell>
          <table:table-cell office:value-type="float" office:value="1341.382935" calcext:value-type="float">
            <text:p>1341,382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55" calcext:value-type="float">
            <text:p>131955</text:p>
          </table:table-cell>
          <table:table-cell office:value-type="float" office:value="980.359985" calcext:value-type="float">
            <text:p>980,35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55" calcext:value-type="float">
            <text:p>131955</text:p>
          </table:table-cell>
          <table:table-cell office:value-type="float" office:value="991.792053" calcext:value-type="float">
            <text:p>991,792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00" calcext:value-type="float">
            <text:p>132700</text:p>
          </table:table-cell>
          <table:table-cell office:value-type="float" office:value="1079.630005" calcext:value-type="float">
            <text:p>1079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00" calcext:value-type="float">
            <text:p>132700</text:p>
          </table:table-cell>
          <table:table-cell office:value-type="float" office:value="945.178955" calcext:value-type="float">
            <text:p>945,17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37" calcext:value-type="float">
            <text:p>132837</text:p>
          </table:table-cell>
          <table:table-cell office:value-type="float" office:value="989.777039" calcext:value-type="float">
            <text:p>989,77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37" calcext:value-type="float">
            <text:p>132837</text:p>
          </table:table-cell>
          <table:table-cell office:value-type="float" office:value="922.604004" calcext:value-type="float">
            <text:p>922,6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31" calcext:value-type="float">
            <text:p>134631</text:p>
          </table:table-cell>
          <table:table-cell office:value-type="float" office:value="1041.414062" calcext:value-type="float">
            <text:p>1041,4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31" calcext:value-type="float">
            <text:p>134631</text:p>
          </table:table-cell>
          <table:table-cell office:value-type="float" office:value="1158.337891" calcext:value-type="float">
            <text:p>1158,33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76.4294962" calcext:value-type="float">
            <text:p>1076,4294962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52.71562093333" calcext:value-type="float">
            <text:p>1052,7156209333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2.5045165" calcext:value-type="float">
            <text:p>1052,504516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008.1019895" calcext:value-type="float">
            <text:p>1008,101989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142.867548037095" calcext:value-type="float">
            <text:p>142,8675480371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53.161416063502" calcext:value-type="float">
            <text:p>153,1614160635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64.57255856667" calcext:value-type="float">
            <text:p>1064,5725585667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341.604004" calcext:value-type="float">
            <text:p>1341,60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04" calcext:value-type="float">
            <text:p>100404</text:p>
          </table:table-cell>
          <table:table-cell office:value-type="float" office:value="1236.938965" calcext:value-type="float">
            <text:p>1236,9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04" calcext:value-type="float">
            <text:p>100404</text:p>
          </table:table-cell>
          <table:table-cell office:value-type="float" office:value="1161.86792" calcext:value-type="float">
            <text:p>1161,86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5" calcext:value-type="float">
            <text:p>100605</text:p>
          </table:table-cell>
          <table:table-cell office:value-type="float" office:value="964.460022" calcext:value-type="float">
            <text:p>964,46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05" calcext:value-type="float">
            <text:p>100605</text:p>
          </table:table-cell>
          <table:table-cell office:value-type="float" office:value="916.502991" calcext:value-type="float">
            <text:p>916,50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05" calcext:value-type="float">
            <text:p>100605</text:p>
          </table:table-cell>
          <table:table-cell office:value-type="float" office:value="1041.369995" calcext:value-type="float">
            <text:p>1041,36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977.245972" calcext:value-type="float">
            <text:p>977,24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4" calcext:value-type="float">
            <text:p>101104</text:p>
          </table:table-cell>
          <table:table-cell office:value-type="float" office:value="783.527954" calcext:value-type="float">
            <text:p>783,52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4" calcext:value-type="float">
            <text:p>101104</text:p>
          </table:table-cell>
          <table:table-cell office:value-type="float" office:value="974.219971" calcext:value-type="float">
            <text:p>974,219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1" calcext:value-type="float">
            <text:p>101241</text:p>
          </table:table-cell>
          <table:table-cell office:value-type="float" office:value="1255.671997" calcext:value-type="float">
            <text:p>1255,67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1" calcext:value-type="float">
            <text:p>101241</text:p>
          </table:table-cell>
          <table:table-cell office:value-type="float" office:value="1220.873901" calcext:value-type="float">
            <text:p>1220,87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1" calcext:value-type="float">
            <text:p>101241</text:p>
          </table:table-cell>
          <table:table-cell office:value-type="float" office:value="1184.223022" calcext:value-type="float">
            <text:p>1184,223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0" calcext:value-type="float">
            <text:p>101420</text:p>
          </table:table-cell>
          <table:table-cell office:value-type="float" office:value="1055.296997" calcext:value-type="float">
            <text:p>1055,29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0" calcext:value-type="float">
            <text:p>101420</text:p>
          </table:table-cell>
          <table:table-cell office:value-type="float" office:value="1047.785034" calcext:value-type="float">
            <text:p>1047,78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0" calcext:value-type="float">
            <text:p>101420</text:p>
          </table:table-cell>
          <table:table-cell office:value-type="float" office:value="1098.474976" calcext:value-type="float">
            <text:p>1098,474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342.723022" calcext:value-type="float">
            <text:p>1342,723022</text:p>
          </table:table-cell>
          <table:table-cell office:value-type="float" office:value="1" calcext:value-type="float">
            <text:p>1</text:p>
          </table:table-cell>
          <table:table-cell office:value-type="float" office:value="41.500999" calcext:value-type="float">
            <text:p>41,500999</text:p>
          </table:table-cell>
          <table:table-cell office:value-type="float" office:value="101632" calcext:value-type="float">
            <text:p>101632</text:p>
          </table:table-cell>
          <table:table-cell office:value-type="float" office:value="1406.567017" calcext:value-type="float">
            <text:p>1406,56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32" calcext:value-type="float">
            <text:p>101632</text:p>
          </table:table-cell>
          <table:table-cell office:value-type="float" office:value="1222.408081" calcext:value-type="float">
            <text:p>1222,40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900.610962" calcext:value-type="float">
            <text:p>900,61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32" calcext:value-type="float">
            <text:p>101932</text:p>
          </table:table-cell>
          <table:table-cell office:value-type="float" office:value="998.151001" calcext:value-type="float">
            <text:p>998,1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32" calcext:value-type="float">
            <text:p>101932</text:p>
          </table:table-cell>
          <table:table-cell office:value-type="float" office:value="956.895996" calcext:value-type="float">
            <text:p>956,8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23" calcext:value-type="float">
            <text:p>102223</text:p>
          </table:table-cell>
          <table:table-cell office:value-type="float" office:value="1190.971924" calcext:value-type="float">
            <text:p>1190,97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60.182007" calcext:value-type="float">
            <text:p>1060,18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65.598999" calcext:value-type="float">
            <text:p>1065,5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36" calcext:value-type="float">
            <text:p>102436</text:p>
          </table:table-cell>
          <table:table-cell office:value-type="float" office:value="1091.5" calcext:value-type="float">
            <text:p>109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36" calcext:value-type="float">
            <text:p>102436</text:p>
          </table:table-cell>
          <table:table-cell office:value-type="float" office:value="1042.473999" calcext:value-type="float">
            <text:p>1042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36" calcext:value-type="float">
            <text:p>102436</text:p>
          </table:table-cell>
          <table:table-cell office:value-type="float" office:value="1168.094971" calcext:value-type="float">
            <text:p>1168,094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7" calcext:value-type="float">
            <text:p>102747</text:p>
          </table:table-cell>
          <table:table-cell office:value-type="float" office:value="989.515015" calcext:value-type="float">
            <text:p>98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47" calcext:value-type="float">
            <text:p>102747</text:p>
          </table:table-cell>
          <table:table-cell office:value-type="float" office:value="1073.417969" calcext:value-type="float">
            <text:p>1073,41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47" calcext:value-type="float">
            <text:p>102747</text:p>
          </table:table-cell>
          <table:table-cell office:value-type="float" office:value="1049.152954" calcext:value-type="float">
            <text:p>1049,15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24" calcext:value-type="float">
            <text:p>102924</text:p>
          </table:table-cell>
          <table:table-cell office:value-type="float" office:value="861.43103" calcext:value-type="float">
            <text:p>861,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24" calcext:value-type="float">
            <text:p>102924</text:p>
          </table:table-cell>
          <table:table-cell office:value-type="float" office:value="884.869995" calcext:value-type="float">
            <text:p>884,8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24" calcext:value-type="float">
            <text:p>102924</text:p>
          </table:table-cell>
          <table:table-cell office:value-type="float" office:value="992.752014" calcext:value-type="float">
            <text:p>992,7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4" calcext:value-type="float">
            <text:p>103204</text:p>
          </table:table-cell>
          <table:table-cell office:value-type="float" office:value="995.643982" calcext:value-type="float">
            <text:p>995,64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04" calcext:value-type="float">
            <text:p>103204</text:p>
          </table:table-cell>
          <table:table-cell office:value-type="float" office:value="989.507019" calcext:value-type="float">
            <text:p>989,50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04" calcext:value-type="float">
            <text:p>103204</text:p>
          </table:table-cell>
          <table:table-cell office:value-type="float" office:value="1017.310974" calcext:value-type="float">
            <text:p>1017,31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9" calcext:value-type="float">
            <text:p>103529</text:p>
          </table:table-cell>
          <table:table-cell office:value-type="float" office:value="1217.391968" calcext:value-type="float">
            <text:p>1217,39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29" calcext:value-type="float">
            <text:p>103529</text:p>
          </table:table-cell>
          <table:table-cell office:value-type="float" office:value="1147.733032" calcext:value-type="float">
            <text:p>1147,733032</text:p>
          </table:table-cell>
          <table:table-cell office:value-type="float" office:value="2" calcext:value-type="float">
            <text:p>2</text:p>
          </table:table-cell>
          <table:table-cell office:value-type="float" office:value="98.013" calcext:value-type="float">
            <text:p>98,013</text:p>
          </table:table-cell>
          <table:table-cell office:value-type="float" office:value="103529" calcext:value-type="float">
            <text:p>103529</text:p>
          </table:table-cell>
          <table:table-cell office:value-type="float" office:value="1104.916016" calcext:value-type="float">
            <text:p>1104,9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0" calcext:value-type="float">
            <text:p>103710</text:p>
          </table:table-cell>
          <table:table-cell office:value-type="float" office:value="1149.768921" calcext:value-type="float">
            <text:p>1149,768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10" calcext:value-type="float">
            <text:p>103710</text:p>
          </table:table-cell>
          <table:table-cell office:value-type="float" office:value="1048.167969" calcext:value-type="float">
            <text:p>1048,1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10" calcext:value-type="float">
            <text:p>103710</text:p>
          </table:table-cell>
          <table:table-cell office:value-type="float" office:value="1058.773071" calcext:value-type="float">
            <text:p>1058,77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3" calcext:value-type="float">
            <text:p>103953</text:p>
          </table:table-cell>
          <table:table-cell office:value-type="float" office:value="1098.150024" calcext:value-type="float">
            <text:p>1098,15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53" calcext:value-type="float">
            <text:p>103953</text:p>
          </table:table-cell>
          <table:table-cell office:value-type="float" office:value="990.856018" calcext:value-type="float">
            <text:p>990,85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53" calcext:value-type="float">
            <text:p>103953</text:p>
          </table:table-cell>
          <table:table-cell office:value-type="float" office:value="1054.239014" calcext:value-type="float">
            <text:p>1054,239014</text:p>
          </table:table-cell>
          <table:table-cell office:value-type="float" office:value="1" calcext:value-type="float">
            <text:p>1</text:p>
          </table:table-cell>
          <table:table-cell office:value-type="float" office:value="26.351" calcext:value-type="float">
            <text:p>26,351</text:p>
          </table:table-cell>
        </table:table-row>
        <table:table-row table:style-name="ro1">
          <table:table-cell office:value-type="float" office:value="104228" calcext:value-type="float">
            <text:p>104228</text:p>
          </table:table-cell>
          <table:table-cell office:value-type="float" office:value="922.514038" calcext:value-type="float">
            <text:p>922,51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8" calcext:value-type="float">
            <text:p>104228</text:p>
          </table:table-cell>
          <table:table-cell office:value-type="float" office:value="918.036011" calcext:value-type="float">
            <text:p>918,03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8" calcext:value-type="float">
            <text:p>104228</text:p>
          </table:table-cell>
          <table:table-cell office:value-type="float" office:value="900.493042" calcext:value-type="float">
            <text:p>900,493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12" calcext:value-type="float">
            <text:p>104412</text:p>
          </table:table-cell>
          <table:table-cell office:value-type="float" office:value="818.945984" calcext:value-type="float">
            <text:p>818,94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12" calcext:value-type="float">
            <text:p>104412</text:p>
          </table:table-cell>
          <table:table-cell office:value-type="float" office:value="882.582031" calcext:value-type="float">
            <text:p>882,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12" calcext:value-type="float">
            <text:p>104412</text:p>
          </table:table-cell>
          <table:table-cell office:value-type="float" office:value="979.366028" calcext:value-type="float">
            <text:p>979,366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19" calcext:value-type="float">
            <text:p>104719</text:p>
          </table:table-cell>
          <table:table-cell office:value-type="float" office:value="1326.905029" calcext:value-type="float">
            <text:p>1326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19" calcext:value-type="float">
            <text:p>104719</text:p>
          </table:table-cell>
          <table:table-cell office:value-type="float" office:value="1157.111084" calcext:value-type="float">
            <text:p>1157,11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19" calcext:value-type="float">
            <text:p>104719</text:p>
          </table:table-cell>
          <table:table-cell office:value-type="float" office:value="1230.869995" calcext:value-type="float">
            <text:p>1230,869995</text:p>
          </table:table-cell>
          <table:table-cell office:value-type="float" office:value="1" calcext:value-type="float">
            <text:p>1</text:p>
          </table:table-cell>
          <table:table-cell office:value-type="float" office:value="63.024998" calcext:value-type="float">
            <text:p>63,024998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office:value-type="float" office:value="1117.622925" calcext:value-type="float">
            <text:p>1117,62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00" calcext:value-type="float">
            <text:p>105600</text:p>
          </table:table-cell>
          <table:table-cell office:value-type="float" office:value="1125.182983" calcext:value-type="float">
            <text:p>1125,1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00" calcext:value-type="float">
            <text:p>105600</text:p>
          </table:table-cell>
          <table:table-cell office:value-type="float" office:value="981.945984" calcext:value-type="float">
            <text:p>981,945984</text:p>
          </table:table-cell>
          <table:table-cell office:value-type="float" office:value="1" calcext:value-type="float">
            <text:p>1</text:p>
          </table:table-cell>
          <table:table-cell office:value-type="float" office:value="66.117004" calcext:value-type="float">
            <text:p>66,117004</text:p>
          </table:table-cell>
        </table:table-row>
        <table:table-row table:style-name="ro1">
          <table:table-cell office:value-type="float" office:value="105738" calcext:value-type="float">
            <text:p>105738</text:p>
          </table:table-cell>
          <table:table-cell office:value-type="float" office:value="1032.412964" calcext:value-type="float">
            <text:p>1032,41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38" calcext:value-type="float">
            <text:p>105738</text:p>
          </table:table-cell>
          <table:table-cell office:value-type="float" office:value="1097.072998" calcext:value-type="float">
            <text:p>1097,07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38" calcext:value-type="float">
            <text:p>105738</text:p>
          </table:table-cell>
          <table:table-cell office:value-type="float" office:value="1026.903076" calcext:value-type="float">
            <text:p>1026,9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041.5471842" calcext:value-type="float">
            <text:p>1041,5471842</text:p>
          </table:table-cell>
          <table:table-cell table:style-name="ce1" table:formula="of:=AVERAGE([C3.C5:.C34])" office:value-type="float" office:value="0.0333333333333333" calcext:value-type="float">
            <text:p>0,0333333333</text:p>
          </table:table-cell>
          <table:table-cell table:style-name="ce15" table:formula="of:=AVERAGE([C3.D5:.D34])" office:value-type="float" office:value="1.38336663333333" calcext:value-type="float">
            <text:p>1,3833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026.11547036667" calcext:value-type="float">
            <text:p>1026,1154703667</text:p>
          </table:table-cell>
          <table:table-cell table:style-name="ce1" table:formula="of:=AVERAGE([C3.G5:.G34])" office:value-type="float" office:value="0.0666666666666667" calcext:value-type="float">
            <text:p>0,0666666667</text:p>
          </table:table-cell>
          <table:table-cell table:style-name="ce15" table:formula="of:=AVERAGE([C3.H5:.H34])" office:value-type="float" office:value="3.2671" calcext:value-type="float">
            <text:p>3,267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026.2551717" calcext:value-type="float">
            <text:p>1026,2551717</text:p>
          </table:table-cell>
          <table:table-cell table:style-name="ce1" table:formula="of:=AVERAGE([C3.K5:.K34])" office:value-type="float" office:value="0.1" calcext:value-type="float">
            <text:p>0,1</text:p>
          </table:table-cell>
          <table:table-cell table:style-name="ce15" table:formula="of:=AVERAGE([C3.L5:.L34])" office:value-type="float" office:value="5.18310006666667" calcext:value-type="float">
            <text:p>5,1831000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021.574951" calcext:value-type="float">
            <text:p>1021,574951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020.3125" calcext:value-type="float">
            <text:p>1020,312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028.210571" calcext:value-type="float">
            <text:p>1028,210571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53.725868547109" calcext:value-type="float">
            <text:p>153,7258685471</text:p>
          </table:table-cell>
          <table:table-cell table:style-name="ce11" table:formula="of:=STDEV([C3.C5:.C34])" office:value-type="float" office:value="0.182574185835055" calcext:value-type="float">
            <text:p>0,1825741858</text:p>
          </table:table-cell>
          <table:table-cell table:style-name="ce16" table:formula="of:=STDEV([C3.D5:.D34])" office:value-type="float" office:value="7.57701110376645" calcext:value-type="float">
            <text:p>7,5770111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34.608513655685" calcext:value-type="float">
            <text:p>134,6085136557</text:p>
          </table:table-cell>
          <table:table-cell table:style-name="ce11" table:formula="of:=STDEV([C3.G5:.G34])" office:value-type="float" office:value="0.365148371670111" calcext:value-type="float">
            <text:p>0,3651483717</text:p>
          </table:table-cell>
          <table:table-cell table:style-name="ce16" table:formula="of:=STDEV([C3.H5:.H34])" office:value-type="float" office:value="17.8946436762513" calcext:value-type="float">
            <text:p>17,894643676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15.44352831792" calcext:value-type="float">
            <text:p>115,4435283179</text:p>
          </table:table-cell>
          <table:table-cell table:style-name="ce11" table:formula="of:=STDEV([C3.K5:.K34])" office:value-type="float" office:value="0.305128576629365" calcext:value-type="float">
            <text:p>0,3051285766</text:p>
          </table:table-cell>
          <table:table-cell table:style-name="ce16" table:formula="of:=STDEV([C3.L5:.L34])" office:value-type="float" office:value="16.8482558217344" calcext:value-type="float">
            <text:p>16,84825582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031.30594208889" calcext:value-type="float">
            <text:p>1031,3059420889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.0666666666666667" calcext:value-type="float">
            <text:p>0,0666666667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3.27785556666667" calcext:value-type="float">
            <text:p>3,2778555667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58" calcext:value-type="float">
            <text:p>92058</text:p>
          </table:table-cell>
          <table:table-cell office:value-type="float" office:value="1182.003052" calcext:value-type="float">
            <text:p>1182,00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58" calcext:value-type="float">
            <text:p>92058</text:p>
          </table:table-cell>
          <table:table-cell office:value-type="float" office:value="1172.081055" calcext:value-type="float">
            <text:p>1172,081055</text:p>
          </table:table-cell>
          <table:table-cell office:value-type="float" office:value="1" calcext:value-type="float">
            <text:p>1</text:p>
          </table:table-cell>
          <table:table-cell office:value-type="float" office:value="48.471001" calcext:value-type="float">
            <text:p>48,471001</text:p>
          </table:table-cell>
          <table:table-cell office:value-type="float" office:value="92058" calcext:value-type="float">
            <text:p>92058</text:p>
          </table:table-cell>
          <table:table-cell office:value-type="float" office:value="1269.927002" calcext:value-type="float">
            <text:p>1269,927002</text:p>
          </table:table-cell>
          <table:table-cell office:value-type="float" office:value="1" calcext:value-type="float">
            <text:p>1</text:p>
          </table:table-cell>
          <table:table-cell office:value-type="float" office:value="14.177" calcext:value-type="float">
            <text:p>14,177</text:p>
          </table:table-cell>
          <table:table-cell office:value-type="float" office:value="92058" calcext:value-type="float">
            <text:p>92058</text:p>
          </table:table-cell>
          <table:table-cell office:value-type="float" office:value="1277.737061" calcext:value-type="float">
            <text:p>1277,737061</text:p>
          </table:table-cell>
          <table:table-cell office:value-type="float" office:value="1" calcext:value-type="float">
            <text:p>1</text:p>
          </table:table-cell>
          <table:table-cell office:value-type="float" office:value="150.619003" calcext:value-type="float">
            <text:p>150,619003</text:p>
          </table:table-cell>
        </table:table-row>
        <table:table-row table:style-name="ro1">
          <table:table-cell office:value-type="float" office:value="92305" calcext:value-type="float">
            <text:p>92305</text:p>
          </table:table-cell>
          <table:table-cell office:value-type="float" office:value="1062.044067" calcext:value-type="float">
            <text:p>1062,04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39.965088" calcext:value-type="float">
            <text:p>1039,965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10.257019" calcext:value-type="float">
            <text:p>1010,25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39.479004" calcext:value-type="float">
            <text:p>1039,479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21" calcext:value-type="float">
            <text:p>92721</text:p>
          </table:table-cell>
          <table:table-cell office:value-type="float" office:value="1187.360107" calcext:value-type="float">
            <text:p>1187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222.368896" calcext:value-type="float">
            <text:p>1222,36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063.504028" calcext:value-type="float">
            <text:p>1063,504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056.417969" calcext:value-type="float">
            <text:p>1056,417969</text:p>
          </table:table-cell>
          <table:table-cell office:value-type="float" office:value="1" calcext:value-type="float">
            <text:p>1</text:p>
          </table:table-cell>
          <table:table-cell office:value-type="float" office:value="31.369999" calcext:value-type="float">
            <text:p>31,369999</text:p>
          </table:table-cell>
        </table:table-row>
        <table:table-row table:style-name="ro1">
          <table:table-cell office:value-type="float" office:value="92903" calcext:value-type="float">
            <text:p>92903</text:p>
          </table:table-cell>
          <table:table-cell office:value-type="float" office:value="1235.484985" calcext:value-type="float">
            <text:p>1235,48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03" calcext:value-type="float">
            <text:p>92903</text:p>
          </table:table-cell>
          <table:table-cell office:value-type="float" office:value="937.725037" calcext:value-type="float">
            <text:p>937,725037</text:p>
          </table:table-cell>
          <table:table-cell office:value-type="float" office:value="1" calcext:value-type="float">
            <text:p>1</text:p>
          </table:table-cell>
          <table:table-cell office:value-type="float" office:value="6.733" calcext:value-type="float">
            <text:p>6,733</text:p>
          </table:table-cell>
          <table:table-cell office:value-type="float" office:value="92903" calcext:value-type="float">
            <text:p>92903</text:p>
          </table:table-cell>
          <table:table-cell office:value-type="float" office:value="991.377991" calcext:value-type="float">
            <text:p>991,37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03" calcext:value-type="float">
            <text:p>92903</text:p>
          </table:table-cell>
          <table:table-cell office:value-type="float" office:value="840.297974" calcext:value-type="float">
            <text:p>840,297974</text:p>
          </table:table-cell>
          <table:table-cell office:value-type="float" office:value="3" calcext:value-type="float">
            <text:p>3</text:p>
          </table:table-cell>
          <table:table-cell office:value-type="float" office:value="163.82399" calcext:value-type="float">
            <text:p>163,82399</text:p>
          </table:table-cell>
        </table:table-row>
        <table:table-row table:style-name="ro1">
          <table:table-cell office:value-type="float" office:value="93042" calcext:value-type="float">
            <text:p>93042</text:p>
          </table:table-cell>
          <table:table-cell office:value-type="float" office:value="1083.755005" calcext:value-type="float">
            <text:p>1083,75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992.016968" calcext:value-type="float">
            <text:p>992,01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1012.092957" calcext:value-type="float">
            <text:p>1012,09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1363.192993" calcext:value-type="float">
            <text:p>1363,1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21" calcext:value-type="float">
            <text:p>93221</text:p>
          </table:table-cell>
          <table:table-cell office:value-type="float" office:value="997.447998" calcext:value-type="float">
            <text:p>997,447998</text:p>
          </table:table-cell>
          <table:table-cell office:value-type="float" office:value="1" calcext:value-type="float">
            <text:p>1</text:p>
          </table:table-cell>
          <table:table-cell office:value-type="float" office:value="3.941" calcext:value-type="float">
            <text:p>3,941</text:p>
          </table:table-cell>
          <table:table-cell office:value-type="float" office:value="93221" calcext:value-type="float">
            <text:p>93221</text:p>
          </table:table-cell>
          <table:table-cell office:value-type="float" office:value="1073.36499" calcext:value-type="float">
            <text:p>1073,36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21" calcext:value-type="float">
            <text:p>93221</text:p>
          </table:table-cell>
          <table:table-cell office:value-type="float" office:value="973.429993" calcext:value-type="float">
            <text:p>973,42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21" calcext:value-type="float">
            <text:p>93221</text:p>
          </table:table-cell>
          <table:table-cell office:value-type="float" office:value="958.926025" calcext:value-type="float">
            <text:p>958,92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27" calcext:value-type="float">
            <text:p>93427</text:p>
          </table:table-cell>
          <table:table-cell office:value-type="float" office:value="1177.970947" calcext:value-type="float">
            <text:p>1177,970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950.612" calcext:value-type="float">
            <text:p>950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1027.150024" calcext:value-type="float">
            <text:p>1027,15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1037.230957" calcext:value-type="float">
            <text:p>1037,230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12" calcext:value-type="float">
            <text:p>93812</text:p>
          </table:table-cell>
          <table:table-cell office:value-type="float" office:value="899.707031" calcext:value-type="float">
            <text:p>899,707031</text:p>
          </table:table-cell>
          <table:table-cell office:value-type="float" office:value="1" calcext:value-type="float">
            <text:p>1</text:p>
          </table:table-cell>
          <table:table-cell office:value-type="float" office:value="84.908005" calcext:value-type="float">
            <text:p>84,908005</text:p>
          </table:table-cell>
          <table:table-cell office:value-type="float" office:value="93812" calcext:value-type="float">
            <text:p>93812</text:p>
          </table:table-cell>
          <table:table-cell office:value-type="float" office:value="831.565979" calcext:value-type="float">
            <text:p>831,565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12" calcext:value-type="float">
            <text:p>93812</text:p>
          </table:table-cell>
          <table:table-cell office:value-type="float" office:value="958.728027" calcext:value-type="float">
            <text:p>958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12" calcext:value-type="float">
            <text:p>93812</text:p>
          </table:table-cell>
          <table:table-cell office:value-type="float" office:value="847.494995" calcext:value-type="float">
            <text:p>847,494995</text:p>
          </table:table-cell>
          <table:table-cell office:value-type="float" office:value="1" calcext:value-type="float">
            <text:p>1</text:p>
          </table:table-cell>
          <table:table-cell office:value-type="float" office:value="90.233994" calcext:value-type="float">
            <text:p>90,233994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954.652039" calcext:value-type="float">
            <text:p>954,65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919.704041" calcext:value-type="float">
            <text:p>919,704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1083.803101" calcext:value-type="float">
            <text:p>1083,80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961.534973" calcext:value-type="float">
            <text:p>961,534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30" calcext:value-type="float">
            <text:p>94130</text:p>
          </table:table-cell>
          <table:table-cell office:value-type="float" office:value="1003.574951" calcext:value-type="float">
            <text:p>1003,574951</text:p>
          </table:table-cell>
          <table:table-cell office:value-type="float" office:value="1" calcext:value-type="float">
            <text:p>1</text:p>
          </table:table-cell>
          <table:table-cell office:value-type="float" office:value="20.594002" calcext:value-type="float">
            <text:p>20,594002</text:p>
          </table:table-cell>
          <table:table-cell office:value-type="float" office:value="94130" calcext:value-type="float">
            <text:p>94130</text:p>
          </table:table-cell>
          <table:table-cell office:value-type="float" office:value="842.57605" calcext:value-type="float">
            <text:p>842,5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30" calcext:value-type="float">
            <text:p>94130</text:p>
          </table:table-cell>
          <table:table-cell office:value-type="float" office:value="1058.666016" calcext:value-type="float">
            <text:p>1058,666016</text:p>
          </table:table-cell>
          <table:table-cell office:value-type="float" office:value="1" calcext:value-type="float">
            <text:p>1</text:p>
          </table:table-cell>
          <table:table-cell office:value-type="float" office:value="12.145" calcext:value-type="float">
            <text:p>12,145</text:p>
          </table:table-cell>
          <table:table-cell office:value-type="float" office:value="94130" calcext:value-type="float">
            <text:p>94130</text:p>
          </table:table-cell>
          <table:table-cell office:value-type="float" office:value="1015.98407" calcext:value-type="float">
            <text:p>1015,98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09" calcext:value-type="float">
            <text:p>94309</text:p>
          </table:table-cell>
          <table:table-cell office:value-type="float" office:value="999.261047" calcext:value-type="float">
            <text:p>999,26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957.871033" calcext:value-type="float">
            <text:p>957,87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1045.415039" calcext:value-type="float">
            <text:p>1045,41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882.574951" calcext:value-type="float">
            <text:p>882,574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48" calcext:value-type="float">
            <text:p>94448</text:p>
          </table:table-cell>
          <table:table-cell office:value-type="float" office:value="821.196045" calcext:value-type="float">
            <text:p>821,1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48" calcext:value-type="float">
            <text:p>94448</text:p>
          </table:table-cell>
          <table:table-cell office:value-type="float" office:value="1061.532959" calcext:value-type="float">
            <text:p>1061,53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48" calcext:value-type="float">
            <text:p>94448</text:p>
          </table:table-cell>
          <table:table-cell office:value-type="float" office:value="891.916992" calcext:value-type="float">
            <text:p>891,916992</text:p>
          </table:table-cell>
          <table:table-cell office:value-type="float" office:value="1" calcext:value-type="float">
            <text:p>1</text:p>
          </table:table-cell>
          <table:table-cell office:value-type="float" office:value="34.981003" calcext:value-type="float">
            <text:p>34,981003</text:p>
          </table:table-cell>
          <table:table-cell office:value-type="float" office:value="94448" calcext:value-type="float">
            <text:p>94448</text:p>
          </table:table-cell>
          <table:table-cell office:value-type="float" office:value="909.326965" calcext:value-type="float">
            <text:p>909,326965</text:p>
          </table:table-cell>
          <table:table-cell office:value-type="float" office:value="1" calcext:value-type="float">
            <text:p>1</text:p>
          </table:table-cell>
          <table:table-cell office:value-type="float" office:value="17.759998" calcext:value-type="float">
            <text:p>17,759998</text:p>
          </table:table-cell>
        </table:table-row>
        <table:table-row table:style-name="ro1">
          <table:table-cell office:value-type="float" office:value="94711" calcext:value-type="float">
            <text:p>94711</text:p>
          </table:table-cell>
          <table:table-cell office:value-type="float" office:value="907.453003" calcext:value-type="float">
            <text:p>907,453003</text:p>
          </table:table-cell>
          <table:table-cell office:value-type="float" office:value="1" calcext:value-type="float">
            <text:p>1</text:p>
          </table:table-cell>
          <table:table-cell office:value-type="float" office:value="87.008995" calcext:value-type="float">
            <text:p>87,008995</text:p>
          </table:table-cell>
          <table:table-cell office:value-type="float" office:value="94711" calcext:value-type="float">
            <text:p>94711</text:p>
          </table:table-cell>
          <table:table-cell office:value-type="float" office:value="1043.454102" calcext:value-type="float">
            <text:p>1043,45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11" calcext:value-type="float">
            <text:p>94711</text:p>
          </table:table-cell>
          <table:table-cell office:value-type="float" office:value="905.265991" calcext:value-type="float">
            <text:p>905,26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11" calcext:value-type="float">
            <text:p>94711</text:p>
          </table:table-cell>
          <table:table-cell office:value-type="float" office:value="903.512024" calcext:value-type="float">
            <text:p>903,51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49" calcext:value-type="float">
            <text:p>94849</text:p>
          </table:table-cell>
          <table:table-cell office:value-type="float" office:value="1255.190918" calcext:value-type="float">
            <text:p>1255,190918</text:p>
          </table:table-cell>
          <table:table-cell office:value-type="float" office:value="2" calcext:value-type="float">
            <text:p>2</text:p>
          </table:table-cell>
          <table:table-cell office:value-type="float" office:value="46.454998" calcext:value-type="float">
            <text:p>46,454998</text:p>
          </table:table-cell>
          <table:table-cell office:value-type="float" office:value="94849" calcext:value-type="float">
            <text:p>94849</text:p>
          </table:table-cell>
          <table:table-cell office:value-type="float" office:value="1073.788086" calcext:value-type="float">
            <text:p>1073,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49" calcext:value-type="float">
            <text:p>94849</text:p>
          </table:table-cell>
          <table:table-cell office:value-type="float" office:value="1055.188965" calcext:value-type="float">
            <text:p>1055,188965</text:p>
          </table:table-cell>
          <table:table-cell office:value-type="float" office:value="1" calcext:value-type="float">
            <text:p>1</text:p>
          </table:table-cell>
          <table:table-cell office:value-type="float" office:value="15.498" calcext:value-type="float">
            <text:p>15,498</text:p>
          </table:table-cell>
          <table:table-cell office:value-type="float" office:value="94849" calcext:value-type="float">
            <text:p>94849</text:p>
          </table:table-cell>
          <table:table-cell office:value-type="float" office:value="1154.279053" calcext:value-type="float">
            <text:p>1154,279053</text:p>
          </table:table-cell>
          <table:table-cell office:value-type="float" office:value="1" calcext:value-type="float">
            <text:p>1</text:p>
          </table:table-cell>
          <table:table-cell office:value-type="float" office:value="193.71701" calcext:value-type="float">
            <text:p>193,71701</text:p>
          </table:table-cell>
        </table:table-row>
        <table:table-row table:style-name="ro1">
          <table:table-cell office:value-type="float" office:value="95105" calcext:value-type="float">
            <text:p>95105</text:p>
          </table:table-cell>
          <table:table-cell office:value-type="float" office:value="1091.621948" calcext:value-type="float">
            <text:p>1091,62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5" calcext:value-type="float">
            <text:p>95105</text:p>
          </table:table-cell>
          <table:table-cell office:value-type="float" office:value="1023.435974" calcext:value-type="float">
            <text:p>1023,43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5" calcext:value-type="float">
            <text:p>95105</text:p>
          </table:table-cell>
          <table:table-cell office:value-type="float" office:value="997.101013" calcext:value-type="float">
            <text:p>997,101013</text:p>
          </table:table-cell>
          <table:table-cell office:value-type="float" office:value="1" calcext:value-type="float">
            <text:p>1</text:p>
          </table:table-cell>
          <table:table-cell office:value-type="float" office:value="65.971001" calcext:value-type="float">
            <text:p>65,971001</text:p>
          </table:table-cell>
          <table:table-cell office:value-type="float" office:value="95105" calcext:value-type="float">
            <text:p>95105</text:p>
          </table:table-cell>
          <table:table-cell office:value-type="float" office:value="1062.214966" calcext:value-type="float">
            <text:p>1062,2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14" calcext:value-type="float">
            <text:p>95314</text:p>
          </table:table-cell>
          <table:table-cell office:value-type="float" office:value="1140.704956" calcext:value-type="float">
            <text:p>1140,704956</text:p>
          </table:table-cell>
          <table:table-cell office:value-type="float" office:value="1" calcext:value-type="float">
            <text:p>1</text:p>
          </table:table-cell>
          <table:table-cell office:value-type="float" office:value="7.368" calcext:value-type="float">
            <text:p>7,368</text:p>
          </table:table-cell>
          <table:table-cell office:value-type="float" office:value="95314" calcext:value-type="float">
            <text:p>95314</text:p>
          </table:table-cell>
          <table:table-cell office:value-type="float" office:value="1109.057983" calcext:value-type="float">
            <text:p>1109,057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14" calcext:value-type="float">
            <text:p>95314</text:p>
          </table:table-cell>
          <table:table-cell office:value-type="float" office:value="1046.728027" calcext:value-type="float">
            <text:p>1046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14" calcext:value-type="float">
            <text:p>95314</text:p>
          </table:table-cell>
          <table:table-cell office:value-type="float" office:value="1311.570068" calcext:value-type="float">
            <text:p>1311,570068</text:p>
          </table:table-cell>
          <table:table-cell office:value-type="float" office:value="1" calcext:value-type="float">
            <text:p>1</text:p>
          </table:table-cell>
          <table:table-cell office:value-type="float" office:value="23.287001" calcext:value-type="float">
            <text:p>23,287001</text:p>
          </table:table-cell>
        </table:table-row>
        <table:table-row table:style-name="ro1">
          <table:table-cell office:value-type="float" office:value="95453" calcext:value-type="float">
            <text:p>95453</text:p>
          </table:table-cell>
          <table:table-cell office:value-type="float" office:value="957.721008" calcext:value-type="float">
            <text:p>957,72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937.322998" calcext:value-type="float">
            <text:p>937,3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954.927979" calcext:value-type="float">
            <text:p>954,92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768.393005" calcext:value-type="float">
            <text:p>768,393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30" calcext:value-type="float">
            <text:p>95830</text:p>
          </table:table-cell>
          <table:table-cell office:value-type="float" office:value="988.455017" calcext:value-type="float">
            <text:p>988,45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1126.661987" calcext:value-type="float">
            <text:p>1126,66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890.237976" calcext:value-type="float">
            <text:p>890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967.187988" calcext:value-type="float">
            <text:p>967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1020.706055" calcext:value-type="float">
            <text:p>1020,706055</text:p>
          </table:table-cell>
          <table:table-cell office:value-type="float" office:value="2" calcext:value-type="float">
            <text:p>2</text:p>
          </table:table-cell>
          <table:table-cell office:value-type="float" office:value="43.889" calcext:value-type="float">
            <text:p>43,889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42.550049" calcext:value-type="float">
            <text:p>1242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09.489014" calcext:value-type="float">
            <text:p>1209,48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50.609985" calcext:value-type="float">
            <text:p>1250,609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27" calcext:value-type="float">
            <text:p>100227</text:p>
          </table:table-cell>
          <table:table-cell office:value-type="float" office:value="1137.241943" calcext:value-type="float">
            <text:p>1137,241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286.145996" calcext:value-type="float">
            <text:p>1286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052.930908" calcext:value-type="float">
            <text:p>1052,9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211.915039" calcext:value-type="float">
            <text:p>1211,915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13.1598734" calcext:value-type="float">
            <text:p>1013,1598734</text:p>
          </table:table-cell>
          <table:table-cell table:style-name="ce1" table:formula="of:=AVERAGE([C4.C5:.C34])" office:value-type="float" office:value="0.433333333333333" calcext:value-type="float">
            <text:p>0,4333333333</text:p>
          </table:table-cell>
          <table:table-cell table:style-name="ce15" table:formula="of:=AVERAGE([C4.D5:.D34])" office:value-type="float" office:value="14.7202665666667" calcext:value-type="float">
            <text:p>14,720266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32.77377943333" calcext:value-type="float">
            <text:p>1032,7737794333</text:p>
          </table:table-cell>
          <table:table-cell table:style-name="ce1" table:formula="of:=AVERAGE([C4.G5:.G34])" office:value-type="float" office:value="0.166666666666667" calcext:value-type="float">
            <text:p>0,1666666667</text:p>
          </table:table-cell>
          <table:table-cell table:style-name="ce15" table:formula="of:=AVERAGE([C4.H5:.H34])" office:value-type="float" office:value="8.35003313333333" calcext:value-type="float">
            <text:p>8,350033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003.89393316667" calcext:value-type="float">
            <text:p>1003,8939331667</text:p>
          </table:table-cell>
          <table:table-cell table:style-name="ce1" table:formula="of:=AVERAGE([C4.K5:.K34])" office:value-type="float" office:value="0.333333333333333" calcext:value-type="float">
            <text:p>0,3333333333</text:p>
          </table:table-cell>
          <table:table-cell table:style-name="ce15" table:formula="of:=AVERAGE([C4.L5:.L34])" office:value-type="float" office:value="15.2912333" calcext:value-type="float">
            <text:p>15,291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001.45062863333" calcext:value-type="float">
            <text:p>1001,4506286333</text:p>
          </table:table-cell>
          <table:table-cell table:style-name="ce1" table:formula="of:=AVERAGE([C4.O5:.O34])" office:value-type="float" office:value="0.366666666666667" calcext:value-type="float">
            <text:p>0,3666666667</text:p>
          </table:table-cell>
          <table:table-cell table:style-name="ce15" table:formula="of:=AVERAGE([C4.P5:.P34])" office:value-type="float" office:value="26.8241998" calcext:value-type="float">
            <text:p>26,8241998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98.3545225" calcext:value-type="float">
            <text:p>998,35452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41.709595" calcext:value-type="float">
            <text:p>1041,709595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011.174988" calcext:value-type="float">
            <text:p>1011,174988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64.3614805" calcext:value-type="float">
            <text:p>964,361480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125.870628258269" calcext:value-type="float">
            <text:p>125,8706282583</text:p>
          </table:table-cell>
          <table:table-cell table:style-name="ce11" table:formula="of:=STDEV([C4.C5:.C34])" office:value-type="float" office:value="0.773854362727667" calcext:value-type="float">
            <text:p>0,7738543627</text:p>
          </table:table-cell>
          <table:table-cell table:style-name="ce16" table:formula="of:=STDEV([C4.D5:.D34])" office:value-type="float" office:value="30.2628367782507" calcext:value-type="float">
            <text:p>30,262836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18.409329426594" calcext:value-type="float">
            <text:p>118,4093294266</text:p>
          </table:table-cell>
          <table:table-cell table:style-name="ce11" table:formula="of:=STDEV([C4.G5:.G34])" office:value-type="float" office:value="0.379049021789452" calcext:value-type="float">
            <text:p>0,3790490218</text:p>
          </table:table-cell>
          <table:table-cell table:style-name="ce16" table:formula="of:=STDEV([C4.H5:.H34])" office:value-type="float" office:value="21.4734986238203" calcext:value-type="float">
            <text:p>21,47349862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08.828809114826" calcext:value-type="float">
            <text:p>108,8288091148</text:p>
          </table:table-cell>
          <table:table-cell table:style-name="ce11" table:formula="of:=STDEV([C4.K5:.K34])" office:value-type="float" office:value="0.546672273590534" calcext:value-type="float">
            <text:p>0,5466722736</text:p>
          </table:table-cell>
          <table:table-cell table:style-name="ce16" table:formula="of:=STDEV([C4.L5:.L34])" office:value-type="float" office:value="42.3852162350503" calcext:value-type="float">
            <text:p>42,38521623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63.087844103799" calcext:value-type="float">
            <text:p>163,0878441038</text:p>
          </table:table-cell>
          <table:table-cell table:style-name="ce11" table:formula="of:=STDEV([C4.O5:.O34])" office:value-type="float" office:value="0.668675135459372" calcext:value-type="float">
            <text:p>0,6686751355</text:p>
          </table:table-cell>
          <table:table-cell table:style-name="ce16" table:formula="of:=STDEV([C4.P5:.P34])" office:value-type="float" office:value="54.74401729797" calcext:value-type="float">
            <text:p>54,74401729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012.81955365833" calcext:value-type="float">
            <text:p>1012,8195536583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25" calcext:value-type="float">
            <text:p>0,32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6.2964332" calcext:value-type="float">
            <text:p>16,2964332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>
          <table:table-cell office:value-type="float" office:value="121107" calcext:value-type="float">
            <text:p>121107</text:p>
          </table:table-cell>
          <table:table-cell office:value-type="float" office:value="784.270996" calcext:value-type="float">
            <text:p>784,2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689.520996" calcext:value-type="float">
            <text:p>689,52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821.953003" calcext:value-type="float">
            <text:p>821,95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60.393005" calcext:value-type="float">
            <text:p>760,39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91.838989" calcext:value-type="float">
            <text:p>791,83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41" calcext:value-type="float">
            <text:p>121241</text:p>
          </table:table-cell>
          <table:table-cell office:value-type="float" office:value="680.041016" calcext:value-type="float">
            <text:p>680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802.847046" calcext:value-type="float">
            <text:p>802,8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17.291016" calcext:value-type="float">
            <text:p>717,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80.007996" calcext:value-type="float">
            <text:p>780,00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94.625977" calcext:value-type="float">
            <text:p>794,625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22" calcext:value-type="float">
            <text:p>130822</text:p>
          </table:table-cell>
          <table:table-cell office:value-type="float" office:value="728.313965" calcext:value-type="float">
            <text:p>728,31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16.059998" calcext:value-type="float">
            <text:p>716,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69.924011" calcext:value-type="float">
            <text:p>769,92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661.340027" calcext:value-type="float">
            <text:p>661,34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26" calcext:value-type="float">
            <text:p>135126</text:p>
          </table:table-cell>
          <table:table-cell office:value-type="float" office:value="902.149963" calcext:value-type="float">
            <text:p>902,14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32.764038" calcext:value-type="float">
            <text:p>832,76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0.359009" calcext:value-type="float">
            <text:p>810,35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9.555969" calcext:value-type="float">
            <text:p>819,555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65.810974" calcext:value-type="float">
            <text:p>865,810974</text:p>
          </table:table-cell>
          <table:table-cell office:value-type="float" office:value="1" calcext:value-type="float">
            <text:p>1</text:p>
          </table:table-cell>
          <table:table-cell office:value-type="float" office:value="53.293999" calcext:value-type="float">
            <text:p>53,293999</text:p>
          </table:table-cell>
        </table:table-row>
        <table:table-row table:style-name="ro1">
          <table:table-cell office:value-type="float" office:value="135303" calcext:value-type="float">
            <text:p>135303</text:p>
          </table:table-cell>
          <table:table-cell office:value-type="float" office:value="953.325989" calcext:value-type="float">
            <text:p>953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5.971985" calcext:value-type="float">
            <text:p>675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4.835999" calcext:value-type="float">
            <text:p>674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881.064026" calcext:value-type="float">
            <text:p>881,064026</text:p>
          </table:table-cell>
          <table:table-cell office:value-type="float" office:value="1" calcext:value-type="float">
            <text:p>1</text:p>
          </table:table-cell>
          <table:table-cell office:value-type="float" office:value="41.731998" calcext:value-type="float">
            <text:p>41,731998</text:p>
          </table:table-cell>
          <table:table-cell office:value-type="float" office:value="135303" calcext:value-type="float">
            <text:p>135303</text:p>
          </table:table-cell>
          <table:table-cell office:value-type="float" office:value="754.302979" calcext:value-type="float">
            <text:p>754,302979</text:p>
          </table:table-cell>
          <table:table-cell office:value-type="float" office:value="1" calcext:value-type="float">
            <text:p>1</text:p>
          </table:table-cell>
          <table:table-cell office:value-type="float" office:value="6.889" calcext:value-type="float">
            <text:p>6,889</text:p>
          </table:table-cell>
        </table:table-row>
        <table:table-row table:style-name="ro1">
          <table:table-cell office:value-type="float" office:value="135948" calcext:value-type="float">
            <text:p>135948</text:p>
          </table:table-cell>
          <table:table-cell office:value-type="float" office:value="742.950012" calcext:value-type="float">
            <text:p>742,9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55.27301" calcext:value-type="float">
            <text:p>755,27301</text:p>
          </table:table-cell>
          <table:table-cell office:value-type="float" office:value="1" calcext:value-type="float">
            <text:p>1</text:p>
          </table:table-cell>
          <table:table-cell office:value-type="float" office:value="22.817999" calcext:value-type="float">
            <text:p>22,817999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5.188965" calcext:value-type="float">
            <text:p>725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47.483032" calcext:value-type="float">
            <text:p>747,483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05" calcext:value-type="float">
            <text:p>141205</text:p>
          </table:table-cell>
          <table:table-cell office:value-type="float" office:value="733.703003" calcext:value-type="float">
            <text:p>733,70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7.987" calcext:value-type="float">
            <text:p>717,987</text:p>
          </table:table-cell>
          <table:table-cell office:value-type="float" office:value="1" calcext:value-type="float">
            <text:p>1</text:p>
          </table:table-cell>
          <table:table-cell office:value-type="float" office:value="26.417" calcext:value-type="float">
            <text:p>26,417</text:p>
          </table:table-cell>
          <table:table-cell office:value-type="float" office:value="141205" calcext:value-type="float">
            <text:p>141205</text:p>
          </table:table-cell>
          <table:table-cell office:value-type="float" office:value="820.842041" calcext:value-type="float">
            <text:p>820,842041</text:p>
          </table:table-cell>
          <table:table-cell office:value-type="float" office:value="1" calcext:value-type="float">
            <text:p>1</text:p>
          </table:table-cell>
          <table:table-cell office:value-type="float" office:value="14.026" calcext:value-type="float">
            <text:p>14,026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8.540039" calcext:value-type="float">
            <text:p>718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70.374023" calcext:value-type="float">
            <text:p>770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40" calcext:value-type="float">
            <text:p>141340</text:p>
          </table:table-cell>
          <table:table-cell office:value-type="float" office:value="708.466003" calcext:value-type="float">
            <text:p>708,4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0.332031" calcext:value-type="float">
            <text:p>740,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6.19696" calcext:value-type="float">
            <text:p>746,1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819.195984" calcext:value-type="float">
            <text:p>819,1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3.063965" calcext:value-type="float">
            <text:p>743,063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14" calcext:value-type="float">
            <text:p>141514</text:p>
          </table:table-cell>
          <table:table-cell office:value-type="float" office:value="691.120056" calcext:value-type="float">
            <text:p>691,12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750.226013" calcext:value-type="float">
            <text:p>750,226013</text:p>
          </table:table-cell>
          <table:table-cell office:value-type="float" office:value="1" calcext:value-type="float">
            <text:p>1</text:p>
          </table:table-cell>
          <table:table-cell office:value-type="float" office:value="36.437" calcext:value-type="float">
            <text:p>36,437</text:p>
          </table:table-cell>
          <table:table-cell office:value-type="float" office:value="141514" calcext:value-type="float">
            <text:p>141514</text:p>
          </table:table-cell>
          <table:table-cell office:value-type="float" office:value="719.515015" calcext:value-type="float">
            <text:p>71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851.304016" calcext:value-type="float">
            <text:p>851,304016</text:p>
          </table:table-cell>
          <table:table-cell office:value-type="float" office:value="1" calcext:value-type="float">
            <text:p>1</text:p>
          </table:table-cell>
          <table:table-cell office:value-type="float" office:value="26.411001" calcext:value-type="float">
            <text:p>26,411001</text:p>
          </table:table-cell>
          <table:table-cell office:value-type="float" office:value="141514" calcext:value-type="float">
            <text:p>141514</text:p>
          </table:table-cell>
          <table:table-cell office:value-type="float" office:value="764.169983" calcext:value-type="float">
            <text:p>764,16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40" calcext:value-type="float">
            <text:p>141940</text:p>
          </table:table-cell>
          <table:table-cell office:value-type="float" office:value="708.708008" calcext:value-type="float">
            <text:p>708,70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15.237976" calcext:value-type="float">
            <text:p>715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68.309998" calcext:value-type="float">
            <text:p>668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46.73999" calcext:value-type="float">
            <text:p>646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42.551025" calcext:value-type="float">
            <text:p>742,5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17" calcext:value-type="float">
            <text:p>143117</text:p>
          </table:table-cell>
          <table:table-cell office:value-type="float" office:value="761.260986" calcext:value-type="float">
            <text:p>761,26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73.605957" calcext:value-type="float">
            <text:p>673,6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762.119019" calcext:value-type="float">
            <text:p>762,11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38.599976" calcext:value-type="float">
            <text:p>638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92.106018" calcext:value-type="float">
            <text:p>692,10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06" calcext:value-type="float">
            <text:p>143406</text:p>
          </table:table-cell>
          <table:table-cell office:value-type="float" office:value="759.720032" calcext:value-type="float">
            <text:p>759,7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80.368958" calcext:value-type="float">
            <text:p>780,36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41.78595" calcext:value-type="float">
            <text:p>641,7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14.242981" calcext:value-type="float">
            <text:p>714,2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99.484985" calcext:value-type="float">
            <text:p>699,48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40" calcext:value-type="float">
            <text:p>143540</text:p>
          </table:table-cell>
          <table:table-cell office:value-type="float" office:value="797.145996" calcext:value-type="float">
            <text:p>797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48.824036" calcext:value-type="float">
            <text:p>848,82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4.322998" calcext:value-type="float">
            <text:p>804,322998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,725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2.752014" calcext:value-type="float">
            <text:p>802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733.659058" calcext:value-type="float">
            <text:p>733,659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15" calcext:value-type="float">
            <text:p>143715</text:p>
          </table:table-cell>
          <table:table-cell office:value-type="float" office:value="755.312988" calcext:value-type="float">
            <text:p>755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99.000977" calcext:value-type="float">
            <text:p>799,00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89.192017" calcext:value-type="float">
            <text:p>789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09.911011" calcext:value-type="float">
            <text:p>809,9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22.960999" calcext:value-type="float">
            <text:p>822,96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01.762024" calcext:value-type="float">
            <text:p>70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56.114014" calcext:value-type="float">
            <text:p>756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69.550049" calcext:value-type="float">
            <text:p>769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13.106995" calcext:value-type="float">
            <text:p>713,10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826.026978" calcext:value-type="float">
            <text:p>826,0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11" calcext:value-type="float">
            <text:p>144211</text:p>
          </table:table-cell>
          <table:table-cell office:value-type="float" office:value="716.08197" calcext:value-type="float">
            <text:p>716,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669.502991" calcext:value-type="float">
            <text:p>669,502991</text:p>
          </table:table-cell>
          <table:table-cell office:value-type="float" office:value="1" calcext:value-type="float">
            <text:p>1</text:p>
          </table:table-cell>
          <table:table-cell office:value-type="float" office:value="22.531" calcext:value-type="float">
            <text:p>22,531</text:p>
          </table:table-cell>
          <table:table-cell office:value-type="float" office:value="144211" calcext:value-type="float">
            <text:p>144211</text:p>
          </table:table-cell>
          <table:table-cell office:value-type="float" office:value="787.174988" calcext:value-type="float">
            <text:p>787,1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793.231018" calcext:value-type="float">
            <text:p>793,23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824.10199" calcext:value-type="float">
            <text:p>824,1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46" calcext:value-type="float">
            <text:p>144346</text:p>
          </table:table-cell>
          <table:table-cell office:value-type="float" office:value="723.30304" calcext:value-type="float">
            <text:p>723,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932.309998" calcext:value-type="float">
            <text:p>932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96.835999" calcext:value-type="float">
            <text:p>696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87.752014" calcext:value-type="float">
            <text:p>687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736.403992" calcext:value-type="float">
            <text:p>736,403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20" calcext:value-type="float">
            <text:p>144520</text:p>
          </table:table-cell>
          <table:table-cell office:value-type="float" office:value="810.843018" calcext:value-type="float">
            <text:p>810,8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97.674988" calcext:value-type="float">
            <text:p>797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12.579041" calcext:value-type="float">
            <text:p>712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57.012024" calcext:value-type="float">
            <text:p>757,01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09.73999" calcext:value-type="float">
            <text:p>709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55" calcext:value-type="float">
            <text:p>144655</text:p>
          </table:table-cell>
          <table:table-cell office:value-type="float" office:value="787.671021" calcext:value-type="float">
            <text:p>787,67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43.22699" calcext:value-type="float">
            <text:p>743,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89.161011" calcext:value-type="float">
            <text:p>889,1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63.725037" calcext:value-type="float">
            <text:p>863,72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23.950989" calcext:value-type="float">
            <text:p>723,9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30" calcext:value-type="float">
            <text:p>144830</text:p>
          </table:table-cell>
          <table:table-cell office:value-type="float" office:value="651.251953" calcext:value-type="float">
            <text:p>651,2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859.915955" calcext:value-type="float">
            <text:p>859,91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925.531006" calcext:value-type="float">
            <text:p>925,53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96.61499" calcext:value-type="float">
            <text:p>79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69.411011" calcext:value-type="float">
            <text:p>769,41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825.175726266667" calcext:value-type="float">
            <text:p>825,1757262667</text:p>
          </table:table-cell>
          <table:table-cell table:style-name="ce1" table:formula="of:=AVERAGE([C6.C5:.C34])" office:value-type="float" office:value="9.13333333333333" calcext:value-type="float">
            <text:p>9,1333333333</text:p>
          </table:table-cell>
          <table:table-cell table:style-name="ce15" table:formula="of:=AVERAGE([C6.D5:.D34])" office:value-type="float" office:value="290.6437541" calcext:value-type="float">
            <text:p>290,64375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818.814937333333" calcext:value-type="float">
            <text:p>818,8149373333</text:p>
          </table:table-cell>
          <table:table-cell table:style-name="ce1" table:formula="of:=AVERAGE([C6.G5:.G34])" office:value-type="float" office:value="8.6" calcext:value-type="float">
            <text:p>8,6</text:p>
          </table:table-cell>
          <table:table-cell table:style-name="ce15" table:formula="of:=AVERAGE([C6.H5:.H34])" office:value-type="float" office:value="209.057316766667" calcext:value-type="float">
            <text:p>209,05731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833.005837033333" calcext:value-type="float">
            <text:p>833,0058370333</text:p>
          </table:table-cell>
          <table:table-cell table:style-name="ce1" table:formula="of:=AVERAGE([C6.K5:.K34])" office:value-type="float" office:value="1.76666666666667" calcext:value-type="float">
            <text:p>1,7666666667</text:p>
          </table:table-cell>
          <table:table-cell table:style-name="ce15" table:formula="of:=AVERAGE([C6.L5:.L34])" office:value-type="float" office:value="70.2268351666667" calcext:value-type="float">
            <text:p>70,226835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823.380405766667" calcext:value-type="float">
            <text:p>823,3804057667</text:p>
          </table:table-cell>
          <table:table-cell table:style-name="ce1" table:formula="of:=AVERAGE([C6.O5:.O34])" office:value-type="float" office:value="8.86666666666667" calcext:value-type="float">
            <text:p>8,8666666667</text:p>
          </table:table-cell>
          <table:table-cell table:style-name="ce15" table:formula="of:=AVERAGE([C6.P5:.P34])" office:value-type="float" office:value="214.139674366667" calcext:value-type="float">
            <text:p>214,139674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823.830794266666" calcext:value-type="float">
            <text:p>823,8307942667</text:p>
          </table:table-cell>
          <table:table-cell table:style-name="ce1" table:formula="of:=AVERAGE([C6.S5:.S34])" office:value-type="float" office:value="7.56666666666667" calcext:value-type="float">
            <text:p>7,5666666667</text:p>
          </table:table-cell>
          <table:table-cell table:style-name="ce15" table:formula="of:=AVERAGE([C6.T5:.T34])" office:value-type="float" office:value="171.3459221" calcext:value-type="float">
            <text:p>171,3459221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803.01001" calcext:value-type="float">
            <text:p>803,01001</text:p>
          </table:table-cell>
          <table:table-cell table:style-name="ce1" table:formula="of:=MEDIAN([C6.C5:.C34])" office:value-type="float" office:value="1" calcext:value-type="float">
            <text:p>1</text:p>
          </table:table-cell>
          <table:table-cell table:style-name="ce15" table:formula="of:=MEDIAN([C6.D5:.D34])" office:value-type="float" office:value="22.1674995" calcext:value-type="float">
            <text:p>22,167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799.966034" calcext:value-type="float">
            <text:p>799,966034</text:p>
          </table:table-cell>
          <table:table-cell table:style-name="ce1" table:formula="of:=MEDIAN([C6.G5:.G34])" office:value-type="float" office:value="1" calcext:value-type="float">
            <text:p>1</text:p>
          </table:table-cell>
          <table:table-cell table:style-name="ce15" table:formula="of:=MEDIAN([C6.H5:.H34])" office:value-type="float" office:value="33.7930005" calcext:value-type="float">
            <text:p>33,793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786.293518" calcext:value-type="float">
            <text:p>786,293518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17.693" calcext:value-type="float">
            <text:p>17,69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809.426514" calcext:value-type="float">
            <text:p>809,426514</text:p>
          </table:table-cell>
          <table:table-cell table:style-name="ce1" table:formula="of:=MEDIAN([C6.O5:.O34])" office:value-type="float" office:value="1" calcext:value-type="float">
            <text:p>1</text:p>
          </table:table-cell>
          <table:table-cell table:style-name="ce15" table:formula="of:=MEDIAN([C6.P5:.P34])" office:value-type="float" office:value="26.6064985" calcext:value-type="float">
            <text:p>26,60649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782.286499" calcext:value-type="float">
            <text:p>782,286499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42.530225632996" calcext:value-type="float">
            <text:p>142,530225633</text:p>
          </table:table-cell>
          <table:table-cell table:style-name="ce11" table:formula="of:=STDEV([C6.C5:.C34])" office:value-type="float" office:value="29.2830813026005" calcext:value-type="float">
            <text:p>29,2830813026</text:p>
          </table:table-cell>
          <table:table-cell table:style-name="ce16" table:formula="of:=STDEV([C6.D5:.D34])" office:value-type="float" office:value="716.194577620867" calcext:value-type="float">
            <text:p>716,19457762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07.84944514993" calcext:value-type="float">
            <text:p>107,8494451499</text:p>
          </table:table-cell>
          <table:table-cell table:style-name="ce11" table:formula="of:=STDEV([C6.G5:.G34])" office:value-type="float" office:value="27.7620430531105" calcext:value-type="float">
            <text:p>27,7620430531</text:p>
          </table:table-cell>
          <table:table-cell table:style-name="ce16" table:formula="of:=STDEV([C6.H5:.H34])" office:value-type="float" office:value="434.89362063852" calcext:value-type="float">
            <text:p>434,893620638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40.398408510753" calcext:value-type="float">
            <text:p>140,3984085108</text:p>
          </table:table-cell>
          <table:table-cell table:style-name="ce11" table:formula="of:=STDEV([C6.K5:.K34])" office:value-type="float" office:value="5.04929720840936" calcext:value-type="float">
            <text:p>5,0492972084</text:p>
          </table:table-cell>
          <table:table-cell table:style-name="ce16" table:formula="of:=STDEV([C6.L5:.L34])" office:value-type="float" office:value="139.162442175866" calcext:value-type="float">
            <text:p>139,16244217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108.427881281175" calcext:value-type="float">
            <text:p>108,4278812812</text:p>
          </table:table-cell>
          <table:table-cell table:style-name="ce11" table:formula="of:=STDEV([C6.O5:.O34])" office:value-type="float" office:value="29.4263936573641" calcext:value-type="float">
            <text:p>29,4263936574</text:p>
          </table:table-cell>
          <table:table-cell table:style-name="ce16" table:formula="of:=STDEV([C6.P5:.P34])" office:value-type="float" office:value="534.724484555802" calcext:value-type="float">
            <text:p>534,72448455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19.409827212763" calcext:value-type="float">
            <text:p>119,4098272128</text:p>
          </table:table-cell>
          <table:table-cell table:style-name="ce11" table:formula="of:=STDEV([C6.S5:.S34])" office:value-type="float" office:value="24.8591665371054" calcext:value-type="float">
            <text:p>24,8591665371</text:p>
          </table:table-cell>
          <table:table-cell table:style-name="ce16" table:formula="of:=STDEV([C6.T5:.T34])" office:value-type="float" office:value="404.822054442031" calcext:value-type="float">
            <text:p>404,822054442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824.841540133333" calcext:value-type="float">
            <text:p>824,8415401333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7.18666666666667" calcext:value-type="float">
            <text:p>7,1866666667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191.0827005" calcext:value-type="float">
            <text:p>191,0827005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>
          <table:table-cell office:value-type="float" office:value="101305" calcext:value-type="float">
            <text:p>101305</text:p>
          </table:table-cell>
          <table:table-cell office:value-type="float" office:value="815.30896" calcext:value-type="float">
            <text:p>815,3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59.096985" calcext:value-type="float">
            <text:p>759,096985</text:p>
          </table:table-cell>
          <table:table-cell office:value-type="float" office:value="1" calcext:value-type="float">
            <text:p>1</text:p>
          </table:table-cell>
          <table:table-cell office:value-type="float" office:value="6.213" calcext:value-type="float">
            <text:p>6,213</text:p>
          </table:table-cell>
          <table:table-cell office:value-type="float" office:value="101305" calcext:value-type="float">
            <text:p>101305</text:p>
          </table:table-cell>
          <table:table-cell office:value-type="float" office:value="795.656982" calcext:value-type="float">
            <text:p>795,6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892.009949" calcext:value-type="float">
            <text:p>892,00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13.728027" calcext:value-type="float">
            <text:p>713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656.579956" calcext:value-type="float">
            <text:p>656,579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41" calcext:value-type="float">
            <text:p>101441</text:p>
          </table:table-cell>
          <table:table-cell office:value-type="float" office:value="834.486023" calcext:value-type="float">
            <text:p>834,486023</text:p>
          </table:table-cell>
          <table:table-cell office:value-type="float" office:value="1" calcext:value-type="float">
            <text:p>1</text:p>
          </table:table-cell>
          <table:table-cell office:value-type="float" office:value="103.111" calcext:value-type="float">
            <text:p>103,111</text:p>
          </table:table-cell>
          <table:table-cell office:value-type="float" office:value="101441" calcext:value-type="float">
            <text:p>101441</text:p>
          </table:table-cell>
          <table:table-cell office:value-type="float" office:value="779.205017" calcext:value-type="float">
            <text:p>779,205017</text:p>
          </table:table-cell>
          <table:table-cell office:value-type="float" office:value="1" calcext:value-type="float">
            <text:p>1</text:p>
          </table:table-cell>
          <table:table-cell office:value-type="float" office:value="57.766003" calcext:value-type="float">
            <text:p>57,766003</text:p>
          </table:table-cell>
          <table:table-cell office:value-type="float" office:value="101441" calcext:value-type="float">
            <text:p>101441</text:p>
          </table:table-cell>
          <table:table-cell office:value-type="float" office:value="717.421997" calcext:value-type="float">
            <text:p>717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815.008972" calcext:value-type="float">
            <text:p>815,00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1.627014" calcext:value-type="float">
            <text:p>751,6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7.493958" calcext:value-type="float">
            <text:p>757,493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28" calcext:value-type="float">
            <text:p>101828</text:p>
          </table:table-cell>
          <table:table-cell office:value-type="float" office:value="685.893005" calcext:value-type="float">
            <text:p>685,893005</text:p>
          </table:table-cell>
          <table:table-cell office:value-type="float" office:value="1" calcext:value-type="float">
            <text:p>1</text:p>
          </table:table-cell>
          <table:table-cell office:value-type="float" office:value="13.052" calcext:value-type="float">
            <text:p>13,05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7.353027" calcext:value-type="float">
            <text:p>747,353027</text:p>
          </table:table-cell>
          <table:table-cell office:value-type="float" office:value="2" calcext:value-type="float">
            <text:p>2</text:p>
          </table:table-cell>
          <table:table-cell office:value-type="float" office:value="203.600983" calcext:value-type="float">
            <text:p>203,600983</text:p>
          </table:table-cell>
          <table:table-cell office:value-type="float" office:value="101828" calcext:value-type="float">
            <text:p>101828</text:p>
          </table:table-cell>
          <table:table-cell office:value-type="float" office:value="731.309021" calcext:value-type="float">
            <text:p>731,309021</text:p>
          </table:table-cell>
          <table:table-cell office:value-type="float" office:value="1" calcext:value-type="float">
            <text:p>1</text:p>
          </table:table-cell>
          <table:table-cell office:value-type="float" office:value="104.719002" calcext:value-type="float">
            <text:p>104,71900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9.106018" calcext:value-type="float">
            <text:p>749,106018</text:p>
          </table:table-cell>
          <table:table-cell office:value-type="float" office:value="3" calcext:value-type="float">
            <text:p>3</text:p>
          </table:table-cell>
          <table:table-cell office:value-type="float" office:value="205.423981" calcext:value-type="float">
            <text:p>205,423981</text:p>
          </table:table-cell>
          <table:table-cell office:value-type="float" office:value="101828" calcext:value-type="float">
            <text:p>101828</text:p>
          </table:table-cell>
          <table:table-cell office:value-type="float" office:value="756.61499" calcext:value-type="float">
            <text:p>75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28" calcext:value-type="float">
            <text:p>101828</text:p>
          </table:table-cell>
          <table:table-cell office:value-type="float" office:value="704.958008" calcext:value-type="float">
            <text:p>704,958008</text:p>
          </table:table-cell>
          <table:table-cell office:value-type="float" office:value="1" calcext:value-type="float">
            <text:p>1</text:p>
          </table:table-cell>
          <table:table-cell office:value-type="float" office:value="57.330002" calcext:value-type="float">
            <text:p>57,330002</text:p>
          </table:table-cell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755.73999" calcext:value-type="float">
            <text:p>755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27.680054" calcext:value-type="float">
            <text:p>727,6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683.849976" calcext:value-type="float">
            <text:p>683,84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83.33197" calcext:value-type="float">
            <text:p>783,33197</text:p>
          </table:table-cell>
          <table:table-cell office:value-type="float" office:value="1" calcext:value-type="float">
            <text:p>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02101" calcext:value-type="float">
            <text:p>102101</text:p>
          </table:table-cell>
          <table:table-cell office:value-type="float" office:value="666.179993" calcext:value-type="float">
            <text:p>666,1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30.153015" calcext:value-type="float">
            <text:p>730,153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20" calcext:value-type="float">
            <text:p>102320</text:p>
          </table:table-cell>
          <table:table-cell office:value-type="float" office:value="820.631958" calcext:value-type="float">
            <text:p>820,63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3.279968" calcext:value-type="float">
            <text:p>823,2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714.310974" calcext:value-type="float">
            <text:p>714,310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11.63501" calcext:value-type="float">
            <text:p>811,63501</text:p>
          </table:table-cell>
          <table:table-cell office:value-type="float" office:value="1" calcext:value-type="float">
            <text:p>1</text:p>
          </table:table-cell>
          <table:table-cell office:value-type="float" office:value="71.217003" calcext:value-type="float">
            <text:p>71,217003</text:p>
          </table:table-cell>
          <table:table-cell office:value-type="float" office:value="102320" calcext:value-type="float">
            <text:p>102320</text:p>
          </table:table-cell>
          <table:table-cell office:value-type="float" office:value="739.125" calcext:value-type="float">
            <text:p>739,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8.057007" calcext:value-type="float">
            <text:p>828,05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56" calcext:value-type="float">
            <text:p>102456</text:p>
          </table:table-cell>
          <table:table-cell office:value-type="float" office:value="798.414978" calcext:value-type="float">
            <text:p>798,41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01.825012" calcext:value-type="float">
            <text:p>801,825012</text:p>
          </table:table-cell>
          <table:table-cell office:value-type="float" office:value="1" calcext:value-type="float">
            <text:p>1</text:p>
          </table:table-cell>
          <table:table-cell office:value-type="float" office:value="39.087002" calcext:value-type="float">
            <text:p>39,087002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0.210999" calcext:value-type="float">
            <text:p>820,210999</text:p>
          </table:table-cell>
          <table:table-cell office:value-type="float" office:value="1" calcext:value-type="float">
            <text:p>1</text:p>
          </table:table-cell>
          <table:table-cell office:value-type="float" office:value="28.57" calcext:value-type="float">
            <text:p>28,57</text:p>
          </table:table-cell>
          <table:table-cell office:value-type="float" office:value="102456" calcext:value-type="float">
            <text:p>102456</text:p>
          </table:table-cell>
          <table:table-cell office:value-type="float" office:value="780.866028" calcext:value-type="float">
            <text:p>780,86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8.185974" calcext:value-type="float">
            <text:p>828,18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776.042969" calcext:value-type="float">
            <text:p>776,042969</text:p>
          </table:table-cell>
          <table:table-cell office:value-type="float" office:value="1" calcext:value-type="float">
            <text:p>1</text:p>
          </table:table-cell>
          <table:table-cell office:value-type="float" office:value="22.964001" calcext:value-type="float">
            <text:p>22,964001</text:p>
          </table:table-cell>
        </table:table-row>
        <table:table-row table:style-name="ro1">
          <table:table-cell office:value-type="float" office:value="102644" calcext:value-type="float">
            <text:p>102644</text:p>
          </table:table-cell>
          <table:table-cell office:value-type="float" office:value="711.23999" calcext:value-type="float">
            <text:p>711,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49.294983" calcext:value-type="float">
            <text:p>649,29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62.231995" calcext:value-type="float">
            <text:p>762,23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50.325989" calcext:value-type="float">
            <text:p>750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83.682983" calcext:value-type="float">
            <text:p>683,6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60.35199" calcext:value-type="float">
            <text:p>660,35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9" calcext:value-type="float">
            <text:p>102819</text:p>
          </table:table-cell>
          <table:table-cell office:value-type="float" office:value="760.900024" calcext:value-type="float">
            <text:p>760,9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12.437988" calcext:value-type="float">
            <text:p>712,43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77.585999" calcext:value-type="float">
            <text:p>777,585999</text:p>
          </table:table-cell>
          <table:table-cell office:value-type="float" office:value="1" calcext:value-type="float">
            <text:p>1</text:p>
          </table:table-cell>
          <table:table-cell office:value-type="float" office:value="12.341001" calcext:value-type="float">
            <text:p>12,341001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7.16803" calcext:value-type="float">
            <text:p>687,16803</text:p>
          </table:table-cell>
          <table:table-cell office:value-type="float" office:value="1" calcext:value-type="float">
            <text:p>1</text:p>
          </table:table-cell>
          <table:table-cell office:value-type="float" office:value="9.488" calcext:value-type="float">
            <text:p>9,488</text:p>
          </table:table-cell>
          <table:table-cell office:value-type="float" office:value="102819" calcext:value-type="float">
            <text:p>102819</text:p>
          </table:table-cell>
          <table:table-cell office:value-type="float" office:value="723.359985" calcext:value-type="float">
            <text:p>723,35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8.429016" calcext:value-type="float">
            <text:p>688,42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4" calcext:value-type="float">
            <text:p>102954</text:p>
          </table:table-cell>
          <table:table-cell office:value-type="float" office:value="808.20697" calcext:value-type="float">
            <text:p>808,20697</text:p>
          </table:table-cell>
          <table:table-cell office:value-type="float" office:value="1" calcext:value-type="float">
            <text:p>1</text:p>
          </table:table-cell>
          <table:table-cell office:value-type="float" office:value="12.362" calcext:value-type="float">
            <text:p>12,362</text:p>
          </table:table-cell>
          <table:table-cell office:value-type="float" office:value="102954" calcext:value-type="float">
            <text:p>102954</text:p>
          </table:table-cell>
          <table:table-cell office:value-type="float" office:value="771.309998" calcext:value-type="float">
            <text:p>771,309998</text:p>
          </table:table-cell>
          <table:table-cell office:value-type="float" office:value="1" calcext:value-type="float">
            <text:p>1</text:p>
          </table:table-cell>
          <table:table-cell office:value-type="float" office:value="154.154999" calcext:value-type="float">
            <text:p>154,154999</text:p>
          </table:table-cell>
          <table:table-cell office:value-type="float" office:value="102954" calcext:value-type="float">
            <text:p>102954</text:p>
          </table:table-cell>
          <table:table-cell office:value-type="float" office:value="748.310059" calcext:value-type="float">
            <text:p>748,31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754.624023" calcext:value-type="float">
            <text:p>754,624023</text:p>
          </table:table-cell>
          <table:table-cell office:value-type="float" office:value="1" calcext:value-type="float">
            <text:p>1</text:p>
          </table:table-cell>
          <table:table-cell office:value-type="float" office:value="8.070001" calcext:value-type="float">
            <text:p>8,070001</text:p>
          </table:table-cell>
          <table:table-cell office:value-type="float" office:value="102954" calcext:value-type="float">
            <text:p>102954</text:p>
          </table:table-cell>
          <table:table-cell office:value-type="float" office:value="796.588989" calcext:value-type="float">
            <text:p>796,58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927.972961" calcext:value-type="float">
            <text:p>927,97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4" calcext:value-type="float">
            <text:p>103614</text:p>
          </table:table-cell>
          <table:table-cell office:value-type="float" office:value="718.096985" calcext:value-type="float">
            <text:p>718,09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599976" calcext:value-type="float">
            <text:p>713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80.129028" calcext:value-type="float">
            <text:p>780,129028</text:p>
          </table:table-cell>
          <table:table-cell office:value-type="float" office:value="1" calcext:value-type="float">
            <text:p>1</text:p>
          </table:table-cell>
          <table:table-cell office:value-type="float" office:value="79.153999" calcext:value-type="float">
            <text:p>79,153999</text:p>
          </table:table-cell>
          <table:table-cell office:value-type="float" office:value="103614" calcext:value-type="float">
            <text:p>103614</text:p>
          </table:table-cell>
          <table:table-cell office:value-type="float" office:value="738.661987" calcext:value-type="float">
            <text:p>738,66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419983" calcext:value-type="float">
            <text:p>713,41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951.574951" calcext:value-type="float">
            <text:p>951,574951</text:p>
          </table:table-cell>
          <table:table-cell office:value-type="float" office:value="1" calcext:value-type="float">
            <text:p>1</text:p>
          </table:table-cell>
          <table:table-cell office:value-type="float" office:value="7.761" calcext:value-type="float">
            <text:p>7,761</text:p>
          </table:table-cell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float" office:value="656.642029" calcext:value-type="float">
            <text:p>656,64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613.152954" calcext:value-type="float">
            <text:p>613,152954</text:p>
          </table:table-cell>
          <table:table-cell office:value-type="float" office:value="1" calcext:value-type="float">
            <text:p>1</text:p>
          </table:table-cell>
          <table:table-cell office:value-type="float" office:value="22.081001" calcext:value-type="float">
            <text:p>22,081001</text:p>
          </table:table-cell>
          <table:table-cell office:value-type="float" office:value="104009" calcext:value-type="float">
            <text:p>104009</text:p>
          </table:table-cell>
          <table:table-cell office:value-type="float" office:value="702.927979" calcext:value-type="float">
            <text:p>702,927979</text:p>
          </table:table-cell>
          <table:table-cell office:value-type="float" office:value="2" calcext:value-type="float">
            <text:p>2</text:p>
          </table:table-cell>
          <table:table-cell office:value-type="float" office:value="140.651993" calcext:value-type="float">
            <text:p>140,651993</text:p>
          </table:table-cell>
          <table:table-cell office:value-type="float" office:value="104009" calcext:value-type="float">
            <text:p>104009</text:p>
          </table:table-cell>
          <table:table-cell office:value-type="float" office:value="819.64801" calcext:value-type="float">
            <text:p>819,64801</text:p>
          </table:table-cell>
          <table:table-cell office:value-type="float" office:value="2" calcext:value-type="float">
            <text:p>2</text:p>
          </table:table-cell>
          <table:table-cell office:value-type="float" office:value="68.714005" calcext:value-type="float">
            <text:p>68,714005</text:p>
          </table:table-cell>
          <table:table-cell office:value-type="float" office:value="104009" calcext:value-type="float">
            <text:p>104009</text:p>
          </table:table-cell>
          <table:table-cell office:value-type="float" office:value="805.917969" calcext:value-type="float">
            <text:p>805,91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827.882019" calcext:value-type="float">
            <text:p>827,882019</text:p>
          </table:table-cell>
          <table:table-cell office:value-type="float" office:value="1" calcext:value-type="float">
            <text:p>1</text:p>
          </table:table-cell>
          <table:table-cell office:value-type="float" office:value="48.235001" calcext:value-type="float">
            <text:p>48,235001</text:p>
          </table:table-cell>
        </table:table-row>
        <table:table-row table:style-name="ro1">
          <table:table-cell office:value-type="float" office:value="104224" calcext:value-type="float">
            <text:p>104224</text:p>
          </table:table-cell>
          <table:table-cell office:value-type="float" office:value="726.279968" calcext:value-type="float">
            <text:p>726,279968</text:p>
          </table:table-cell>
          <table:table-cell office:value-type="float" office:value="1" calcext:value-type="float">
            <text:p>1</text:p>
          </table:table-cell>
          <table:table-cell office:value-type="float" office:value="127.090004" calcext:value-type="float">
            <text:p>127,090004</text:p>
          </table:table-cell>
          <table:table-cell office:value-type="float" office:value="104224" calcext:value-type="float">
            <text:p>104224</text:p>
          </table:table-cell>
          <table:table-cell office:value-type="float" office:value="822.192017" calcext:value-type="float">
            <text:p>822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58.327026" calcext:value-type="float">
            <text:p>758,32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35.838989" calcext:value-type="float">
            <text:p>735,8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86.778992" calcext:value-type="float">
            <text:p>786,77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694.526001" calcext:value-type="float">
            <text:p>694,526001</text:p>
          </table:table-cell>
          <table:table-cell office:value-type="float" office:value="1" calcext:value-type="float">
            <text:p>1</text:p>
          </table:table-cell>
          <table:table-cell office:value-type="float" office:value="61.128002" calcext:value-type="float">
            <text:p>61,128002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float" office:value="643.136963" calcext:value-type="float">
            <text:p>643,136963</text:p>
          </table:table-cell>
          <table:table-cell office:value-type="float" office:value="15" calcext:value-type="float">
            <text:p>15</text:p>
          </table:table-cell>
          <table:table-cell office:value-type="float" office:value="2269.861816" calcext:value-type="float">
            <text:p>2269,861816</text:p>
          </table:table-cell>
          <table:table-cell office:value-type="float" office:value="104359" calcext:value-type="float">
            <text:p>104359</text:p>
          </table:table-cell>
          <table:table-cell office:value-type="float" office:value="776.627991" calcext:value-type="float">
            <text:p>776,62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50.386963" calcext:value-type="float">
            <text:p>850,386963</text:p>
          </table:table-cell>
          <table:table-cell office:value-type="float" office:value="1" calcext:value-type="float">
            <text:p>1</text:p>
          </table:table-cell>
          <table:table-cell office:value-type="float" office:value="30.846001" calcext:value-type="float">
            <text:p>30,846001</text:p>
          </table:table-cell>
          <table:table-cell office:value-type="float" office:value="104359" calcext:value-type="float">
            <text:p>104359</text:p>
          </table:table-cell>
          <table:table-cell office:value-type="float" office:value="646.942017" calcext:value-type="float">
            <text:p>646,942017</text:p>
          </table:table-cell>
          <table:table-cell office:value-type="float" office:value="1" calcext:value-type="float">
            <text:p>1</text:p>
          </table:table-cell>
          <table:table-cell office:value-type="float" office:value="37.129997" calcext:value-type="float">
            <text:p>37,129997</text:p>
          </table:table-cell>
          <table:table-cell office:value-type="float" office:value="104359" calcext:value-type="float">
            <text:p>104359</text:p>
          </table:table-cell>
          <table:table-cell office:value-type="float" office:value="761.408997" calcext:value-type="float">
            <text:p>761,40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40.942993" calcext:value-type="float">
            <text:p>840,942993</text:p>
          </table:table-cell>
          <table:table-cell office:value-type="float" office:value="1" calcext:value-type="float">
            <text:p>1</text:p>
          </table:table-cell>
          <table:table-cell office:value-type="float" office:value="156.526993" calcext:value-type="float">
            <text:p>156,526993</text:p>
          </table:table-cell>
        </table:table-row>
        <table:table-row table:style-name="ro1">
          <table:table-cell office:value-type="float" office:value="104535" calcext:value-type="float">
            <text:p>104535</text:p>
          </table:table-cell>
          <table:table-cell office:value-type="float" office:value="769.945984" calcext:value-type="float">
            <text:p>769,94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33.966003" calcext:value-type="float">
            <text:p>833,9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717.176025" calcext:value-type="float">
            <text:p>717,17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07.218018" calcext:value-type="float">
            <text:p>807,218018</text:p>
          </table:table-cell>
          <table:table-cell office:value-type="float" office:value="1" calcext:value-type="float">
            <text:p>1</text:p>
          </table:table-cell>
          <table:table-cell office:value-type="float" office:value="13.474" calcext:value-type="float">
            <text:p>13,474</text:p>
          </table:table-cell>
          <table:table-cell office:value-type="float" office:value="104535" calcext:value-type="float">
            <text:p>104535</text:p>
          </table:table-cell>
          <table:table-cell office:value-type="float" office:value="721.762024" calcext:value-type="float">
            <text:p>72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697.171997" calcext:value-type="float">
            <text:p>697,171997</text:p>
          </table:table-cell>
          <table:table-cell office:value-type="float" office:value="1" calcext:value-type="float">
            <text:p>1</text:p>
          </table:table-cell>
          <table:table-cell office:value-type="float" office:value="49.882" calcext:value-type="float">
            <text:p>49,882</text:p>
          </table:table-cell>
        </table:table-row>
        <table:table-row table:style-name="ro1">
          <table:table-cell office:value-type="float" office:value="105247" calcext:value-type="float">
            <text:p>105247</text:p>
          </table:table-cell>
          <table:table-cell office:value-type="float" office:value="831.345947" calcext:value-type="float">
            <text:p>831,3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735.783997" calcext:value-type="float">
            <text:p>735,783997</text:p>
          </table:table-cell>
          <table:table-cell office:value-type="float" office:value="2" calcext:value-type="float">
            <text:p>2</text:p>
          </table:table-cell>
          <table:table-cell office:value-type="float" office:value="80.207001" calcext:value-type="float">
            <text:p>80,207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22.440002" calcext:value-type="float">
            <text:p>722,440002</text:p>
          </table:table-cell>
          <table:table-cell office:value-type="float" office:value="3" calcext:value-type="float">
            <text:p>3</text:p>
          </table:table-cell>
          <table:table-cell office:value-type="float" office:value="118.304001" calcext:value-type="float">
            <text:p>118,304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97.007996" calcext:value-type="float">
            <text:p>797,007996</text:p>
          </table:table-cell>
          <table:table-cell office:value-type="float" office:value="1" calcext:value-type="float">
            <text:p>1</text:p>
          </table:table-cell>
          <table:table-cell office:value-type="float" office:value="38.961998" calcext:value-type="float">
            <text:p>38,961998</text:p>
          </table:table-cell>
          <table:table-cell office:value-type="float" office:value="105247" calcext:value-type="float">
            <text:p>105247</text:p>
          </table:table-cell>
          <table:table-cell office:value-type="float" office:value="777.794006" calcext:value-type="float">
            <text:p>777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627.447021" calcext:value-type="float">
            <text:p>627,447021</text:p>
          </table:table-cell>
          <table:table-cell office:value-type="float" office:value="1" calcext:value-type="float">
            <text:p>1</text:p>
          </table:table-cell>
          <table:table-cell office:value-type="float" office:value="156.516006" calcext:value-type="float">
            <text:p>156,516006</text:p>
          </table:table-cell>
        </table:table-row>
        <table:table-row table:style-name="ro1">
          <table:table-cell office:value-type="float" office:value="105750" calcext:value-type="float">
            <text:p>105750</text:p>
          </table:table-cell>
          <table:table-cell office:value-type="float" office:value="807.605042" calcext:value-type="float">
            <text:p>807,605042</text:p>
          </table:table-cell>
          <table:table-cell office:value-type="float" office:value="125" calcext:value-type="float">
            <text:p>125</text:p>
          </table:table-cell>
          <table:table-cell office:value-type="float" office:value="1917.271606" calcext:value-type="float">
            <text:p>1917,27160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5.543945" calcext:value-type="float">
            <text:p>855,543945</text:p>
          </table:table-cell>
          <table:table-cell office:value-type="float" office:value="138" calcext:value-type="float">
            <text:p>138</text:p>
          </table:table-cell>
          <table:table-cell office:value-type="float" office:value="1816.071655" calcext:value-type="float">
            <text:p>1816,071655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2.747986" calcext:value-type="float">
            <text:p>912,747986</text:p>
          </table:table-cell>
          <table:table-cell office:value-type="float" office:value="1" calcext:value-type="float">
            <text:p>1</text:p>
          </table:table-cell>
          <table:table-cell office:value-type="float" office:value="22.666" calcext:value-type="float">
            <text:p>22,66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0.51001" calcext:value-type="float">
            <text:p>850,51001</text:p>
          </table:table-cell>
          <table:table-cell office:value-type="float" office:value="120" calcext:value-type="float">
            <text:p>120</text:p>
          </table:table-cell>
          <table:table-cell office:value-type="float" office:value="1693.159912" calcext:value-type="float">
            <text:p>1693,159912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9.261963" calcext:value-type="float">
            <text:p>919,261963</text:p>
          </table:table-cell>
          <table:table-cell office:value-type="float" office:value="122" calcext:value-type="float">
            <text:p>122</text:p>
          </table:table-cell>
          <table:table-cell office:value-type="float" office:value="1582.402832" calcext:value-type="float">
            <text:p>1582,402832</text:p>
          </table:table-cell>
          <table:table-cell office:value-type="float" office:value="105750" calcext:value-type="float">
            <text:p>105750</text:p>
          </table:table-cell>
          <table:table-cell office:value-type="float" office:value="742.64502" calcext:value-type="float">
            <text:p>742,64502</text:p>
          </table:table-cell>
          <table:table-cell office:value-type="float" office:value="182" calcext:value-type="float">
            <text:p>182</text:p>
          </table:table-cell>
          <table:table-cell office:value-type="float" office:value="2454.490723" calcext:value-type="float">
            <text:p>2454,490723</text:p>
          </table:table-cell>
        </table:table-row>
        <table:table-row table:style-name="ro1">
          <table:table-cell office:value-type="float" office:value="105936" calcext:value-type="float">
            <text:p>105936</text:p>
          </table:table-cell>
          <table:table-cell office:value-type="float" office:value="729.659973" calcext:value-type="float">
            <text:p>729,65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41.711975" calcext:value-type="float">
            <text:p>741,71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34.984009" calcext:value-type="float">
            <text:p>834,98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72.963013" calcext:value-type="float">
            <text:p>872,9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65.066956" calcext:value-type="float">
            <text:p>765,06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06.19104" calcext:value-type="float">
            <text:p>806,1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3" calcext:value-type="float">
            <text:p>110113</text:p>
          </table:table-cell>
          <table:table-cell office:value-type="float" office:value="677.834961" calcext:value-type="float">
            <text:p>677,83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803.07605" calcext:value-type="float">
            <text:p>803,0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1.174011" calcext:value-type="float">
            <text:p>641,174011</text:p>
          </table:table-cell>
          <table:table-cell office:value-type="float" office:value="4" calcext:value-type="float">
            <text:p>4</text:p>
          </table:table-cell>
          <table:table-cell office:value-type="float" office:value="123.859009" calcext:value-type="float">
            <text:p>123,859009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6.699036" calcext:value-type="float">
            <text:p>646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715.791992" calcext:value-type="float">
            <text:p>715,791992</text:p>
          </table:table-cell>
          <table:table-cell office:value-type="float" office:value="1" calcext:value-type="float">
            <text:p>1</text:p>
          </table:table-cell>
          <table:table-cell office:value-type="float" office:value="51.771" calcext:value-type="float">
            <text:p>51,771</text:p>
          </table:table-cell>
          <table:table-cell office:value-type="float" office:value="110113" calcext:value-type="float">
            <text:p>110113</text:p>
          </table:table-cell>
          <table:table-cell office:value-type="float" office:value="740.513" calcext:value-type="float">
            <text:p>740,513</text:p>
          </table:table-cell>
          <table:table-cell office:value-type="float" office:value="1" calcext:value-type="float">
            <text:p>1</text:p>
          </table:table-cell>
          <table:table-cell office:value-type="float" office:value="35.059002" calcext:value-type="float">
            <text:p>35,059002</text:p>
          </table:table-cell>
        </table:table-row>
        <table:table-row table:style-name="ro1">
          <table:table-cell office:value-type="float" office:value="110249" calcext:value-type="float">
            <text:p>110249</text:p>
          </table:table-cell>
          <table:table-cell office:value-type="float" office:value="892.902954" calcext:value-type="float">
            <text:p>892,902954</text:p>
          </table:table-cell>
          <table:table-cell office:value-type="float" office:value="1" calcext:value-type="float">
            <text:p>1</text:p>
          </table:table-cell>
          <table:table-cell office:value-type="float" office:value="55.038002" calcext:value-type="float">
            <text:p>55,038002</text:p>
          </table:table-cell>
          <table:table-cell office:value-type="float" office:value="110249" calcext:value-type="float">
            <text:p>110249</text:p>
          </table:table-cell>
          <table:table-cell office:value-type="float" office:value="798.107056" calcext:value-type="float">
            <text:p>798,107056</text:p>
          </table:table-cell>
          <table:table-cell office:value-type="float" office:value="1" calcext:value-type="float">
            <text:p>1</text:p>
          </table:table-cell>
          <table:table-cell office:value-type="float" office:value="21.957001" calcext:value-type="float">
            <text:p>21,957001</text:p>
          </table:table-cell>
          <table:table-cell office:value-type="float" office:value="110249" calcext:value-type="float">
            <text:p>110249</text:p>
          </table:table-cell>
          <table:table-cell office:value-type="float" office:value="741.517029" calcext:value-type="float">
            <text:p>741,51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5.744019" calcext:value-type="float">
            <text:p>725,744019</text:p>
          </table:table-cell>
          <table:table-cell office:value-type="float" office:value="1" calcext:value-type="float">
            <text:p>1</text:p>
          </table:table-cell>
          <table:table-cell office:value-type="float" office:value="13.516" calcext:value-type="float">
            <text:p>13,516</text:p>
          </table:table-cell>
          <table:table-cell office:value-type="float" office:value="110249" calcext:value-type="float">
            <text:p>110249</text:p>
          </table:table-cell>
          <table:table-cell office:value-type="float" office:value="816.153992" calcext:value-type="float">
            <text:p>816,153992</text:p>
          </table:table-cell>
          <table:table-cell office:value-type="float" office:value="1" calcext:value-type="float">
            <text:p>1</text:p>
          </table:table-cell>
          <table:table-cell office:value-type="float" office:value="106.283997" calcext:value-type="float">
            <text:p>106,283997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7.190979" calcext:value-type="float">
            <text:p>727,19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24" calcext:value-type="float">
            <text:p>110424</text:p>
          </table:table-cell>
          <table:table-cell office:value-type="float" office:value="744.203979" calcext:value-type="float">
            <text:p>744,20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89.815002" calcext:value-type="float">
            <text:p>789,81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3.521973" calcext:value-type="float">
            <text:p>733,521973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12,72</text:p>
          </table:table-cell>
          <table:table-cell office:value-type="float" office:value="110424" calcext:value-type="float">
            <text:p>110424</text:p>
          </table:table-cell>
          <table:table-cell office:value-type="float" office:value="714.354004" calcext:value-type="float">
            <text:p>714,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7.75" calcext:value-type="float">
            <text:p>737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66.188965" calcext:value-type="float">
            <text:p>766,188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825.175726266667" calcext:value-type="float">
            <text:p>825,1757262667</text:p>
          </table:table-cell>
          <table:table-cell table:style-name="ce1" table:formula="of:=AVERAGE([C6.C5:.C34])" office:value-type="float" office:value="9.13333333333333" calcext:value-type="float">
            <text:p>9,1333333333</text:p>
          </table:table-cell>
          <table:table-cell table:style-name="ce15" table:formula="of:=AVERAGE([C6.D5:.D34])" office:value-type="float" office:value="290.6437541" calcext:value-type="float">
            <text:p>290,64375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818.814937333333" calcext:value-type="float">
            <text:p>818,8149373333</text:p>
          </table:table-cell>
          <table:table-cell table:style-name="ce1" table:formula="of:=AVERAGE([C6.G5:.G34])" office:value-type="float" office:value="8.6" calcext:value-type="float">
            <text:p>8,6</text:p>
          </table:table-cell>
          <table:table-cell table:style-name="ce15" table:formula="of:=AVERAGE([C6.H5:.H34])" office:value-type="float" office:value="209.057316766667" calcext:value-type="float">
            <text:p>209,05731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833.005837033333" calcext:value-type="float">
            <text:p>833,0058370333</text:p>
          </table:table-cell>
          <table:table-cell table:style-name="ce1" table:formula="of:=AVERAGE([C6.K5:.K34])" office:value-type="float" office:value="1.76666666666667" calcext:value-type="float">
            <text:p>1,7666666667</text:p>
          </table:table-cell>
          <table:table-cell table:style-name="ce15" table:formula="of:=AVERAGE([C6.L5:.L34])" office:value-type="float" office:value="70.2268351666667" calcext:value-type="float">
            <text:p>70,226835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823.380405766667" calcext:value-type="float">
            <text:p>823,3804057667</text:p>
          </table:table-cell>
          <table:table-cell table:style-name="ce1" table:formula="of:=AVERAGE([C6.O5:.O34])" office:value-type="float" office:value="8.86666666666667" calcext:value-type="float">
            <text:p>8,8666666667</text:p>
          </table:table-cell>
          <table:table-cell table:style-name="ce15" table:formula="of:=AVERAGE([C6.P5:.P34])" office:value-type="float" office:value="214.139674366667" calcext:value-type="float">
            <text:p>214,139674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823.830794266666" calcext:value-type="float">
            <text:p>823,8307942667</text:p>
          </table:table-cell>
          <table:table-cell table:style-name="ce1" table:formula="of:=AVERAGE([C6.S5:.S34])" office:value-type="float" office:value="7.56666666666667" calcext:value-type="float">
            <text:p>7,5666666667</text:p>
          </table:table-cell>
          <table:table-cell table:style-name="ce15" table:formula="of:=AVERAGE([C6.T5:.T34])" office:value-type="float" office:value="171.3459221" calcext:value-type="float">
            <text:p>171,345922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835.032725" calcext:value-type="float">
            <text:p>835,032725</text:p>
          </table:table-cell>
          <table:table-cell table:style-name="ce1" table:formula="of:=AVERAGE([C6.W5:.W34])" office:value-type="float" office:value="10.4" calcext:value-type="float">
            <text:p>10,4</text:p>
          </table:table-cell>
          <table:table-cell table:style-name="ce15" table:formula="of:=AVERAGE([C6.X5:.X34])" office:value-type="float" office:value="248.4305664" calcext:value-type="float">
            <text:p>248,430566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803.01001" calcext:value-type="float">
            <text:p>803,01001</text:p>
          </table:table-cell>
          <table:table-cell table:style-name="ce1" table:formula="of:=MEDIAN([C6.C5:.C34])" office:value-type="float" office:value="1" calcext:value-type="float">
            <text:p>1</text:p>
          </table:table-cell>
          <table:table-cell table:style-name="ce15" table:formula="of:=MEDIAN([C6.D5:.D34])" office:value-type="float" office:value="22.1674995" calcext:value-type="float">
            <text:p>22,167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799.966034" calcext:value-type="float">
            <text:p>799,966034</text:p>
          </table:table-cell>
          <table:table-cell table:style-name="ce1" table:formula="of:=MEDIAN([C6.G5:.G34])" office:value-type="float" office:value="1" calcext:value-type="float">
            <text:p>1</text:p>
          </table:table-cell>
          <table:table-cell table:style-name="ce15" table:formula="of:=MEDIAN([C6.H5:.H34])" office:value-type="float" office:value="33.7930005" calcext:value-type="float">
            <text:p>33,793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786.293518" calcext:value-type="float">
            <text:p>786,293518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17.693" calcext:value-type="float">
            <text:p>17,69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809.426514" calcext:value-type="float">
            <text:p>809,426514</text:p>
          </table:table-cell>
          <table:table-cell table:style-name="ce1" table:formula="of:=MEDIAN([C6.O5:.O34])" office:value-type="float" office:value="1" calcext:value-type="float">
            <text:p>1</text:p>
          </table:table-cell>
          <table:table-cell table:style-name="ce15" table:formula="of:=MEDIAN([C6.P5:.P34])" office:value-type="float" office:value="26.6064985" calcext:value-type="float">
            <text:p>26,60649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782.286499" calcext:value-type="float">
            <text:p>782,286499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817.0365295" calcext:value-type="float">
            <text:p>817,0365295</text:p>
          </table:table-cell>
          <table:table-cell table:style-name="ce1" table:formula="of:=MEDIAN([C6.W5:.W34])" office:value-type="float" office:value="1" calcext:value-type="float">
            <text:p>1</text:p>
          </table:table-cell>
          <table:table-cell table:style-name="ce15" table:formula="of:=MEDIAN([C6.X5:.X34])" office:value-type="float" office:value="23.054" calcext:value-type="float">
            <text:p>23,054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42.530225632996" calcext:value-type="float">
            <text:p>142,530225633</text:p>
          </table:table-cell>
          <table:table-cell table:style-name="ce11" table:formula="of:=STDEV([C6.C5:.C34])" office:value-type="float" office:value="29.2830813026005" calcext:value-type="float">
            <text:p>29,2830813026</text:p>
          </table:table-cell>
          <table:table-cell table:style-name="ce16" table:formula="of:=STDEV([C6.D5:.D34])" office:value-type="float" office:value="716.194577620867" calcext:value-type="float">
            <text:p>716,19457762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07.84944514993" calcext:value-type="float">
            <text:p>107,8494451499</text:p>
          </table:table-cell>
          <table:table-cell table:style-name="ce11" table:formula="of:=STDEV([C6.G5:.G34])" office:value-type="float" office:value="27.7620430531105" calcext:value-type="float">
            <text:p>27,7620430531</text:p>
          </table:table-cell>
          <table:table-cell table:style-name="ce16" table:formula="of:=STDEV([C6.H5:.H34])" office:value-type="float" office:value="434.89362063852" calcext:value-type="float">
            <text:p>434,893620638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40.398408510753" calcext:value-type="float">
            <text:p>140,3984085108</text:p>
          </table:table-cell>
          <table:table-cell table:style-name="ce11" table:formula="of:=STDEV([C6.K5:.K34])" office:value-type="float" office:value="5.04929720840936" calcext:value-type="float">
            <text:p>5,0492972084</text:p>
          </table:table-cell>
          <table:table-cell table:style-name="ce16" table:formula="of:=STDEV([C6.L5:.L34])" office:value-type="float" office:value="139.162442175866" calcext:value-type="float">
            <text:p>139,16244217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108.427881281175" calcext:value-type="float">
            <text:p>108,4278812812</text:p>
          </table:table-cell>
          <table:table-cell table:style-name="ce11" table:formula="of:=STDEV([C6.O5:.O34])" office:value-type="float" office:value="29.4263936573641" calcext:value-type="float">
            <text:p>29,4263936574</text:p>
          </table:table-cell>
          <table:table-cell table:style-name="ce16" table:formula="of:=STDEV([C6.P5:.P34])" office:value-type="float" office:value="534.724484555802" calcext:value-type="float">
            <text:p>534,72448455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19.409827212763" calcext:value-type="float">
            <text:p>119,4098272128</text:p>
          </table:table-cell>
          <table:table-cell table:style-name="ce11" table:formula="of:=STDEV([C6.S5:.S34])" office:value-type="float" office:value="24.8591665371054" calcext:value-type="float">
            <text:p>24,8591665371</text:p>
          </table:table-cell>
          <table:table-cell table:style-name="ce16" table:formula="of:=STDEV([C6.T5:.T34])" office:value-type="float" office:value="404.822054442031" calcext:value-type="float">
            <text:p>404,8220544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44.886104845222" calcext:value-type="float">
            <text:p>144,8861048452</text:p>
          </table:table-cell>
          <table:table-cell table:style-name="ce11" table:formula="of:=STDEV([C6.W5:.W34])" office:value-type="float" office:value="36.0120669431406" calcext:value-type="float">
            <text:p>36,0120669431</text:p>
          </table:table-cell>
          <table:table-cell table:style-name="ce16" table:formula="of:=STDEV([C6.X5:.X34])" office:value-type="float" office:value="623.104146026417" calcext:value-type="float">
            <text:p>623,10414602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826.540070944444" calcext:value-type="float">
            <text:p>826,5400709444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7.72222222222222" calcext:value-type="float">
            <text:p>7,7222222222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00.64067815" calcext:value-type="float">
            <text:p>200,64067815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5.171134366667" calcext:value-type="float">
            <text:p>915,1711343667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91.087881933333" calcext:value-type="float">
            <text:p>491,087881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3.849361166667" calcext:value-type="float">
            <text:p>923,8493611667</text:p>
          </table:table-cell>
          <table:table-cell table:style-name="ce1" table:formula="of:=AVERAGE([C7.G5:.G34])" office:value-type="float" office:value="6.66666666666667" calcext:value-type="float">
            <text:p>6,6666666667</text:p>
          </table:table-cell>
          <table:table-cell table:style-name="ce15" table:formula="of:=AVERAGE([C7.H5:.H34])" office:value-type="float" office:value="363.4270174" calcext:value-type="float">
            <text:p>363,427017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4.622104866667" calcext:value-type="float">
            <text:p>934,6221048667</text:p>
          </table:table-cell>
          <table:table-cell table:style-name="ce1" table:formula="of:=AVERAGE([C7.K5:.K34])" office:value-type="float" office:value="9.33333333333333" calcext:value-type="float">
            <text:p>9,3333333333</text:p>
          </table:table-cell>
          <table:table-cell table:style-name="ce15" table:formula="of:=AVERAGE([C7.L5:.L34])" office:value-type="float" office:value="441.727812466667" calcext:value-type="float">
            <text:p>441,727812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5.4369263" calcext:value-type="float">
            <text:p>955,4369263</text:p>
          </table:table-cell>
          <table:table-cell table:style-name="ce1" table:formula="of:=AVERAGE([C7.O5:.O34])" office:value-type="float" office:value="3.63333333333333" calcext:value-type="float">
            <text:p>3,6333333333</text:p>
          </table:table-cell>
          <table:table-cell table:style-name="ce15" table:formula="of:=AVERAGE([C7.P5:.P34])" office:value-type="float" office:value="287.932436666667" calcext:value-type="float">
            <text:p>287,932436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1.765466366667" calcext:value-type="float">
            <text:p>911,7654663667</text:p>
          </table:table-cell>
          <table:table-cell table:style-name="ce1" table:formula="of:=AVERAGE([C7.S5:.S34])" office:value-type="float" office:value="8.56666666666667" calcext:value-type="float">
            <text:p>8,5666666667</text:p>
          </table:table-cell>
          <table:table-cell table:style-name="ce15" table:formula="of:=AVERAGE([C7.T5:.T34])" office:value-type="float" office:value="557.829874866667" calcext:value-type="float">
            <text:p>557,829874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6.6013549" calcext:value-type="float">
            <text:p>936,6013549</text:p>
          </table:table-cell>
          <table:table-cell table:style-name="ce1" table:formula="of:=AVERAGE([C7.W5:.W34])" office:value-type="float" office:value="7.8" calcext:value-type="float">
            <text:p>7,8</text:p>
          </table:table-cell>
          <table:table-cell table:style-name="ce15" table:formula="of:=AVERAGE([C7.X5:.X34])" office:value-type="float" office:value="474.830470666667" calcext:value-type="float">
            <text:p>474,830470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9.623999033333" calcext:value-type="float">
            <text:p>929,6239990333</text:p>
          </table:table-cell>
          <table:table-cell table:style-name="ce1" table:formula="of:=AVERAGE([C7.AA5:.AA34])" office:value-type="float" office:value="7.73333333333333" calcext:value-type="float">
            <text:p>7,7333333333</text:p>
          </table:table-cell>
          <table:table-cell table:style-name="ce15" table:formula="of:=AVERAGE([C7.AB5:.AB34])" office:value-type="float" office:value="466.8608017" calcext:value-type="float">
            <text:p>466,860801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10.927002" calcext:value-type="float">
            <text:p>910,927002</text:p>
          </table:table-cell>
          <table:table-cell table:style-name="ce1" table:formula="of:=MEDIAN([C7.C5:.C34])" office:value-type="float" office:value="2.5" calcext:value-type="float">
            <text:p>2,5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20.2734985" calcext:value-type="float">
            <text:p>920,2734985</text:p>
          </table:table-cell>
          <table:table-cell table:style-name="ce1" table:formula="of:=MEDIAN([C7.G5:.G34])" office:value-type="float" office:value="3" calcext:value-type="float">
            <text:p>3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5.5565185" calcext:value-type="float">
            <text:p>935,5565185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11.652008" calcext:value-type="float">
            <text:p>211,65200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3" calcext:value-type="float">
            <text:p>3</text:p>
          </table:table-cell>
          <table:table-cell table:style-name="ce15" table:formula="of:=MEDIAN([C7.P5:.P34])" office:value-type="float" office:value="254.278" calcext:value-type="float">
            <text:p>254,27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4" calcext:value-type="float">
            <text:p>4</text:p>
          </table:table-cell>
          <table:table-cell table:style-name="ce15" table:formula="of:=MEDIAN([C7.T5:.T34])" office:value-type="float" office:value="333.7859805" calcext:value-type="float">
            <text:p>333,78598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50.2955015" calcext:value-type="float">
            <text:p>250,2955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41.6579895" calcext:value-type="float">
            <text:p>941,6579895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42.854988" calcext:value-type="float">
            <text:p>242,85498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3.667509086695" calcext:value-type="float">
            <text:p>123,6675090867</text:p>
          </table:table-cell>
          <table:table-cell table:style-name="ce11" table:formula="of:=STDEV([C7.C5:.C34])" office:value-type="float" office:value="17.2701323464636" calcext:value-type="float">
            <text:p>17,2701323465</text:p>
          </table:table-cell>
          <table:table-cell table:style-name="ce16" table:formula="of:=STDEV([C7.D5:.D34])" office:value-type="float" office:value="634.339697428131" calcext:value-type="float">
            <text:p>634,33969742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570913237518" calcext:value-type="float">
            <text:p>101,5709132375</text:p>
          </table:table-cell>
          <table:table-cell table:style-name="ce11" table:formula="of:=STDEV([C7.G5:.G34])" office:value-type="float" office:value="14.3246431822524" calcext:value-type="float">
            <text:p>14,3246431823</text:p>
          </table:table-cell>
          <table:table-cell table:style-name="ce16" table:formula="of:=STDEV([C7.H5:.H34])" office:value-type="float" office:value="566.092708888736" calcext:value-type="float">
            <text:p>566,09270888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7.702608049218" calcext:value-type="float">
            <text:p>107,7026080492</text:p>
          </table:table-cell>
          <table:table-cell table:style-name="ce11" table:formula="of:=STDEV([C7.K5:.K34])" office:value-type="float" office:value="24.451688233561" calcext:value-type="float">
            <text:p>24,4516882336</text:p>
          </table:table-cell>
          <table:table-cell table:style-name="ce16" table:formula="of:=STDEV([C7.L5:.L34])" office:value-type="float" office:value="633.487557138862" calcext:value-type="float">
            <text:p>633,4875571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6.635151658978" calcext:value-type="float">
            <text:p>116,635151659</text:p>
          </table:table-cell>
          <table:table-cell table:style-name="ce11" table:formula="of:=STDEV([C7.O5:.O34])" office:value-type="float" office:value="4.29501180868943" calcext:value-type="float">
            <text:p>4,2950118087</text:p>
          </table:table-cell>
          <table:table-cell table:style-name="ce16" table:formula="of:=STDEV([C7.P5:.P34])" office:value-type="float" office:value="304.5268993797" calcext:value-type="float">
            <text:p>304,52689937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96.3943704639011" calcext:value-type="float">
            <text:p>96,3943704639</text:p>
          </table:table-cell>
          <table:table-cell table:style-name="ce11" table:formula="of:=STDEV([C7.S5:.S34])" office:value-type="float" office:value="18.7261265640269" calcext:value-type="float">
            <text:p>18,726126564</text:p>
          </table:table-cell>
          <table:table-cell table:style-name="ce16" table:formula="of:=STDEV([C7.T5:.T34])" office:value-type="float" office:value="649.370933890033" calcext:value-type="float">
            <text:p>649,37093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45.787674102111" calcext:value-type="float">
            <text:p>145,7876741021</text:p>
          </table:table-cell>
          <table:table-cell table:style-name="ce11" table:formula="of:=STDEV([C7.W5:.W34])" office:value-type="float" office:value="15.7882540363791" calcext:value-type="float">
            <text:p>15,7882540364</text:p>
          </table:table-cell>
          <table:table-cell table:style-name="ce16" table:formula="of:=STDEV([C7.X5:.X34])" office:value-type="float" office:value="631.006478446589" calcext:value-type="float">
            <text:p>631,00647844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4.452430259653" calcext:value-type="float">
            <text:p>114,4524302597</text:p>
          </table:table-cell>
          <table:table-cell table:style-name="ce11" table:formula="of:=STDEV([C7.AA5:.AA34])" office:value-type="float" office:value="14.7599956390362" calcext:value-type="float">
            <text:p>14,759995639</text:p>
          </table:table-cell>
          <table:table-cell table:style-name="ce16" table:formula="of:=STDEV([C7.AB5:.AB34])" office:value-type="float" office:value="512.231451564578" calcext:value-type="float">
            <text:p>512,23145156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9125834170423" calcext:value-type="float">
            <text:p>15,9125834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518994265004" calcext:value-type="float">
            <text:p>2,275189942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7791990433442" calcext:value-type="float">
            <text:p>78,77919904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office:value-type="float" office:value="582.901978" calcext:value-type="float">
            <text:p>582,90197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office:value-type="float" office:value="558.825012" calcext:value-type="float">
            <text:p>558,825012</text:p>
          </table:table-cell>
          <table:table-cell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office:value-type="float" office:value="2842.943848" calcext:value-type="float">
            <text:p>2842,94384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office:value-type="float" office:value="3" calcext:value-type="float">
            <text:p>3</text:p>
          </table:table-cell>
          <table:table-cell office:value-type="float" office:value="115.100006" calcext:value-type="float">
            <text:p>115,100006</text:p>
          </table:table-cell>
          <table:table-cell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office:value-type="float" office:value="467.108032" calcext:value-type="float">
            <text:p>467,108032</text:p>
          </table:table-cell>
          <table:table-cell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office:value-type="float" office:value="133.895996" calcext:value-type="float">
            <text:p>133,895996</text:p>
          </table:table-cell>
          <table:table-cell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office:value-type="float" office:value="219.576004" calcext:value-type="float">
            <text:p>219,576004</text:p>
          </table:table-cell>
        </table:table-row>
        <table:table-row table:style-name="ro1">
          <table:table-cell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office:value-type="float" office:value="573.593994" calcext:value-type="float">
            <text:p>573,593994</text:p>
          </table:table-cell>
          <table:table-cell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office:value-type="float" office:value="374.760986" calcext:value-type="float">
            <text:p>374,760986</text:p>
          </table:table-cell>
          <table:table-cell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office:value-type="float" office:value="5529.458008" calcext:value-type="float">
            <text:p>5529,45800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office:value-type="float" office:value="6332.474121" calcext:value-type="float">
            <text:p>6332,474121</text:p>
          </table:table-cell>
          <table:table-cell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office:value-type="float" office:value="8" calcext:value-type="float">
            <text:p>8</text:p>
          </table:table-cell>
          <table:table-cell office:value-type="float" office:value="547.89801" calcext:value-type="float">
            <text:p>547,89801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office:value-type="float" office:value="104.241997" calcext:value-type="float">
            <text:p>104,241997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office:value-type="float" office:value="195.684998" calcext:value-type="float">
            <text:p>195,68499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office:value-type="float" office:value="1049.171997" calcext:value-type="float">
            <text:p>1049,17199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office:value-type="float" office:value="1339.75" calcext:value-type="float">
            <text:p>1339,75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office:value-type="float" office:value="387.993988" calcext:value-type="float">
            <text:p>387,9939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office:value-type="float" office:value="1771.354004" calcext:value-type="float">
            <text:p>1771,35400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office:value-type="float" office:value="1281.465088" calcext:value-type="float">
            <text:p>1281,4650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office:value-type="float" office:value="11" calcext:value-type="float">
            <text:p>11</text:p>
          </table:table-cell>
          <table:table-cell office:value-type="float" office:value="1891.121094" calcext:value-type="float">
            <text:p>1891,12109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office:value-type="float" office:value="1051.195068" calcext:value-type="float">
            <text:p>1051,19506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office:value-type="float" office:value="436.601013" calcext:value-type="float">
            <text:p>436,601013</text:p>
          </table:table-cell>
          <table:table-cell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office:value-type="float" office:value="878.419922" calcext:value-type="float">
            <text:p>878,419922</text:p>
          </table:table-cell>
        </table:table-row>
        <table:table-row table:style-name="ro1">
          <table:table-cell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office:value-type="float" office:value="543.623047" calcext:value-type="float">
            <text:p>543,623047</text:p>
          </table:table-cell>
          <table:table-cell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office:value-type="float" office:value="1028.073975" calcext:value-type="float">
            <text:p>1028,073975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office:value-type="float" office:value="640.681946" calcext:value-type="float">
            <text:p>640,681946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office:value-type="float" office:value="379.984985" calcext:value-type="float">
            <text:p>379,984985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office:value-type="float" office:value="7" calcext:value-type="float">
            <text:p>7</text:p>
          </table:table-cell>
          <table:table-cell office:value-type="float" office:value="525.755981" calcext:value-type="float">
            <text:p>525,755981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office:value-type="float" office:value="885.442017" calcext:value-type="float">
            <text:p>885,442017</text:p>
          </table:table-cell>
          <table:table-cell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office:value-type="float" office:value="805.591003" calcext:value-type="float">
            <text:p>805,591003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office:value-type="float" office:value="489.471985" calcext:value-type="float">
            <text:p>489,471985</text:p>
          </table:table-cell>
        </table:table-row>
        <table:table-row table:style-name="ro1">
          <table:table-cell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office:value-type="float" office:value="3409.948486" calcext:value-type="float">
            <text:p>3409,9484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office:value-type="float" office:value="1123.723022" calcext:value-type="float">
            <text:p>1123,723022</text:p>
          </table:table-cell>
          <table:table-cell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office:value-type="float" office:value="687.260925" calcext:value-type="float">
            <text:p>687,26092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office:value-type="float" office:value="606.291016" calcext:value-type="float">
            <text:p>606,29101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office:value-type="float" office:value="4" calcext:value-type="float">
            <text:p>4</text:p>
          </table:table-cell>
          <table:table-cell office:value-type="float" office:value="108.406998" calcext:value-type="float">
            <text:p>108,406998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office:value-type="float" office:value="341.678986" calcext:value-type="float">
            <text:p>341,6789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office:value-type="float" office:value="557.852051" calcext:value-type="float">
            <text:p>557,852051</text:p>
          </table:table-cell>
          <table:table-cell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office:value-type="float" office:value="368.637024" calcext:value-type="float">
            <text:p>368,637024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office:value-type="float" office:value="1057.515991" calcext:value-type="float">
            <text:p>1057,515991</text:p>
          </table:table-cell>
          <table:table-cell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office:value-type="float" office:value="806.414062" calcext:value-type="float">
            <text:p>806,414062</text:p>
          </table:table-cell>
          <table:table-cell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office:value-type="float" office:value="1740.98999" calcext:value-type="float">
            <text:p>1740,98999</text:p>
          </table:table-cell>
          <table:table-cell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office:value-type="float" office:value="1227.760986" calcext:value-type="float">
            <text:p>1227,760986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office:value-type="float" office:value="5" calcext:value-type="float">
            <text:p>5</text:p>
          </table:table-cell>
          <table:table-cell office:value-type="float" office:value="456.693024" calcext:value-type="float">
            <text:p>456,69302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office:value-type="float" office:value="3799.503174" calcext:value-type="float">
            <text:p>3799,50317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office:value-type="float" office:value="1480.551025" calcext:value-type="float">
            <text:p>1480,551025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office:value-type="float" office:value="808.213928" calcext:value-type="float">
            <text:p>808,213928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office:value-type="float" office:value="795.077026" calcext:value-type="float">
            <text:p>795,077026</text:p>
          </table:table-cell>
          <table:table-cell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office:value-type="float" office:value="474.475006" calcext:value-type="float">
            <text:p>474,475006</text:p>
          </table:table-cell>
          <table:table-cell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office:value-type="float" office:value="256.921997" calcext:value-type="float">
            <text:p>256,92199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office:value-type="float" office:value="912.873047" calcext:value-type="float">
            <text:p>912,87304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office:value-type="float" office:value="4" calcext:value-type="float">
            <text:p>4</text:p>
          </table:table-cell>
          <table:table-cell office:value-type="float" office:value="607.299011" calcext:value-type="float">
            <text:p>607,29901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office:value-type="float" office:value="495.289001" calcext:value-type="float">
            <text:p>495,28900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office:value-type="float" office:value="137.277008" calcext:value-type="float">
            <text:p>137,277008</text:p>
          </table:table-cell>
          <table:table-cell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office:value-type="float" office:value="3033.289062" calcext:value-type="float">
            <text:p>3033,289062</text:p>
          </table:table-cell>
        </table:table-row>
        <table:table-row table:style-name="ro1">
          <table:table-cell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office:value-type="float" office:value="33.282001" calcext:value-type="float">
            <text:p>33,282001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office:value-type="float" office:value="590.151978" calcext:value-type="float">
            <text:p>590,15197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office:value-type="float" office:value="45.145" calcext:value-type="float">
            <text:p>45,145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office:value-type="float" office:value="630.185974" calcext:value-type="float">
            <text:p>630,18597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office:value-type="float" office:value="5" calcext:value-type="float">
            <text:p>5</text:p>
          </table:table-cell>
          <table:table-cell office:value-type="float" office:value="608.106018" calcext:value-type="float">
            <text:p>608,10601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office:value-type="float" office:value="203.563004" calcext:value-type="float">
            <text:p>203,56300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office:value-type="float" office:value="290.22699" calcext:value-type="float">
            <text:p>290,22699</text:p>
          </table:table-cell>
          <table:table-cell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office:value-type="float" office:value="225.981995" calcext:value-type="float">
            <text:p>225,981995</text:p>
          </table:table-cell>
        </table:table-row>
        <table:table-row table:style-name="ro1">
          <table:table-cell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office:value-type="float" office:value="1093.150024" calcext:value-type="float">
            <text:p>1093,150024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office:value-type="float" office:value="693.101013" calcext:value-type="float">
            <text:p>693,10101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office:value-type="float" office:value="587.404968" calcext:value-type="float">
            <text:p>587,404968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office:value-type="float" office:value="2887.896973" calcext:value-type="float">
            <text:p>2887,89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office:value-type="float" office:value="2" calcext:value-type="float">
            <text:p>2</text:p>
          </table:table-cell>
          <table:table-cell office:value-type="float" office:value="642.146973" calcext:value-type="float">
            <text:p>642,14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office:value-type="float" office:value="406.257996" calcext:value-type="float">
            <text:p>406,257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office:value-type="float" office:value="400.973022" calcext:value-type="float">
            <text:p>400,973022</text:p>
          </table:table-cell>
          <table:table-cell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office:value-type="float" office:value="155.555008" calcext:value-type="float">
            <text:p>155,555008</text:p>
          </table:table-cell>
        </table:table-row>
        <table:table-row table:style-name="ro1">
          <table:table-cell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office:value-type="float" office:value="1470.717163" calcext:value-type="float">
            <text:p>1470,717163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office:value-type="float" office:value="994.999023" calcext:value-type="float">
            <text:p>994,999023</text:p>
          </table:table-cell>
          <table:table-cell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office:value-type="float" office:value="1489.244995" calcext:value-type="float">
            <text:p>1489,244995</text:p>
          </table:table-cell>
          <table:table-cell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office:value-type="float" office:value="779.325989" calcext:value-type="float">
            <text:p>779,325989</text:p>
          </table:table-cell>
          <table:table-cell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office:value-type="float" office:value="17" calcext:value-type="float">
            <text:p>17</text:p>
          </table:table-cell>
          <table:table-cell office:value-type="float" office:value="5390.560547" calcext:value-type="float">
            <text:p>5390,560547</text:p>
          </table:table-cell>
          <table:table-cell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office:value-type="float" office:value="538.296997" calcext:value-type="float">
            <text:p>538,296997</text:p>
          </table:table-cell>
          <table:table-cell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office:value-type="float" office:value="2184.605957" calcext:value-type="float">
            <text:p>2184,605957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office:value-type="float" office:value="565.041992" calcext:value-type="float">
            <text:p>565,041992</text:p>
          </table:table-cell>
        </table:table-row>
        <table:table-row table:style-name="ro1">
          <table:table-cell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office:value-type="float" office:value="1757.108032" calcext:value-type="float">
            <text:p>1757,108032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office:value-type="float" office:value="1621.397949" calcext:value-type="float">
            <text:p>1621,397949</text:p>
          </table:table-cell>
          <table:table-cell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office:value-type="float" office:value="2317.809082" calcext:value-type="float">
            <text:p>2317,809082</text:p>
          </table:table-cell>
          <table:table-cell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office:value-type="float" office:value="4779.769043" calcext:value-type="float">
            <text:p>4779,769043</text:p>
          </table:table-cell>
          <table:table-cell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office:value-type="float" office:value="6" calcext:value-type="float">
            <text:p>6</text:p>
          </table:table-cell>
          <table:table-cell office:value-type="float" office:value="1628.87207" calcext:value-type="float">
            <text:p>1628,87207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office:value-type="float" office:value="2317.789795" calcext:value-type="float">
            <text:p>2317,789795</text:p>
          </table:table-cell>
          <table:table-cell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office:value-type="float" office:value="1651.094971" calcext:value-type="float">
            <text:p>1651,094971</text:p>
          </table:table-cell>
          <table:table-cell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office:value-type="float" office:value="2577.447021" calcext:value-type="float">
            <text:p>2577,447021</text:p>
          </table:table-cell>
        </table:table-row>
        <table:table-row table:style-name="ro1">
          <table:table-cell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office:value-type="float" office:value="2832.304932" calcext:value-type="float">
            <text:p>2832,30493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office:value-type="float" office:value="2560.147461" calcext:value-type="float">
            <text:p>2560,147461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office:value-type="float" office:value="2265.989258" calcext:value-type="float">
            <text:p>2265,98925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office:value-type="float" office:value="2976.166016" calcext:value-type="float">
            <text:p>2976,166016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office:value-type="float" office:value="2308.205322" calcext:value-type="float">
            <text:p>2308,20532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office:value-type="float" office:value="2401.519775" calcext:value-type="float">
            <text:p>2401,519775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office:value-type="float" office:value="3571.464355" calcext:value-type="float">
            <text:p>3571,464355</text:p>
          </table:table-cell>
        </table:table-row>
        <table:table-row table:style-name="ro1">
          <table:table-cell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office:value-type="float" office:value="1470.437988" calcext:value-type="float">
            <text:p>1470,437988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office:value-type="float" office:value="845.046021" calcext:value-type="float">
            <text:p>845,046021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office:value-type="float" office:value="189.321991" calcext:value-type="float">
            <text:p>189,321991</text:p>
          </table:table-cell>
          <table:table-cell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office:value-type="float" office:value="649.375977" calcext:value-type="float">
            <text:p>649,375977</text:p>
          </table:table-cell>
          <table:table-cell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office:value-type="float" office:value="34" calcext:value-type="float">
            <text:p>34</text:p>
          </table:table-cell>
          <table:table-cell office:value-type="float" office:value="10493.149414" calcext:value-type="float">
            <text:p>10493,149414</text:p>
          </table:table-cell>
          <table:table-cell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office:value-type="float" office:value="296.533966" calcext:value-type="float">
            <text:p>296,533966</text:p>
          </table:table-cell>
          <table:table-cell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office:value-type="float" office:value="828.03302" calcext:value-type="float">
            <text:p>828,03302</text:p>
          </table:table-cell>
          <table:table-cell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office:value-type="float" office:value="134.477005" calcext:value-type="float">
            <text:p>134,477005</text:p>
          </table:table-cell>
        </table:table-row>
        <table:table-row table:style-name="ro1">
          <table:table-cell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office:value-type="float" office:value="520.705994" calcext:value-type="float">
            <text:p>520,705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office:value-type="float" office:value="666.771973" calcext:value-type="float">
            <text:p>666,771973</text:p>
          </table:table-cell>
          <table:table-cell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office:value-type="float" office:value="702.968994" calcext:value-type="float">
            <text:p>702,968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office:value-type="float" office:value="235.060013" calcext:value-type="float">
            <text:p>235,060013</text:p>
          </table:table-cell>
          <table:table-cell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office:value-type="float" office:value="4" calcext:value-type="float">
            <text:p>4</text:p>
          </table:table-cell>
          <table:table-cell office:value-type="float" office:value="967.859009" calcext:value-type="float">
            <text:p>967,859009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office:value-type="float" office:value="938.362061" calcext:value-type="float">
            <text:p>938,362061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office:value-type="float" office:value="663.357056" calcext:value-type="float">
            <text:p>663,357056</text:p>
          </table:table-cell>
          <table:table-cell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office:value-type="float" office:value="702.280029" calcext:value-type="float">
            <text:p>702,280029</text:p>
          </table:table-cell>
        </table:table-row>
        <table:table-row table:style-name="ro1">
          <table:table-cell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office:value-type="float" office:value="89.465996" calcext:value-type="float">
            <text:p>89,465996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office:value-type="float" office:value="8735.237305" calcext:value-type="float">
            <text:p>8735,237305</text:p>
          </table:table-cell>
          <table:table-cell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office:value-type="float" office:value="580.846985" calcext:value-type="float">
            <text:p>580,846985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office:value-type="float" office:value="3669.439453" calcext:value-type="float">
            <text:p>3669,439453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office:value-type="float" office:value="1" calcext:value-type="float">
            <text:p>1</text:p>
          </table:table-cell>
          <table:table-cell office:value-type="float" office:value="11.118999" calcext:value-type="float">
            <text:p>11,118999</text:p>
          </table:table-cell>
          <table:table-cell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office:value-type="float" office:value="213.505981" calcext:value-type="float">
            <text:p>213,505981</text:p>
          </table:table-cell>
          <table:table-cell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office:value-type="float" office:value="522.432007" calcext:value-type="float">
            <text:p>522,432007</text:p>
          </table:table-cell>
          <table:table-cell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office:value-type="float" office:value="227.545013" calcext:value-type="float">
            <text:p>227,545013</text:p>
          </table:table-cell>
        </table:table-row>
        <table:table-row table:style-name="ro1">
          <table:table-cell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office:value-type="float" office:value="982.76001" calcext:value-type="float">
            <text:p>982,7600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office:value-type="float" office:value="2285.545898" calcext:value-type="float">
            <text:p>2285,545898</text:p>
          </table:table-cell>
          <table:table-cell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office:value-type="float" office:value="2737.119141" calcext:value-type="float">
            <text:p>2737,11914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office:value-type="float" office:value="1319.692017" calcext:value-type="float">
            <text:p>1319,692017</text:p>
          </table:table-cell>
          <table:table-cell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office:value-type="float" office:value="4" calcext:value-type="float">
            <text:p>4</text:p>
          </table:table-cell>
          <table:table-cell office:value-type="float" office:value="1636.213013" calcext:value-type="float">
            <text:p>1636,213013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office:value-type="float" office:value="2613.832764" calcext:value-type="float">
            <text:p>2613,832764</text:p>
          </table:table-cell>
          <table:table-cell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office:value-type="float" office:value="735.583984" calcext:value-type="float">
            <text:p>735,583984</text:p>
          </table:table-cell>
          <table:table-cell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office:value-type="float" office:value="2420.38916" calcext:value-type="float">
            <text:p>2420,38916</text:p>
          </table:table-cell>
        </table:table-row>
        <table:table-row table:style-name="ro1">
          <table:table-cell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office:value-type="float" office:value="845.525024" calcext:value-type="float">
            <text:p>845,525024</text:p>
          </table:table-cell>
          <table:table-cell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office:value-type="float" office:value="49.865002" calcext:value-type="float">
            <text:p>49,865002</text:p>
          </table:table-cell>
          <table:table-cell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office:value-type="float" office:value="937.164001" calcext:value-type="float">
            <text:p>937,16400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office:value-type="float" office:value="855.065979" calcext:value-type="float">
            <text:p>855,065979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office:value-type="float" office:value="14" calcext:value-type="float">
            <text:p>14</text:p>
          </table:table-cell>
          <table:table-cell office:value-type="float" office:value="2874.112061" calcext:value-type="float">
            <text:p>2874,11206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office:value-type="float" office:value="323.307983" calcext:value-type="float">
            <text:p>323,307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office:value-type="float" office:value="427.432983" calcext:value-type="float">
            <text:p>427,432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office:value-type="float" office:value="262.557983" calcext:value-type="float">
            <text:p>262,557983</text:p>
          </table:table-cell>
        </table:table-row>
        <table:table-row table:style-name="ro1">
          <table:table-cell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office:value-type="float" office:value="5404.816895" calcext:value-type="float">
            <text:p>5404,8168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office:value-type="float" office:value="154.571991" calcext:value-type="float">
            <text:p>154,571991</text:p>
          </table:table-cell>
          <table:table-cell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office:value-type="float" office:value="243.766998" calcext:value-type="float">
            <text:p>243,766998</text:p>
          </table:table-cell>
          <table:table-cell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office:value-type="float" office:value="378.519012" calcext:value-type="float">
            <text:p>378,519012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office:value-type="float" office:value="18" calcext:value-type="float">
            <text:p>18</text:p>
          </table:table-cell>
          <table:table-cell office:value-type="float" office:value="7210.96582" calcext:value-type="float">
            <text:p>7210,96582</text:p>
          </table:table-cell>
          <table:table-cell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office:value-type="float" office:value="36.207001" calcext:value-type="float">
            <text:p>36,207001</text:p>
          </table:table-cell>
          <table:table-cell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office:value-type="float" office:value="200.313995" calcext:value-type="float">
            <text:p>200,3139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office:value-type="float" office:value="505.684967" calcext:value-type="float">
            <text:p>505,684967</text:p>
          </table:table-cell>
        </table:table-row>
        <table:table-row table:style-name="ro1">
          <table:table-cell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office:value-type="float" office:value="10316.719727" calcext:value-type="float">
            <text:p>10316,719727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office:value-type="float" office:value="2485.39502" calcext:value-type="float">
            <text:p>2485,39502</text:p>
          </table:table-cell>
          <table:table-cell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office:value-type="float" office:value="1041.580933" calcext:value-type="float">
            <text:p>1041,580933</text:p>
          </table:table-cell>
          <table:table-cell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office:value-type="float" office:value="770.036987" calcext:value-type="float">
            <text:p>770,036987</text:p>
          </table:table-cell>
          <table:table-cell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office:value-type="float" office:value="13" calcext:value-type="float">
            <text:p>13</text:p>
          </table:table-cell>
          <table:table-cell office:value-type="float" office:value="2728.612305" calcext:value-type="float">
            <text:p>2728,612305</text:p>
          </table:table-cell>
          <table:table-cell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office:value-type="float" office:value="1373.12793" calcext:value-type="float">
            <text:p>1373,12793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office:value-type="float" office:value="1368.016113" calcext:value-type="float">
            <text:p>1368,016113</text:p>
          </table:table-cell>
          <table:table-cell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office:value-type="float" office:value="1736.06189" calcext:value-type="float">
            <text:p>1736,06189</text:p>
          </table:table-cell>
        </table:table-row>
        <table:table-row table:style-name="ro1">
          <table:table-cell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office:value-type="float" office:value="90.296997" calcext:value-type="float">
            <text:p>90,296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office:value-type="float" office:value="648.22699" calcext:value-type="float">
            <text:p>648,22699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office:value-type="float" office:value="331.740997" calcext:value-type="float">
            <text:p>331,740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office:value-type="float" office:value="412.243988" calcext:value-type="float">
            <text:p>412,243988</text:p>
          </table:table-cell>
          <table:table-cell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office:value-type="float" office:value="8" calcext:value-type="float">
            <text:p>8</text:p>
          </table:table-cell>
          <table:table-cell office:value-type="float" office:value="1088.765015" calcext:value-type="float">
            <text:p>1088,765015</text:p>
          </table:table-cell>
          <table:table-cell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office:value-type="float" office:value="207.449997" calcext:value-type="float">
            <text:p>207,449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office:value-type="float" office:value="781.31604" calcext:value-type="float">
            <text:p>781,31604</text:p>
          </table:table-cell>
          <table:table-cell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office:value-type="float" office:value="386.196014" calcext:value-type="float">
            <text:p>386,196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64.315624966667" calcext:value-type="float">
            <text:p>964,3156249667</text:p>
          </table:table-cell>
          <table:table-cell table:style-name="ce1" table:formula="of:=AVERAGE([C8.C5:.C34])" office:value-type="float" office:value="22.4333333333333" calcext:value-type="float">
            <text:p>22,4333333333</text:p>
          </table:table-cell>
          <table:table-cell table:style-name="ce15" table:formula="of:=AVERAGE([C8.D5:.D34])" office:value-type="float" office:value="1602.89420483333" calcext:value-type="float">
            <text:p>1602,894204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81.171061166667" calcext:value-type="float">
            <text:p>981,1710611667</text:p>
          </table:table-cell>
          <table:table-cell table:style-name="ce1" table:formula="of:=AVERAGE([C8.G5:.G34])" office:value-type="float" office:value="19.4333333333333" calcext:value-type="float">
            <text:p>19,4333333333</text:p>
          </table:table-cell>
          <table:table-cell table:style-name="ce15" table:formula="of:=AVERAGE([C8.H5:.H34])" office:value-type="float" office:value="1943.831284" calcext:value-type="float">
            <text:p>1943,83128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64.398960333333" calcext:value-type="float">
            <text:p>964,3989603333</text:p>
          </table:table-cell>
          <table:table-cell table:style-name="ce1" table:formula="of:=AVERAGE([C8.K5:.K34])" office:value-type="float" office:value="22.7666666666667" calcext:value-type="float">
            <text:p>22,7666666667</text:p>
          </table:table-cell>
          <table:table-cell table:style-name="ce15" table:formula="of:=AVERAGE([C8.L5:.L34])" office:value-type="float" office:value="1630.91474843333" calcext:value-type="float">
            <text:p>1630,91474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985.707067866667" calcext:value-type="float">
            <text:p>985,7070678667</text:p>
          </table:table-cell>
          <table:table-cell table:style-name="ce1" table:formula="of:=AVERAGE([C8.O5:.O34])" office:value-type="float" office:value="14.4333333333333" calcext:value-type="float">
            <text:p>14,4333333333</text:p>
          </table:table-cell>
          <table:table-cell table:style-name="ce15" table:formula="of:=AVERAGE([C8.P5:.P34])" office:value-type="float" office:value="1769.93027206667" calcext:value-type="float">
            <text:p>1769,930272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69.516097" calcext:value-type="float">
            <text:p>969,516097</text:p>
          </table:table-cell>
          <table:table-cell table:style-name="ce1" table:formula="of:=AVERAGE([C8.S5:.S34])" office:value-type="float" office:value="16.9" calcext:value-type="float">
            <text:p>16,9</text:p>
          </table:table-cell>
          <table:table-cell table:style-name="ce15" table:formula="of:=AVERAGE([C8.T5:.T34])" office:value-type="float" office:value="2089.6141" calcext:value-type="float">
            <text:p>2089,61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967.832737166667" calcext:value-type="float">
            <text:p>967,8327371667</text:p>
          </table:table-cell>
          <table:table-cell table:style-name="ce1" table:formula="of:=AVERAGE([C8.W5:.W34])" office:value-type="float" office:value="20.1333333333333" calcext:value-type="float">
            <text:p>20,1333333333</text:p>
          </table:table-cell>
          <table:table-cell table:style-name="ce15" table:formula="of:=AVERAGE([C8.X5:.X34])" office:value-type="float" office:value="1137.86321386667" calcext:value-type="float">
            <text:p>1137,863213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950.118420366667" calcext:value-type="float">
            <text:p>950,1184203667</text:p>
          </table:table-cell>
          <table:table-cell table:style-name="ce1" table:formula="of:=AVERAGE([C8.AA5:.AA34])" office:value-type="float" office:value="16.1333333333333" calcext:value-type="float">
            <text:p>16,1333333333</text:p>
          </table:table-cell>
          <table:table-cell table:style-name="ce15" table:formula="of:=AVERAGE([C8.AB5:.AB34])" office:value-type="float" office:value="1033.887712" calcext:value-type="float">
            <text:p>1033,88771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949.6039957" calcext:value-type="float">
            <text:p>949,6039957</text:p>
          </table:table-cell>
          <table:table-cell table:style-name="ce1" table:formula="of:=AVERAGE([C8.AE5:.AE34])" office:value-type="float" office:value="21.5666666666667" calcext:value-type="float">
            <text:p>21,5666666667</text:p>
          </table:table-cell>
          <table:table-cell table:style-name="ce15" table:formula="of:=AVERAGE([C8.AF5:.AF34])" office:value-type="float" office:value="1178.29238523333" calcext:value-type="float">
            <text:p>1178,2923852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5.5" calcext:value-type="float">
            <text:p>5,5</text:p>
          </table:table-cell>
          <table:table-cell table:style-name="ce15" table:formula="of:=MEDIAN([C8.D5:.D34])" office:value-type="float" office:value="1020.1380005" calcext:value-type="float">
            <text:p>1020,138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66.9120175" calcext:value-type="float">
            <text:p>966,9120175</text:p>
          </table:table-cell>
          <table:table-cell table:style-name="ce1" table:formula="of:=MEDIAN([C8.G5:.G34])" office:value-type="float" office:value="6" calcext:value-type="float">
            <text:p>6</text:p>
          </table:table-cell>
          <table:table-cell table:style-name="ce15" table:formula="of:=MEDIAN([C8.H5:.H34])" office:value-type="float" office:value="1011.536499" calcext:value-type="float">
            <text:p>1011,5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65.7509765" calcext:value-type="float">
            <text:p>965,7509765</text:p>
          </table:table-cell>
          <table:table-cell table:style-name="ce1" table:formula="of:=MEDIAN([C8.K5:.K34])" office:value-type="float" office:value="6" calcext:value-type="float">
            <text:p>6</text:p>
          </table:table-cell>
          <table:table-cell table:style-name="ce15" table:formula="of:=MEDIAN([C8.L5:.L34])" office:value-type="float" office:value="948.9855345" calcext:value-type="float">
            <text:p>948,9855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990.972992" calcext:value-type="float">
            <text:p>990,972992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954.7905275" calcext:value-type="float">
            <text:p>954,79052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50.8304745" calcext:value-type="float">
            <text:p>950,8304745</text:p>
          </table:table-cell>
          <table:table-cell table:style-name="ce1" table:formula="of:=MEDIAN([C8.S5:.S34])" office:value-type="float" office:value="6.5" calcext:value-type="float">
            <text:p>6,5</text:p>
          </table:table-cell>
          <table:table-cell table:style-name="ce15" table:formula="of:=MEDIAN([C8.T5:.T34])" office:value-type="float" office:value="1028.312012" calcext:value-type="float">
            <text:p>1028,31201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948.238495" calcext:value-type="float">
            <text:p>948,238495</text:p>
          </table:table-cell>
          <table:table-cell table:style-name="ce1" table:formula="of:=MEDIAN([C8.W5:.W34])" office:value-type="float" office:value="5" calcext:value-type="float">
            <text:p>5</text:p>
          </table:table-cell>
          <table:table-cell table:style-name="ce15" table:formula="of:=MEDIAN([C8.X5:.X34])" office:value-type="float" office:value="720.897522" calcext:value-type="float">
            <text:p>720,89752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32.1565245" calcext:value-type="float">
            <text:p>932,1565245</text:p>
          </table:table-cell>
          <table:table-cell table:style-name="ce1" table:formula="of:=MEDIAN([C8.AA5:.AA34])" office:value-type="float" office:value="4.5" calcext:value-type="float">
            <text:p>4,5</text:p>
          </table:table-cell>
          <table:table-cell table:style-name="ce15" table:formula="of:=MEDIAN([C8.AB5:.AB34])" office:value-type="float" office:value="793.4535215" calcext:value-type="float">
            <text:p>793,453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923.766998" calcext:value-type="float">
            <text:p>923,766998</text:p>
          </table:table-cell>
          <table:table-cell table:style-name="ce1" table:formula="of:=MEDIAN([C8.AE5:.AE34])" office:value-type="float" office:value="5.5" calcext:value-type="float">
            <text:p>5,5</text:p>
          </table:table-cell>
          <table:table-cell table:style-name="ce15" table:formula="of:=MEDIAN([C8.AF5:.AF34])" office:value-type="float" office:value="843.316925" calcext:value-type="float">
            <text:p>843,3169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116.494799765656" calcext:value-type="float">
            <text:p>116,4947997657</text:p>
          </table:table-cell>
          <table:table-cell table:style-name="ce11" table:formula="of:=STDEV([C8.C5:.C34])" office:value-type="float" office:value="42.3122085042337" calcext:value-type="float">
            <text:p>42,3122085042</text:p>
          </table:table-cell>
          <table:table-cell table:style-name="ce16" table:formula="of:=STDEV([C8.D5:.D34])" office:value-type="float" office:value="2057.6188671703" calcext:value-type="float">
            <text:p>2057,618867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15.148280625444" calcext:value-type="float">
            <text:p>115,1482806254</text:p>
          </table:table-cell>
          <table:table-cell table:style-name="ce11" table:formula="of:=STDEV([C8.G5:.G34])" office:value-type="float" office:value="31.4945899386275" calcext:value-type="float">
            <text:p>31,4945899386</text:p>
          </table:table-cell>
          <table:table-cell table:style-name="ce16" table:formula="of:=STDEV([C8.H5:.H34])" office:value-type="float" office:value="2534.97562268816" calcext:value-type="float">
            <text:p>2534,975622688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82.4717810094148" calcext:value-type="float">
            <text:p>82,4717810094</text:p>
          </table:table-cell>
          <table:table-cell table:style-name="ce11" table:formula="of:=STDEV([C8.K5:.K34])" office:value-type="float" office:value="44.4930706215399" calcext:value-type="float">
            <text:p>44,4930706215</text:p>
          </table:table-cell>
          <table:table-cell table:style-name="ce16" table:formula="of:=STDEV([C8.L5:.L34])" office:value-type="float" office:value="1842.78577679069" calcext:value-type="float">
            <text:p>1842,785776790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18.317829955537" calcext:value-type="float">
            <text:p>118,3178299555</text:p>
          </table:table-cell>
          <table:table-cell table:style-name="ce11" table:formula="of:=STDEV([C8.O5:.O34])" office:value-type="float" office:value="27.0066190269046" calcext:value-type="float">
            <text:p>27,0066190269</text:p>
          </table:table-cell>
          <table:table-cell table:style-name="ce16" table:formula="of:=STDEV([C8.P5:.P34])" office:value-type="float" office:value="2050.36367470475" calcext:value-type="float">
            <text:p>2050,36367470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16.945891561186" calcext:value-type="float">
            <text:p>116,9458915612</text:p>
          </table:table-cell>
          <table:table-cell table:style-name="ce11" table:formula="of:=STDEV([C8.S5:.S34])" office:value-type="float" office:value="33.0666516036302" calcext:value-type="float">
            <text:p>33,0666516036</text:p>
          </table:table-cell>
          <table:table-cell table:style-name="ce16" table:formula="of:=STDEV([C8.T5:.T34])" office:value-type="float" office:value="2806.09880554114" calcext:value-type="float">
            <text:p>2806,09880554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09.261817450324" calcext:value-type="float">
            <text:p>109,2618174503</text:p>
          </table:table-cell>
          <table:table-cell table:style-name="ce11" table:formula="of:=STDEV([C8.W5:.W34])" office:value-type="float" office:value="40.1872628074372" calcext:value-type="float">
            <text:p>40,1872628074</text:p>
          </table:table-cell>
          <table:table-cell table:style-name="ce16" table:formula="of:=STDEV([C8.X5:.X34])" office:value-type="float" office:value="1063.72466092274" calcext:value-type="float">
            <text:p>1063,72466092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46.406375830596" calcext:value-type="float">
            <text:p>146,4063758306</text:p>
          </table:table-cell>
          <table:table-cell table:style-name="ce11" table:formula="of:=STDEV([C8.AA5:.AA34])" office:value-type="float" office:value="31.6246666421938" calcext:value-type="float">
            <text:p>31,6246666422</text:p>
          </table:table-cell>
          <table:table-cell table:style-name="ce16" table:formula="of:=STDEV([C8.AB5:.AB34])" office:value-type="float" office:value="850.698947168708" calcext:value-type="float">
            <text:p>850,69894716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3.752383711759" calcext:value-type="float">
            <text:p>143,7523837118</text:p>
          </table:table-cell>
          <table:table-cell table:style-name="ce11" table:formula="of:=STDEV([C8.AE5:.AE34])" office:value-type="float" office:value="43.3960774751577" calcext:value-type="float">
            <text:p>43,3960774752</text:p>
          </table:table-cell>
          <table:table-cell table:style-name="ce16" table:formula="of:=STDEV([C8.AF5:.AF34])" office:value-type="float" office:value="1064.31972148326" calcext:value-type="float">
            <text:p>1064,31972148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office:value-type="float" office:value="9476.714844" calcext:value-type="float">
            <text:p>9476,714844</text:p>
          </table:table-cell>
          <table:table-cell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office:value-type="float" office:value="6406.940918" calcext:value-type="float">
            <text:p>6406,94091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office:value-type="float" office:value="5238.123535" calcext:value-type="float">
            <text:p>5238,12353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office:value-type="float" office:value="4868.16748" calcext:value-type="float">
            <text:p>4868,1674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office:value-type="float" office:value="7609.136719" calcext:value-type="float">
            <text:p>7609,136719</text:p>
          </table:table-cell>
          <table:table-cell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office:value-type="float" office:value="3772.559082" calcext:value-type="float">
            <text:p>3772,559082</text:p>
          </table:table-cell>
          <table:table-cell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office:value-type="float" office:value="4731.535645" calcext:value-type="float">
            <text:p>4731,53564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office:value-type="float" office:value="6905.363281" calcext:value-type="float">
            <text:p>6905,363281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office:value-type="float" office:value="6518.12207" calcext:value-type="float">
            <text:p>6518,12207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office:value-type="float" office:value="580.138" calcext:value-type="float">
            <text:p>580,138</text:p>
          </table:table-cell>
          <table:table-cell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office:value-type="float" office:value="1158.19397" calcext:value-type="float">
            <text:p>1158,19397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office:value-type="float" office:value="1441.359009" calcext:value-type="float">
            <text:p>1441,359009</text:p>
          </table:table-cell>
          <table:table-cell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office:value-type="float" office:value="8658.842773" calcext:value-type="float">
            <text:p>8658,842773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office:value-type="float" office:value="334.949982" calcext:value-type="float">
            <text:p>334,949982</text:p>
          </table:table-cell>
          <table:table-cell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office:value-type="float" office:value="745.244995" calcext:value-type="float">
            <text:p>745,244995</text:p>
          </table:table-cell>
          <table:table-cell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office:value-type="float" office:value="970.253052" calcext:value-type="float">
            <text:p>970,253052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office:value-type="float" office:value="1302.557007" calcext:value-type="float">
            <text:p>1302,557007</text:p>
          </table:table-cell>
          <table:table-cell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office:value-type="float" office:value="1771.712036" calcext:value-type="float">
            <text:p>1771,712036</text:p>
          </table:table-cell>
        </table:table-row>
        <table:table-row table:style-name="ro1">
          <table:table-cell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office:value-type="float" office:value="1187.825073" calcext:value-type="float">
            <text:p>1187,825073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office:value-type="float" office:value="328.895996" calcext:value-type="float">
            <text:p>328,89599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office:value-type="float" office:value="1073.848022" calcext:value-type="float">
            <text:p>1073,848022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office:value-type="float" office:value="3149.028076" calcext:value-type="float">
            <text:p>3149,02807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office:value-type="float" office:value="568.036987" calcext:value-type="float">
            <text:p>568,036987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office:value-type="float" office:value="482.067993" calcext:value-type="float">
            <text:p>482,067993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office:value-type="float" office:value="1072.734985" calcext:value-type="float">
            <text:p>1072,734985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office:value-type="float" office:value="519.76001" calcext:value-type="float">
            <text:p>519,76001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office:value-type="float" office:value="471.633026" calcext:value-type="float">
            <text:p>471,633026</text:p>
          </table:table-cell>
        </table:table-row>
        <table:table-row table:style-name="ro1">
          <table:table-cell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office:value-type="float" office:value="232.313004" calcext:value-type="float">
            <text:p>232,313004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office:value-type="float" office:value="244.362991" calcext:value-type="float">
            <text:p>244,36299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office:value-type="float" office:value="282.427002" calcext:value-type="float">
            <text:p>282,427002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office:value-type="float" office:value="9014.581055" calcext:value-type="float">
            <text:p>9014,581055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office:value-type="float" office:value="6986.095215" calcext:value-type="float">
            <text:p>6986,095215</text:p>
          </table:table-cell>
          <table:table-cell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office:value-type="float" office:value="26.961" calcext:value-type="float">
            <text:p>26,961</text:p>
          </table:table-cell>
          <table:table-cell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office:value-type="float" office:value="52.005001" calcext:value-type="float">
            <text:p>52,00500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office:value-type="float" office:value="927.28302" calcext:value-type="float">
            <text:p>927,28302</text:p>
          </table:table-cell>
        </table:table-row>
        <table:table-row table:style-name="ro1">
          <table:table-cell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office:value-type="float" office:value="1843.631104" calcext:value-type="float">
            <text:p>1843,63110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office:value-type="float" office:value="2506.211914" calcext:value-type="float">
            <text:p>2506,211914</text:p>
          </table:table-cell>
          <table:table-cell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office:value-type="float" office:value="1664.430054" calcext:value-type="float">
            <text:p>1664,43005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office:value-type="float" office:value="1922.059937" calcext:value-type="float">
            <text:p>1922,059937</text:p>
          </table:table-cell>
          <table:table-cell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office:value-type="float" office:value="1592.427979" calcext:value-type="float">
            <text:p>1592,427979</text:p>
          </table:table-cell>
          <table:table-cell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office:value-type="float" office:value="1934.005005" calcext:value-type="float">
            <text:p>1934,005005</text:p>
          </table:table-cell>
          <table:table-cell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office:value-type="float" office:value="1925.085083" calcext:value-type="float">
            <text:p>1925,08508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office:value-type="float" office:value="6388.75293" calcext:value-type="float">
            <text:p>6388,7529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office:value-type="float" office:value="1534.075928" calcext:value-type="float">
            <text:p>1534,075928</text:p>
          </table:table-cell>
        </table:table-row>
        <table:table-row table:style-name="ro1">
          <table:table-cell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office:value-type="float" office:value="1483.284058" calcext:value-type="float">
            <text:p>1483,28405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office:value-type="float" office:value="1580.053101" calcext:value-type="float">
            <text:p>1580,053101</text:p>
          </table:table-cell>
          <table:table-cell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office:value-type="float" office:value="783.700989" calcext:value-type="float">
            <text:p>783,700989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office:value-type="float" office:value="2675.336182" calcext:value-type="float">
            <text:p>2675,336182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office:value-type="float" office:value="768.157043" calcext:value-type="float">
            <text:p>768,157043</text:p>
          </table:table-cell>
          <table:table-cell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office:value-type="float" office:value="1268.876953" calcext:value-type="float">
            <text:p>1268,876953</text:p>
          </table:table-cell>
          <table:table-cell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office:value-type="float" office:value="1120.989014" calcext:value-type="float">
            <text:p>1120,989014</text:p>
          </table:table-cell>
          <table:table-cell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office:value-type="float" office:value="1478.158936" calcext:value-type="float">
            <text:p>1478,158936</text:p>
          </table:table-cell>
        </table:table-row>
        <table:table-row table:style-name="ro1">
          <table:table-cell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office:value-type="float" office:value="801.61499" calcext:value-type="float">
            <text:p>801,614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office:value-type="float" office:value="987.481934" calcext:value-type="float">
            <text:p>987,481934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office:value-type="float" office:value="721.973938" calcext:value-type="float">
            <text:p>721,973938</text:p>
          </table:table-cell>
          <table:table-cell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office:value-type="float" office:value="268.207001" calcext:value-type="float">
            <text:p>268,207001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office:value-type="float" office:value="507.798004" calcext:value-type="float">
            <text:p>507,798004</text:p>
          </table:table-cell>
          <table:table-cell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office:value-type="float" office:value="430.118988" calcext:value-type="float">
            <text:p>430,118988</text:p>
          </table:table-cell>
          <table:table-cell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office:value-type="float" office:value="442.80899" calcext:value-type="float">
            <text:p>442,808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office:value-type="float" office:value="1117.151978" calcext:value-type="float">
            <text:p>1117,151978</text:p>
          </table:table-cell>
          <table:table-cell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office:value-type="float" office:value="1172.651123" calcext:value-type="float">
            <text:p>1172,651123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office:value-type="float" office:value="2301.105225" calcext:value-type="float">
            <text:p>2301,105225</text:p>
          </table:table-cell>
          <table:table-cell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office:value-type="float" office:value="3293.759766" calcext:value-type="float">
            <text:p>3293,759766</text:p>
          </table:table-cell>
          <table:table-cell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office:value-type="float" office:value="2728.922363" calcext:value-type="float">
            <text:p>2728,922363</text:p>
          </table:table-cell>
          <table:table-cell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office:value-type="float" office:value="2484.780762" calcext:value-type="float">
            <text:p>2484,78076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office:value-type="float" office:value="2314.31958" calcext:value-type="float">
            <text:p>2314,31958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office:value-type="float" office:value="2234.360352" calcext:value-type="float">
            <text:p>2234,36035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office:value-type="float" office:value="2546.692627" calcext:value-type="float">
            <text:p>2546,692627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office:value-type="float" office:value="3349.693604" calcext:value-type="float">
            <text:p>3349,693604</text:p>
          </table:table-cell>
        </table:table-row>
        <table:table-row table:style-name="ro1">
          <table:table-cell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office:value-type="float" office:value="3465.296387" calcext:value-type="float">
            <text:p>3465,296387</text:p>
          </table:table-cell>
          <table:table-cell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office:value-type="float" office:value="3512.606934" calcext:value-type="float">
            <text:p>3512,6069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office:value-type="float" office:value="3791.519775" calcext:value-type="float">
            <text:p>3791,519775</text:p>
          </table:table-cell>
          <table:table-cell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office:value-type="float" office:value="3987.310059" calcext:value-type="float">
            <text:p>3987,310059</text:p>
          </table:table-cell>
          <table:table-cell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office:value-type="float" office:value="4277.337891" calcext:value-type="float">
            <text:p>4277,337891</text:p>
          </table:table-cell>
          <table:table-cell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office:value-type="float" office:value="3539.191406" calcext:value-type="float">
            <text:p>3539,19140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office:value-type="float" office:value="3616.420166" calcext:value-type="float">
            <text:p>3616,42016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office:value-type="float" office:value="4456.384277" calcext:value-type="float">
            <text:p>4456,384277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office:value-type="float" office:value="2190.360107" calcext:value-type="float">
            <text:p>2190,360107</text:p>
          </table:table-cell>
          <table:table-cell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office:value-type="float" office:value="287.510986" calcext:value-type="float">
            <text:p>287,51098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office:value-type="float" office:value="7953.912109" calcext:value-type="float">
            <text:p>7953,912109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office:value-type="float" office:value="1294.984985" calcext:value-type="float">
            <text:p>1294,98498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office:value-type="float" office:value="5357.203125" calcext:value-type="float">
            <text:p>5357,20312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office:value-type="float" office:value="1784.815796" calcext:value-type="float">
            <text:p>1784,815796</text:p>
          </table:table-cell>
          <table:table-cell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office:value-type="float" office:value="920.858032" calcext:value-type="float">
            <text:p>920,85803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office:value-type="float" office:value="691.215942" calcext:value-type="float">
            <text:p>691,21594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office:value-type="float" office:value="566.921997" calcext:value-type="float">
            <text:p>566,92199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office:value-type="float" office:value="4699.107422" calcext:value-type="float">
            <text:p>4699,10742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office:value-type="float" office:value="3948.881592" calcext:value-type="float">
            <text:p>3948,881592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office:value-type="float" office:value="4218.125" calcext:value-type="float">
            <text:p>4218,12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office:value-type="float" office:value="3669.27124" calcext:value-type="float">
            <text:p>3669,2712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office:value-type="float" office:value="312.479004" calcext:value-type="float">
            <text:p>312,47900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office:value-type="float" office:value="4578.410645" calcext:value-type="float">
            <text:p>4578,41064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office:value-type="float" office:value="5060.007812" calcext:value-type="float">
            <text:p>5060,00781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office:value-type="float" office:value="4756.205078" calcext:value-type="float">
            <text:p>4756,205078</text:p>
          </table:table-cell>
          <table:table-cell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office:value-type="float" office:value="5133.111816" calcext:value-type="float">
            <text:p>5133,111816</text:p>
          </table:table-cell>
        </table:table-row>
        <table:table-row table:style-name="ro1">
          <table:table-cell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office:value-type="float" office:value="1192.841919" calcext:value-type="float">
            <text:p>1192,841919</text:p>
          </table:table-cell>
          <table:table-cell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office:value-type="float" office:value="2268.928223" calcext:value-type="float">
            <text:p>2268,92822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office:value-type="float" office:value="1327.493896" calcext:value-type="float">
            <text:p>1327,493896</text:p>
          </table:table-cell>
          <table:table-cell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office:value-type="float" office:value="656.64801" calcext:value-type="float">
            <text:p>656,64801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office:value-type="float" office:value="761.419983" calcext:value-type="float">
            <text:p>761,41998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office:value-type="float" office:value="929.379028" calcext:value-type="float">
            <text:p>929,379028</text:p>
          </table:table-cell>
          <table:table-cell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office:value-type="float" office:value="1768.473877" calcext:value-type="float">
            <text:p>1768,473877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office:value-type="float" office:value="10440.470703" calcext:value-type="float">
            <text:p>10440,470703</text:p>
          </table:table-cell>
          <table:table-cell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office:value-type="float" office:value="1446.515015" calcext:value-type="float">
            <text:p>1446,515015</text:p>
          </table:table-cell>
        </table:table-row>
        <table:table-row table:style-name="ro1">
          <table:table-cell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office:value-type="float" office:value="3875.702637" calcext:value-type="float">
            <text:p>3875,7026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office:value-type="float" office:value="4583.976074" calcext:value-type="float">
            <text:p>4583,97607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office:value-type="float" office:value="4532.878906" calcext:value-type="float">
            <text:p>4532,878906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office:value-type="float" office:value="3539.398682" calcext:value-type="float">
            <text:p>3539,398682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office:value-type="float" office:value="235.630005" calcext:value-type="float">
            <text:p>235,630005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office:value-type="float" office:value="4581.302734" calcext:value-type="float">
            <text:p>4581,30273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office:value-type="float" office:value="3870.617432" calcext:value-type="float">
            <text:p>3870,617432</text:p>
          </table:table-cell>
          <table:table-cell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office:value-type="float" office:value="4979.890137" calcext:value-type="float">
            <text:p>4979,8901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office:value-type="float" office:value="4368.474121" calcext:value-type="float">
            <text:p>4368,474121</text:p>
          </table:table-cell>
        </table:table-row>
        <table:table-row table:style-name="ro1">
          <table:table-cell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office:value-type="float" office:value="767.421021" calcext:value-type="float">
            <text:p>767,421021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office:value-type="float" office:value="534.436035" calcext:value-type="float">
            <text:p>534,436035</text:p>
          </table:table-cell>
          <table:table-cell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office:value-type="float" office:value="1527.508911" calcext:value-type="float">
            <text:p>1527,508911</text:p>
          </table:table-cell>
          <table:table-cell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office:value-type="float" office:value="1515.297119" calcext:value-type="float">
            <text:p>1515,29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office:value-type="float" office:value="4108.855957" calcext:value-type="float">
            <text:p>4108,855957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office:value-type="float" office:value="1184.547119" calcext:value-type="float">
            <text:p>1184,54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office:value-type="float" office:value="1522.484985" calcext:value-type="float">
            <text:p>1522,484985</text:p>
          </table:table-cell>
          <table:table-cell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office:value-type="float" office:value="643.912964" calcext:value-type="float">
            <text:p>643,912964</text:p>
          </table:table-cell>
          <table:table-cell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office:value-type="float" office:value="1185.123047" calcext:value-type="float">
            <text:p>1185,123047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office:value-type="float" office:value="376.389038" calcext:value-type="float">
            <text:p>376,389038</text:p>
          </table:table-cell>
          <table:table-cell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office:value-type="float" office:value="1806.000977" calcext:value-type="float">
            <text:p>1806,000977</text:p>
          </table:table-cell>
          <table:table-cell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office:value-type="float" office:value="831.810059" calcext:value-type="float">
            <text:p>831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office:value-type="float" office:value="1671.555054" calcext:value-type="float">
            <text:p>1671,555054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office:value-type="float" office:value="713.055969" calcext:value-type="float">
            <text:p>713,055969</text:p>
          </table:table-cell>
          <table:table-cell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office:value-type="float" office:value="1128.810059" calcext:value-type="float">
            <text:p>1128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office:value-type="float" office:value="5992.307617" calcext:value-type="float">
            <text:p>5992,307617</text:p>
          </table:table-cell>
          <table:table-cell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office:value-type="float" office:value="1027.037964" calcext:value-type="float">
            <text:p>1027,037964</text:p>
          </table:table-cell>
          <table:table-cell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office:value-type="float" office:value="699.346008" calcext:value-type="float">
            <text:p>699,346008</text:p>
          </table:table-cell>
        </table:table-row>
        <table:table-row table:style-name="ro1">
          <table:table-cell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office:value-type="float" office:value="2344.923096" calcext:value-type="float">
            <text:p>2344,923096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office:value-type="float" office:value="2287.900879" calcext:value-type="float">
            <text:p>2287,90087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office:value-type="float" office:value="786.280029" calcext:value-type="float">
            <text:p>786,28002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office:value-type="float" office:value="8964.791992" calcext:value-type="float">
            <text:p>8964,791992</text:p>
          </table:table-cell>
          <table:table-cell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office:value-type="float" office:value="1187.75" calcext:value-type="float">
            <text:p>1187,75</text:p>
          </table:table-cell>
          <table:table-cell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office:value-type="float" office:value="4584.139648" calcext:value-type="float">
            <text:p>4584,139648</text:p>
          </table:table-cell>
          <table:table-cell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office:value-type="float" office:value="1763.260986" calcext:value-type="float">
            <text:p>1763,260986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office:value-type="float" office:value="1346.949097" calcext:value-type="float">
            <text:p>1346,949097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office:value-type="float" office:value="1427.776001" calcext:value-type="float">
            <text:p>1427,776001</text:p>
          </table:table-cell>
        </table:table-row>
        <table:table-row table:style-name="ro1">
          <table:table-cell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office:value-type="float" office:value="1667.118896" calcext:value-type="float">
            <text:p>1667,118896</text:p>
          </table:table-cell>
          <table:table-cell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office:value-type="float" office:value="1606.052002" calcext:value-type="float">
            <text:p>1606,052002</text:p>
          </table:table-cell>
          <table:table-cell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office:value-type="float" office:value="1254.043945" calcext:value-type="float">
            <text:p>1254,043945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office:value-type="float" office:value="997.738037" calcext:value-type="float">
            <text:p>997,738037</text:p>
          </table:table-cell>
          <table:table-cell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office:value-type="float" office:value="527.888" calcext:value-type="float">
            <text:p>527,888</text:p>
          </table:table-cell>
          <table:table-cell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office:value-type="float" office:value="7346.102539" calcext:value-type="float">
            <text:p>7346,102539</text:p>
          </table:table-cell>
          <table:table-cell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office:value-type="float" office:value="1432.761841" calcext:value-type="float">
            <text:p>1432,761841</text:p>
          </table:table-cell>
          <table:table-cell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office:value-type="float" office:value="1205.375122" calcext:value-type="float">
            <text:p>1205,375122</text:p>
          </table:table-cell>
          <table:table-cell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office:value-type="float" office:value="540.385071" calcext:value-type="float">
            <text:p>540,385071</text:p>
          </table:table-cell>
        </table:table-row>
        <table:table-row table:style-name="ro1">
          <table:table-cell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office:value-type="float" office:value="297.539978" calcext:value-type="float">
            <text:p>297,539978</text:p>
          </table:table-cell>
          <table:table-cell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office:value-type="float" office:value="349.518982" calcext:value-type="float">
            <text:p>349,51898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office:value-type="float" office:value="898.601013" calcext:value-type="float">
            <text:p>898,601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office:value-type="float" office:value="270.226013" calcext:value-type="float">
            <text:p>270,226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office:value-type="float" office:value="1217.164917" calcext:value-type="float">
            <text:p>1217,164917</text:p>
          </table:table-cell>
          <table:table-cell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office:value-type="float" office:value="504.624023" calcext:value-type="float">
            <text:p>504,624023</text:p>
          </table:table-cell>
          <table:table-cell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office:value-type="float" office:value="698.10498" calcext:value-type="float">
            <text:p>698,10498</text:p>
          </table:table-cell>
          <table:table-cell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office:value-type="float" office:value="302.950012" calcext:value-type="float">
            <text:p>302,95001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office:value-type="float" office:value="817.227966" calcext:value-type="float">
            <text:p>817,227966</text:p>
          </table:table-cell>
        </table:table-row>
        <table:table-row table:style-name="ro1">
          <table:table-cell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office:value-type="float" office:value="2751.945801" calcext:value-type="float">
            <text:p>2751,945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office:value-type="float" office:value="1686.779785" calcext:value-type="float">
            <text:p>1686,779785</text:p>
          </table:table-cell>
          <table:table-cell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office:value-type="float" office:value="546.89801" calcext:value-type="float">
            <text:p>546,89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office:value-type="float" office:value="1428.403076" calcext:value-type="float">
            <text:p>1428,40307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office:value-type="float" office:value="1696.275146" calcext:value-type="float">
            <text:p>1696,27514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office:value-type="float" office:value="2104.272949" calcext:value-type="float">
            <text:p>2104,272949</text:p>
          </table:table-cell>
          <table:table-cell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office:value-type="float" office:value="1984.648926" calcext:value-type="float">
            <text:p>1984,64892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office:value-type="float" office:value="558.279968" calcext:value-type="float">
            <text:p>558,279968</text:p>
          </table:table-cell>
          <table:table-cell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office:value-type="float" office:value="1447.267944" calcext:value-type="float">
            <text:p>1447,267944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office:value-type="float" office:value="9554.685547" calcext:value-type="float">
            <text:p>9554,685547</text:p>
          </table:table-cell>
          <table:table-cell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office:value-type="float" office:value="1545.895264" calcext:value-type="float">
            <text:p>1545,89526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office:value-type="float" office:value="2012.058838" calcext:value-type="float">
            <text:p>2012,058838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office:value-type="float" office:value="1698.91394" calcext:value-type="float">
            <text:p>1698,9139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office:value-type="float" office:value="2375.574951" calcext:value-type="float">
            <text:p>2375,574951</text:p>
          </table:table-cell>
          <table:table-cell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office:value-type="float" office:value="5599.652832" calcext:value-type="float">
            <text:p>5599,652832</text:p>
          </table:table-cell>
          <table:table-cell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office:value-type="float" office:value="2043.139893" calcext:value-type="float">
            <text:p>2043,139893</text:p>
          </table:table-cell>
          <table:table-cell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office:value-type="float" office:value="2363.012207" calcext:value-type="float">
            <text:p>2363,012207</text:p>
          </table:table-cell>
          <table:table-cell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office:value-type="float" office:value="2046.070923" calcext:value-type="float">
            <text:p>2046,07092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65.1940674" calcext:value-type="float">
            <text:p>965,1940674</text:p>
          </table:table-cell>
          <table:table-cell table:style-name="ce1" table:formula="of:=AVERAGE([C9.C5:.C34])" office:value-type="float" office:value="35.6333333333333" calcext:value-type="float">
            <text:p>35,6333333333</text:p>
          </table:table-cell>
          <table:table-cell table:style-name="ce15" table:formula="of:=AVERAGE([C9.D5:.D34])" office:value-type="float" office:value="2463.13141733333" calcext:value-type="float">
            <text:p>2463,131417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941.1343017" calcext:value-type="float">
            <text:p>941,1343017</text:p>
          </table:table-cell>
          <table:table-cell table:style-name="ce1" table:formula="of:=AVERAGE([C9.G5:.G34])" office:value-type="float" office:value="35.6333333333333" calcext:value-type="float">
            <text:p>35,6333333333</text:p>
          </table:table-cell>
          <table:table-cell table:style-name="ce15" table:formula="of:=AVERAGE([C9.H5:.H34])" office:value-type="float" office:value="2154.00960806667" calcext:value-type="float">
            <text:p>2154,009608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45.2228068" calcext:value-type="float">
            <text:p>945,2228068</text:p>
          </table:table-cell>
          <table:table-cell table:style-name="ce1" table:formula="of:=AVERAGE([C9.K5:.K34])" office:value-type="float" office:value="33.8666666666667" calcext:value-type="float">
            <text:p>33,8666666667</text:p>
          </table:table-cell>
          <table:table-cell table:style-name="ce15" table:formula="of:=AVERAGE([C9.L5:.L34])" office:value-type="float" office:value="2156.51158793333" calcext:value-type="float">
            <text:p>2156,511587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84.655672233333" calcext:value-type="float">
            <text:p>984,6556722333</text:p>
          </table:table-cell>
          <table:table-cell table:style-name="ce1" table:formula="of:=AVERAGE([C9.O5:.O34])" office:value-type="float" office:value="36.6" calcext:value-type="float">
            <text:p>36,6</text:p>
          </table:table-cell>
          <table:table-cell table:style-name="ce15" table:formula="of:=AVERAGE([C9.P5:.P34])" office:value-type="float" office:value="2414.7275004" calcext:value-type="float">
            <text:p>2414,727500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92.481306866667" calcext:value-type="float">
            <text:p>992,4813068667</text:p>
          </table:table-cell>
          <table:table-cell table:style-name="ce1" table:formula="of:=AVERAGE([C9.S5:.S34])" office:value-type="float" office:value="10.2666666666667" calcext:value-type="float">
            <text:p>10,2666666667</text:p>
          </table:table-cell>
          <table:table-cell table:style-name="ce15" table:formula="of:=AVERAGE([C9.T5:.T34])" office:value-type="float" office:value="2081.470638" calcext:value-type="float">
            <text:p>2081,47063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54.3646362" calcext:value-type="float">
            <text:p>954,3646362</text:p>
          </table:table-cell>
          <table:table-cell table:style-name="ce1" table:formula="of:=AVERAGE([C9.W5:.W34])" office:value-type="float" office:value="39.7333333333333" calcext:value-type="float">
            <text:p>39,7333333333</text:p>
          </table:table-cell>
          <table:table-cell table:style-name="ce15" table:formula="of:=AVERAGE([C9.X5:.X34])" office:value-type="float" office:value="3024.8562947" calcext:value-type="float">
            <text:p>3024,856294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934.724469" calcext:value-type="float">
            <text:p>934,724469</text:p>
          </table:table-cell>
          <table:table-cell table:style-name="ce1" table:formula="of:=AVERAGE([C9.AA5:.AA34])" office:value-type="float" office:value="32.8333333333333" calcext:value-type="float">
            <text:p>32,8333333333</text:p>
          </table:table-cell>
          <table:table-cell table:style-name="ce15" table:formula="of:=AVERAGE([C9.AB5:.AB34])" office:value-type="float" office:value="1970.62213593333" calcext:value-type="float">
            <text:p>1970,622135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55.8629619" calcext:value-type="float">
            <text:p>955,8629619</text:p>
          </table:table-cell>
          <table:table-cell table:style-name="ce1" table:formula="of:=AVERAGE([C9.AE5:.AE34])" office:value-type="float" office:value="36.5666666666667" calcext:value-type="float">
            <text:p>36,5666666667</text:p>
          </table:table-cell>
          <table:table-cell table:style-name="ce15" table:formula="of:=AVERAGE([C9.AF5:.AF34])" office:value-type="float" office:value="2348.4117879" calcext:value-type="float">
            <text:p>2348,411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43.586261033333" calcext:value-type="float">
            <text:p>943,5862610333</text:p>
          </table:table-cell>
          <table:table-cell table:style-name="ce1" table:formula="of:=AVERAGE([C9.AI5:.AI34])" office:value-type="float" office:value="39.3" calcext:value-type="float">
            <text:p>39,3</text:p>
          </table:table-cell>
          <table:table-cell table:style-name="ce15" table:formula="of:=AVERAGE([C9.AJ5:.AJ34])" office:value-type="float" office:value="2072.03915193333" calcext:value-type="float">
            <text:p>2072,0391519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957.431488" calcext:value-type="float">
            <text:p>957,431488</text:p>
          </table:table-cell>
          <table:table-cell table:style-name="ce1" table:formula="of:=MEDIAN([C9.C5:.C34])" office:value-type="float" office:value="6.5" calcext:value-type="float">
            <text:p>6,5</text:p>
          </table:table-cell>
          <table:table-cell table:style-name="ce15" table:formula="of:=MEDIAN([C9.D5:.D34])" office:value-type="float" office:value="1638.0659175" calcext:value-type="float">
            <text:p>1638,06591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24.717987" calcext:value-type="float">
            <text:p>924,717987</text:p>
          </table:table-cell>
          <table:table-cell table:style-name="ce1" table:formula="of:=MEDIAN([C9.G5:.G34])" office:value-type="float" office:value="8" calcext:value-type="float">
            <text:p>8</text:p>
          </table:table-cell>
          <table:table-cell table:style-name="ce15" table:formula="of:=MEDIAN([C9.H5:.H34])" office:value-type="float" office:value="1746.390381" calcext:value-type="float">
            <text:p>1746,39038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41.7015075" calcext:value-type="float">
            <text:p>941,701507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392.775574" calcext:value-type="float">
            <text:p>1392,77557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40.097015" calcext:value-type="float">
            <text:p>940,097015</text:p>
          </table:table-cell>
          <table:table-cell table:style-name="ce1" table:formula="of:=MEDIAN([C9.O5:.O34])" office:value-type="float" office:value="8" calcext:value-type="float">
            <text:p>8</text:p>
          </table:table-cell>
          <table:table-cell table:style-name="ce15" table:formula="of:=MEDIAN([C9.P5:.P34])" office:value-type="float" office:value="1784.6950075" calcext:value-type="float">
            <text:p>1784,695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78.1925045" calcext:value-type="float">
            <text:p>978,1925045</text:p>
          </table:table-cell>
          <table:table-cell table:style-name="ce1" table:formula="of:=MEDIAN([C9.S5:.S34])" office:value-type="float" office:value="7" calcext:value-type="float">
            <text:p>7</text:p>
          </table:table-cell>
          <table:table-cell table:style-name="ce15" table:formula="of:=MEDIAN([C9.T5:.T34])" office:value-type="float" office:value="1333.4265135" calcext:value-type="float">
            <text:p>1333,42651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48.9400025" calcext:value-type="float">
            <text:p>948,9400025</text:p>
          </table:table-cell>
          <table:table-cell table:style-name="ce1" table:formula="of:=MEDIAN([C9.W5:.W34])" office:value-type="float" office:value="9" calcext:value-type="float">
            <text:p>9</text:p>
          </table:table-cell>
          <table:table-cell table:style-name="ce15" table:formula="of:=MEDIAN([C9.X5:.X34])" office:value-type="float" office:value="2209.2962645" calcext:value-type="float">
            <text:p>2209,29626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909.440033" calcext:value-type="float">
            <text:p>909,440033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779.276001" calcext:value-type="float">
            <text:p>1779,27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949.990967" calcext:value-type="float">
            <text:p>949,990967</text:p>
          </table:table-cell>
          <table:table-cell table:style-name="ce1" table:formula="of:=MEDIAN([C9.AE5:.AE34])" office:value-type="float" office:value="7" calcext:value-type="float">
            <text:p>7</text:p>
          </table:table-cell>
          <table:table-cell table:style-name="ce15" table:formula="of:=MEDIAN([C9.AF5:.AF34])" office:value-type="float" office:value="1326.3735355" calcext:value-type="float">
            <text:p>1326,3735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37.0715025" calcext:value-type="float">
            <text:p>937,0715025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450.7149655" calcext:value-type="float">
            <text:p>1450,714965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7.434642887551" calcext:value-type="float">
            <text:p>147,4346428876</text:p>
          </table:table-cell>
          <table:table-cell table:style-name="ce11" table:formula="of:=STDEV([C9.C5:.C34])" office:value-type="float" office:value="64.7059573728743" calcext:value-type="float">
            <text:p>64,7059573729</text:p>
          </table:table-cell>
          <table:table-cell table:style-name="ce16" table:formula="of:=STDEV([C9.D5:.D34])" office:value-type="float" office:value="2431.20948437804" calcext:value-type="float">
            <text:p>2431,2094843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122.169891671013" calcext:value-type="float">
            <text:p>122,169891671</text:p>
          </table:table-cell>
          <table:table-cell table:style-name="ce11" table:formula="of:=STDEV([C9.G5:.G34])" office:value-type="float" office:value="64.8183048503905" calcext:value-type="float">
            <text:p>64,8183048504</text:p>
          </table:table-cell>
          <table:table-cell table:style-name="ce16" table:formula="of:=STDEV([C9.H5:.H34])" office:value-type="float" office:value="1758.32135493353" calcext:value-type="float">
            <text:p>1758,32135493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07.652813050297" calcext:value-type="float">
            <text:p>107,6528130503</text:p>
          </table:table-cell>
          <table:table-cell table:style-name="ce11" table:formula="of:=STDEV([C9.K5:.K34])" office:value-type="float" office:value="61.4927712787465" calcext:value-type="float">
            <text:p>61,4927712787</text:p>
          </table:table-cell>
          <table:table-cell table:style-name="ce16" table:formula="of:=STDEV([C9.L5:.L34])" office:value-type="float" office:value="2161.51931293156" calcext:value-type="float">
            <text:p>2161,51931293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153.169428255554" calcext:value-type="float">
            <text:p>153,1694282556</text:p>
          </table:table-cell>
          <table:table-cell table:style-name="ce11" table:formula="of:=STDEV([C9.O5:.O34])" office:value-type="float" office:value="62.0542587940808" calcext:value-type="float">
            <text:p>62,0542587941</text:p>
          </table:table-cell>
          <table:table-cell table:style-name="ce16" table:formula="of:=STDEV([C9.P5:.P34])" office:value-type="float" office:value="2122.08047600035" calcext:value-type="float">
            <text:p>2122,08047600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106.039135224399" calcext:value-type="float">
            <text:p>106,0391352244</text:p>
          </table:table-cell>
          <table:table-cell table:style-name="ce11" table:formula="of:=STDEV([C9.S5:.S34])" office:value-type="float" office:value="9.34744417708275" calcext:value-type="float">
            <text:p>9,3474441771</text:p>
          </table:table-cell>
          <table:table-cell table:style-name="ce16" table:formula="of:=STDEV([C9.T5:.T34])" office:value-type="float" office:value="2260.40058432004" calcext:value-type="float">
            <text:p>2260,400584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101.843902163001" calcext:value-type="float">
            <text:p>101,843902163</text:p>
          </table:table-cell>
          <table:table-cell table:style-name="ce11" table:formula="of:=STDEV([C9.W5:.W34])" office:value-type="float" office:value="70.9331561660565" calcext:value-type="float">
            <text:p>70,9331561661</text:p>
          </table:table-cell>
          <table:table-cell table:style-name="ce16" table:formula="of:=STDEV([C9.X5:.X34])" office:value-type="float" office:value="2503.46415697262" calcext:value-type="float">
            <text:p>2503,4641569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39.052642821012" calcext:value-type="float">
            <text:p>139,052642821</text:p>
          </table:table-cell>
          <table:table-cell table:style-name="ce11" table:formula="of:=STDEV([C9.AA5:.AA34])" office:value-type="float" office:value="63.2924701809717" calcext:value-type="float">
            <text:p>63,292470181</text:p>
          </table:table-cell>
          <table:table-cell table:style-name="ce16" table:formula="of:=STDEV([C9.AB5:.AB34])" office:value-type="float" office:value="1440.32768602027" calcext:value-type="float">
            <text:p>1440,32768602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133.699902052908" calcext:value-type="float">
            <text:p>133,6999020529</text:p>
          </table:table-cell>
          <table:table-cell table:style-name="ce11" table:formula="of:=STDEV([C9.AE5:.AE34])" office:value-type="float" office:value="67.6464864308323" calcext:value-type="float">
            <text:p>67,6464864308</text:p>
          </table:table-cell>
          <table:table-cell table:style-name="ce16" table:formula="of:=STDEV([C9.AF5:.AF34])" office:value-type="float" office:value="2343.91005798645" calcext:value-type="float">
            <text:p>2343,91005798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122.45788945392" calcext:value-type="float">
            <text:p>122,4578894539</text:p>
          </table:table-cell>
          <table:table-cell table:style-name="ce11" table:formula="of:=STDEV([C9.AI5:.AI34])" office:value-type="float" office:value="76.3779847320164" calcext:value-type="float">
            <text:p>76,377984732</text:p>
          </table:table-cell>
          <table:table-cell table:style-name="ce16" table:formula="of:=STDEV([C9.AJ5:.AJ34])" office:value-type="float" office:value="1756.04631198866" calcext:value-type="float">
            <text:p>1756,04631198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4.93mm" svg:y="103.13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8.19mm" svg:y="4.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8.24mm" svg:y="104.1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2" table:number-columns-repeated="2" table:default-cell-style-name="ce27"/>
        <table:table-column table:style-name="co12" table:default-cell-style-name="ce31"/>
        <table:table-row table:style-name="ro1">
          <table:table-cell table:style-name="Default" table:number-columns-repeated="7"/>
        </table:table-row>
        <table:table-row table:style-name="ro1">
          <table:table-cell table:style-name="ce24" office:value-type="string" calcext:value-type="string" table:number-columns-spanned="1" table:number-rows-spanned="2">
            <text:p>Number or UAVs</text:p>
          </table:table-cell>
          <table:table-cell table:style-name="ce22" office:value-type="string" calcext:value-type="string" table:number-columns-spanned="2" table:number-rows-spanned="1">
            <text:p>Initialization time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Number of stalls</text:p>
          </table:table-cell>
          <table:covered-table-cell table:style-name="ce29"/>
          <table:table-cell table:style-name="ce22" office:value-type="string" calcext:value-type="string" table:number-columns-spanned="2" table:number-rows-spanned="1">
            <text:p>Stall time</text:p>
          </table:table-cell>
          <table:covered-table-cell table:style-name="ce29"/>
        </table:table-row>
        <table:table-row table:style-name="ro1">
          <table:covered-table-cell/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  <table:table-cell table:style-name="ce26" office:value-type="string" calcext:value-type="string">
            <text:p>Avg</text:p>
          </table:table-cell>
          <table:table-cell table:style-name="ce30" office:value-type="string" calcext:value-type="string">
            <text:p>Std 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057.65454306667" calcext:value-type="float">
            <text:p>1057,654543</text:p>
          </table:table-cell>
          <table:table-cell table:formula="of:=[C1.E40]" office:value-type="float" office:value="84.99381952701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64.57255856667" calcext:value-type="float">
            <text:p>1064,572559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031.30594208889" calcext:value-type="float">
            <text:p>1031,305942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.0666666666666667" calcext:value-type="float">
            <text:p>0,066667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3.27785556666667" calcext:value-type="float">
            <text:p>3,277856</text:p>
          </table:table-cell>
          <table:table-cell table:formula="of:=[C3.$E$42]" office:value-type="float" office:value="0" calcext:value-type="float">
            <text:p>0,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012.81955365833" calcext:value-type="float">
            <text:p>1012,819554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25" calcext:value-type="float">
            <text:p>0,325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6.2964332" calcext:value-type="float">
            <text:p>16,296433</text:p>
          </table:table-cell>
          <table:table-cell table:formula="of:=[C4.$E$42]" office:value-type="float" office:value="13.9113813447814" calcext:value-type="float">
            <text:p>13,91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824.841540133333" calcext:value-type="float">
            <text:p>824,841540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7.18666666666667" calcext:value-type="float">
            <text:p>7,186667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191.0827005" calcext:value-type="float">
            <text:p>191,082701</text:p>
          </table:table-cell>
          <table:table-cell table:formula="of:=[C5.$E$42]" office:value-type="float" office:value="177.70453604178" calcext:value-type="float">
            <text:p>177,704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826.540070944444" calcext:value-type="float">
            <text:p>826,540071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7.72222222222222" calcext:value-type="float">
            <text:p>7,722222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200.64067815" calcext:value-type="float">
            <text:p>200,640678</text:p>
          </table:table-cell>
          <table:table-cell table:formula="of:=[C6.$E$42]" office:value-type="float" office:value="156.721106024834" calcext:value-type="float">
            <text:p>156,7211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489.610486383581" calcext:value-type="float">
            <text:p>489,610486</text:p>
          </table:table-cell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table:formula="of:=[C9.B40]" office:value-type="float" office:value="957.469609237037" calcext:value-type="float">
            <text:p>957,469609</text:p>
          </table:table-cell>
          <table:table-cell table:style-name="ce28" table:formula="of:=[C9.E40]" office:value-type="float" office:value="19.133689884785" calcext:value-type="float">
            <text:p>19,133690</text:p>
          </table:table-cell>
          <table:table-cell table:style-name="ce28" table:formula="of:=[C9.$B$41]" office:value-type="float" office:value="33.3814814814815" calcext:value-type="float">
            <text:p>33,381481</text:p>
          </table:table-cell>
          <table:table-cell table:style-name="ce28" table:formula="of:=[C9.$E$41]" office:value-type="float" office:value="7.01593177378883" calcext:value-type="float">
            <text:p>7,015932</text:p>
          </table:table-cell>
          <table:table-cell table:style-name="ce28" table:formula="of:=[C9.$B$42]" office:value-type="float" office:value="2298.42001357778" calcext:value-type="float">
            <text:p>2298,420014</text:p>
          </table:table-cell>
          <table:table-cell table:style-name="ce32" table:formula="of:=[C9.$E$42]" office:value-type="float" office:value="400.931253265492" calcext:value-type="float">
            <text:p>400,9312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5:51:12.6233632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17T16:27:37.168604756</dc:date>
    <meta:editing-duration>PT4H42M41S</meta:editing-duration>
    <meta:editing-cycles>34</meta:editing-cycles>
    <meta:document-statistic meta:table-count="10" meta:cell-count="6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27cm" svg:y="0.315cm" chart:style-name="ch2">
          <text:p>Startup video time</text:p>
        </chart:title>
        <chart:plot-area chart:style-name="ch3" table:cell-range-address="'Data Overview'.A4:'Data Overview'.B12" chart:data-source-has-labels="column" svg:x="1.669cm" svg:y="1.274cm" svg:width="14.011cm" svg:height="6.581cm">
          <chartooo:coordinate-region svg:x="2.747cm" svg:y="1.482cm" svg:width="12.829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087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057.65454306667">
                <text:p>1057.65454306667</text:p>
                <draw:g>
                  <svg:desc>'Data Overview'.B4:'Data Overview'.B12</svg:desc>
                </draw:g>
              </table:table-cell>
              <table:table-cell office:value-type="float" office:value="84.9938195270111">
                <text:p>84.9938195270111</text:p>
                <draw:g>
                  <svg:desc>'Data Overview'.C4:'Data Overview'.C12</svg:desc>
                </draw:g>
              </table:table-cell>
              <table:table-cell office:value-type="float" office:value="84.9938195270111">
                <text:p>84.99381952701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4.57255856667">
                <text:p>1064.57255856667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31.30594208889">
                <text:p>1031.30594208889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2.81955365833">
                <text:p>1012.81955365833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4.841540133333">
                <text:p>824.841540133333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6.540070944444">
                <text:p>826.540070944444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02cm" svg:y="0.315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669cm" svg:y="1.274cm" svg:width="14.011cm" svg:height="6.581cm">
          <chartooo:coordinate-region svg:x="2.333cm" svg:y="1.482cm" svg:width="13.242cm" svg:height="5.709cm"/>
          <chart:axis chart:dimension="x" chart:name="primary-x" chart:style-name="ch4" chartooo:axis-type="auto">
            <chartooo:date-scale/>
            <chart:title svg:x="5.619cm" svg:y="8.035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55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5">
                <text:p>0.32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666666666667">
                <text:p>7.18666666666667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222222222222">
                <text:p>7.72222222222222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42cm" svg:y="0.315cm" chart:style-name="ch2">
          <text:p>Stall time</text:p>
        </chart:title>
        <chart:subtitle svg:x="7.2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669cm" svg:y="2.13cm" svg:width="14.011cm" svg:height="5.725cm">
          <chartooo:coordinate-region svg:x="2.747cm" svg:y="2.338cm" svg:width="12.829cm" svg:height="4.853cm"/>
          <chart:axis chart:dimension="x" chart:name="primary-x" chart:style-name="ch5" chartooo:axis-type="auto">
            <chartooo:date-scale/>
            <chart:title svg:x="5.619cm" svg:y="8.035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27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27785556666667">
                <text:p>3.2778555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2964332">
                <text:p>16.2964332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1.0827005">
                <text:p>191.0827005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0.64067815">
                <text:p>200.64067815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